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2.357cm"/>
    </style:style>
    <style:style style:name="co11" style:family="table-column">
      <style:table-column-properties fo:break-before="auto" style:column-width="2.801cm"/>
    </style:style>
    <style:style style:name="co12" style:family="table-column">
      <style:table-column-properties fo:break-before="auto" style:column-width="2.60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3.856cm"/>
    </style:style>
    <style:style style:name="co17" style:family="table-column">
      <style:table-column-properties fo:break-before="auto" style:column-width="1.9cm"/>
    </style:style>
    <style:style style:name="co18" style:family="table-column">
      <style:table-column-properties fo:break-before="auto" style:column-width="2cm"/>
    </style:style>
    <style:style style:name="co19" style:family="table-column">
      <style:table-column-properties fo:break-before="auto" style:column-width="2.967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358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82cm"/>
    </style:style>
    <style:style style:name="co24" style:family="table-column">
      <style:table-column-properties fo:break-before="auto" style:column-width="1.66cm"/>
    </style:style>
    <style:style style:name="co25" style:family="table-column">
      <style:table-column-properties fo:break-before="auto" style:column-width="1.178cm"/>
    </style:style>
    <style:style style:name="co26" style:family="table-column">
      <style:table-column-properties fo:break-before="auto" style:column-width="1.205cm"/>
    </style:style>
    <style:style style:name="co27" style:family="table-column">
      <style:table-column-properties fo:break-before="auto" style:column-width="1.286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0.804cm"/>
    </style:style>
    <style:style style:name="co30" style:family="table-column">
      <style:table-column-properties fo:break-before="auto" style:column-width="1.686cm"/>
    </style:style>
    <style:style style:name="co31" style:family="table-column">
      <style:table-column-properties fo:break-before="auto" style:column-width="1.58cm"/>
    </style:style>
    <style:style style:name="co32" style:family="table-column">
      <style:table-column-properties fo:break-before="auto" style:column-width="1.081cm"/>
    </style:style>
    <style:style style:name="co33" style:family="table-column">
      <style:table-column-properties fo:break-before="auto" style:column-width="1.609cm"/>
    </style:style>
    <style:style style:name="co34" style:family="table-column">
      <style:table-column-properties fo:break-before="auto" style:column-width="1.358cm"/>
    </style:style>
    <style:style style:name="co35" style:family="table-column">
      <style:table-column-properties fo:break-before="auto" style:column-width="4.217cm"/>
    </style:style>
    <style:style style:name="co36" style:family="table-column">
      <style:table-column-properties fo:break-before="auto" style:column-width="1.164cm"/>
    </style:style>
    <style:style style:name="co37" style:family="table-column">
      <style:table-column-properties fo:break-before="auto" style:column-width="1.109cm"/>
    </style:style>
    <style:style style:name="co38" style:family="table-column">
      <style:table-column-properties fo:break-before="auto" style:column-width="1.332cm"/>
    </style:style>
    <style:style style:name="co39" style:family="table-column">
      <style:table-column-properties fo:break-before="auto" style:column-width="1.275cm"/>
    </style:style>
    <style:style style:name="co40" style:family="table-column">
      <style:table-column-properties fo:break-before="auto" style:column-width="2.464cm"/>
    </style:style>
    <style:style style:name="co41" style:family="table-column">
      <style:table-column-properties fo:break-before="auto" style:column-width="26.658cm"/>
    </style:style>
    <style:style style:name="co42" style:family="table-column">
      <style:table-column-properties fo:break-before="auto" style:column-width="13.541cm"/>
    </style:style>
    <style:style style:name="co43" style:family="table-column">
      <style:table-column-properties fo:break-before="auto" style:column-width="3.662cm"/>
    </style:style>
    <style:style style:name="co44" style:family="table-column">
      <style:table-column-properties fo:break-before="auto" style:column-width="4.135cm"/>
    </style:style>
    <style:style style:name="co45" style:family="table-column">
      <style:table-column-properties fo:break-before="auto" style:column-width="0.947cm"/>
    </style:style>
    <style:style style:name="co46" style:family="table-column">
      <style:table-column-properties fo:break-before="auto" style:column-width="1.446cm"/>
    </style:style>
    <style:style style:name="co47" style:family="table-column">
      <style:table-column-properties fo:break-before="auto" style:column-width="6.992cm"/>
    </style:style>
    <style:style style:name="co48" style:family="table-column">
      <style:table-column-properties fo:break-before="auto" style:column-width="1.554cm"/>
    </style:style>
    <style:style style:name="co49" style:family="table-column">
      <style:table-column-properties fo:break-before="auto" style:column-width="2.08cm"/>
    </style:style>
    <style:style style:name="co50" style:family="table-column">
      <style:table-column-properties fo:break-before="auto" style:column-width="1.954cm"/>
    </style:style>
    <style:style style:name="co51" style:family="table-column">
      <style:table-column-properties fo:break-before="auto" style:column-width="1.386cm"/>
    </style:style>
    <style:style style:name="co52" style:family="table-column">
      <style:table-column-properties fo:break-before="auto" style:column-width="1.312cm"/>
    </style:style>
    <style:style style:name="co53" style:family="table-column">
      <style:table-column-properties fo:break-before="auto" style:column-width="1.928cm"/>
    </style:style>
    <style:style style:name="co54" style:family="table-column">
      <style:table-column-properties fo:break-before="auto" style:column-width="1.365cm"/>
    </style:style>
    <style:style style:name="co55" style:family="table-column">
      <style:table-column-properties fo:break-before="auto" style:column-width="0.97cm"/>
    </style:style>
    <style:style style:name="co56" style:family="table-column">
      <style:table-column-properties fo:break-before="auto" style:column-width="3.773cm"/>
    </style:style>
    <style:style style:name="co57" style:family="table-column">
      <style:table-column-properties fo:break-before="auto" style:column-width="1.499cm"/>
    </style:style>
    <style:style style:name="co58" style:family="table-column">
      <style:table-column-properties fo:break-before="auto" style:column-width="1.914cm"/>
    </style:style>
    <style:style style:name="co59" style:family="table-column">
      <style:table-column-properties fo:break-before="auto" style:column-width="1.831cm"/>
    </style:style>
    <style:style style:name="co60" style:family="table-column">
      <style:table-column-properties fo:break-before="auto" style:column-width="1.713cm"/>
    </style:style>
    <style:style style:name="co61" style:family="table-column">
      <style:table-column-properties fo:break-before="auto" style:column-width="2.025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342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71cm" fo:break-before="auto" style:use-optimal-row-height="true"/>
    </style:style>
    <style:style style:name="ro10" style:family="table-row">
      <style:table-row-properties style:row-height="0.289cm" fo:break-before="auto" style:use-optimal-row-height="false"/>
    </style:style>
    <style:style style:name="ro11" style:family="table-row">
      <style:table-row-properties style:row-height="0.684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1.236cm" fo:break-before="auto" style:use-optimal-row-height="true"/>
    </style:style>
    <style:style style:name="ro15" style:family="table-row">
      <style:table-row-properties style:row-height="1.526cm" fo:break-before="auto" style:use-optimal-row-height="false"/>
    </style:style>
    <style:style style:name="ro16" style:family="table-row">
      <style:table-row-properties style:row-height="2.027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2.817cm" fo:break-before="auto" style:use-optimal-row-height="true"/>
    </style:style>
    <style:style style:name="ro19" style:family="table-row">
      <style:table-row-properties style:row-height="0.788cm" fo:break-before="auto" style:use-optimal-row-height="true"/>
    </style:style>
    <style:style style:name="ro20" style:family="table-row">
      <style:table-row-properties style:row-height="0.316cm" fo:break-before="auto" style:use-optimal-row-height="false"/>
    </style:style>
    <style:style style:name="ro21" style:family="table-row">
      <style:table-row-properties style:row-height="1.632cm" fo:break-before="auto" style:use-optimal-row-height="true"/>
    </style:style>
    <style:style style:name="ro22" style:family="table-row">
      <style:table-row-properties style:row-height="1.157cm" fo:break-before="auto" style:use-optimal-row-height="true"/>
    </style:style>
    <style:style style:name="ro23" style:family="table-row">
      <style:table-row-properties style:row-height="1.526cm" fo:break-before="auto" style:use-optimal-row-height="true"/>
    </style:style>
    <style:style style:name="ro24" style:family="table-row">
      <style:table-row-properties style:row-height="1.894cm" fo:break-before="auto" style:use-optimal-row-height="true"/>
    </style:style>
    <style:style style:name="ro25" style:family="table-row">
      <style:table-row-properties style:row-height="1cm" fo:break-before="auto" style:use-optimal-row-height="true"/>
    </style:style>
    <style:style style:name="ro26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66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7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5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8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181" style:family="table-cell" style:parent-style-name="Default" style:data-style-name="N16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96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7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39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4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249" style:family="table-cell" style:parent-style-name="Default" style:data-style-name="N168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70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520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2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2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537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41" style:family="table-cell" style:parent-style-name="Default">
      <style:table-cell-properties style:vertical-align="middle"/>
      <style:text-properties style:font-name="Arial" fo:font-size="9pt"/>
    </style:style>
    <style:style style:name="ce5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50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6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9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6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7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54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0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9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9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71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720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723" style:family="table-cell" style:parent-style-name="Default" style:data-style-name="N18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2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size="9pt" fo:font-weight="bold"/>
    </style:style>
    <style:style style:name="ce443" style:family="table-cell" style:parent-style-name="Default">
      <style:table-cell-properties fo:border-bottom="0.99pt solid #000000" fo:background-color="#b3b3b3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font-size="11pt" fo:font-weight="bold"/>
    </style:style>
    <style:style style:name="ce444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</style:style>
    <style:style style:name="ce44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1" fo:font-size="9pt" fo:font-weight="bold"/>
    </style:style>
    <style:style style:name="ce760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/>
      <style:text-properties fo:color="#999999" fo:font-size="9pt" fo:font-weight="bold"/>
    </style:style>
    <style:style style:name="ce44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999999" fo:font-size="9pt" fo:font-weight="bold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50" style:family="table-cell" style:parent-style-name="Default">
      <style:table-cell-properties fo:border-bottom="none" fo:border-left="2.49pt solid #000000" fo:border-right="2.49pt solid #000000" fo:border-top="none"/>
    </style:style>
    <style:style style:name="ce78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83" style:family="table-cell" style:parent-style-name="Default">
      <style:table-cell-properties fo:background-color="#e6e6e6" fo:border="0.06pt solid #000000"/>
    </style:style>
    <style:style style:name="ce78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size="10.5pt" style:font-size-asian="10.5pt" style:font-size-complex="10.5pt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4c4c4c" fo:font-weight="bold" style:font-weight-asian="bold" style:font-weight-complex="bold"/>
    </style:style>
    <style:style style:name="ce79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57" style:family="table-cell" style:parent-style-name="Default">
      <style:table-cell-properties fo:border="0.06pt solid #000000"/>
      <style:text-properties fo:font-size="9pt"/>
    </style:style>
    <style:style style:name="ce809" style:family="table-cell" style:parent-style-name="Default">
      <style:table-cell-properties fo:border="0.06pt solid #000000"/>
      <style:text-properties fo:color="#999999" fo:font-size="9pt"/>
    </style:style>
    <style:style style:name="ce474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fo:color="#999999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477" style:family="table-cell" style:parent-style-name="Default">
      <style:table-cell-properties fo:border="0.06pt solid #000000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="0.06pt solid #000000"/>
      <style:text-properties fo:color="#999999"/>
    </style:style>
    <style:style style:name="ce4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8]" style:apply-style-name="Warning_5f_foktúllépés" style:base-cell-address="Mágia_Pszi.C16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Mágia_Pszi.D3"/>
    </style:style>
    <style:style style:name="ce483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  <style:map style:condition="cell-content()&gt;[$Mágia_Pszi.$D$8]" style:apply-style-name="Warning_5f_HM" style:base-cell-address="Mágia_Pszi.D7"/>
    </style:style>
    <style:style style:name="ce484" style:family="table-cell" style:parent-style-name="Default" style:data-style-name="N194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bold"/>
    </style:style>
    <style:style style:name="ce485" style:family="table-cell" style:parent-style-name="Default" style:data-style-name="N154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bold"/>
    </style:style>
    <style:style style:name="ce4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/>
    </style:style>
    <style:style style:name="ce57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87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576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877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fo:color="#999999"/>
    </style:style>
    <style:style style:name="ce578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fo:color="#999999"/>
    </style:style>
    <style:style style:name="ce1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57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5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Arial1" fo:font-weight="bold" style:font-weight-asian="bold" style:font-weight-complex="bold"/>
    </style:style>
    <style:style style:name="ce58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Mágia_Pszi.F13"/>
      <style:map style:condition="cell-content()&lt;0" style:apply-style-name="Warning_5f_negativ" style:base-cell-address="Mágia_Pszi.F13"/>
    </style:style>
    <style:style style:name="ce5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Mágia_Pszi.F21"/>
      <style:map style:condition="cell-content()&lt;0" style:apply-style-name="Warning_5f_negativ" style:base-cell-address="Mágia_Pszi.F21"/>
    </style:style>
    <style:style style:name="ce5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Mágia_Pszi.F22"/>
      <style:map style:condition="cell-content()&lt;0" style:apply-style-name="Warning_5f_negativ" style:base-cell-address="Mágia_Pszi.F22"/>
    </style:style>
    <style:style style:name="ce5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Mágia_Pszi.F23"/>
      <style:map style:condition="cell-content()&lt;0" style:apply-style-name="Warning_5f_negativ" style:base-cell-address="Mágia_Pszi.F23"/>
    </style:style>
    <style:style style:name="ce5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Mágia_Pszi.F24"/>
      <style:map style:condition="cell-content()&lt;0" style:apply-style-name="Warning_5f_negativ" style:base-cell-address="Mágia_Pszi.F24"/>
    </style:style>
    <style:style style:name="ce5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Mágia_Pszi.F25"/>
      <style:map style:condition="cell-content()&lt;0" style:apply-style-name="Warning_5f_negativ" style:base-cell-address="Mágia_Pszi.F25"/>
    </style:style>
    <style:style style:name="ce59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6]&gt;[.$D$26])" style:apply-style-name="Warning_5f_Fortély" style:base-cell-address="Mágia_Pszi.F26"/>
      <style:map style:condition="cell-content()&lt;0" style:apply-style-name="Warning_5f_negativ" style:base-cell-address="Mágia_Pszi.F26"/>
    </style:style>
    <style:style style:name="ce59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7]&gt;[.$D$27])" style:apply-style-name="Warning_5f_Fortély" style:base-cell-address="Mágia_Pszi.F27"/>
      <style:map style:condition="cell-content()&lt;0" style:apply-style-name="Warning_5f_negativ" style:base-cell-address="Mágia_Pszi.F27"/>
    </style:style>
    <style:style style:name="ce5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999999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999999"/>
    </style:style>
    <style:style style:name="ce5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4c4c4c" fo:font-weight="bold" style:font-weight-asian="bold" style:font-weight-complex="bold"/>
    </style:style>
    <style:style style:name="ce59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897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8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59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 fo:margin-left="0cm"/>
    </style:style>
    <style:style style:name="ce900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60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902" style:family="table-cell" style:parent-style-name="Default">
      <style:text-properties fo:font-size="9pt" style:font-size-asian="9pt" style:font-size-complex="9pt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Mágia_Pszi.D3"/>
    </style:style>
    <style:style style:name="ce604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605" style:family="table-cell" style:parent-style-name="Default">
      <style:table-cell-properties fo:border="none"/>
    </style:style>
    <style:style style:name="ce606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607" style:family="table-cell" style:parent-style-name="Default" style:data-style-name="N18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bold"/>
    </style:style>
    <style:style style:name="ce6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1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61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61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6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61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61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6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61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6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619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62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Mágia_Pszi.M13"/>
    </style:style>
    <style:style style:name="ce62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1]&gt;[.$K$31])" style:apply-style-name="Warning_5f_Fortély" style:base-cell-address="Mágia_Pszi.M31"/>
      <style:map style:condition="cell-content()&lt;0" style:apply-style-name="Warning_5f_negativ" style:base-cell-address="Mágia_Pszi.M31"/>
    </style:style>
    <style:style style:name="ce62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2]&gt;[.$K$32])" style:apply-style-name="Warning_5f_Fortély" style:base-cell-address="Mágia_Pszi.M32"/>
      <style:map style:condition="cell-content()&lt;0" style:apply-style-name="Warning_5f_negativ" style:base-cell-address="Mágia_Pszi.M32"/>
    </style:style>
    <style:style style:name="ce62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3]&gt;[.$K$33])" style:apply-style-name="Warning_5f_Fortély" style:base-cell-address="Mágia_Pszi.M33"/>
      <style:map style:condition="cell-content()&lt;0" style:apply-style-name="Warning_5f_negativ" style:base-cell-address="Mágia_Pszi.M33"/>
    </style:style>
    <style:style style:name="ce62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4]&gt;[.$K$34])" style:apply-style-name="Warning_5f_Fortély" style:base-cell-address="Mágia_Pszi.M34"/>
      <style:map style:condition="cell-content()&lt;0" style:apply-style-name="Warning_5f_negativ" style:base-cell-address="Mágia_Pszi.M34"/>
    </style:style>
    <style:style style:name="ce62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5]&gt;[.$K$35])" style:apply-style-name="Warning_5f_Fortély" style:base-cell-address="Mágia_Pszi.M35"/>
      <style:map style:condition="cell-content()&lt;0" style:apply-style-name="Warning_5f_negativ" style:base-cell-address="Mágia_Pszi.M35"/>
    </style:style>
    <style:style style:name="ce62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8]&gt;[.$K$38])" style:apply-style-name="Warning_5f_Fortély" style:base-cell-address="Mágia_Pszi.M36"/>
      <style:map style:condition="cell-content()&lt;0" style:apply-style-name="Warning_5f_negativ" style:base-cell-address="Mágia_Pszi.M36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9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934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68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75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7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7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ext-properties style:font-name="DejaVu Serif" fo:font-size="9pt" fo:font-style="normal"/>
    </style:style>
    <style:style style:name="ce1079" style:family="table-cell" style:parent-style-name="Default">
      <style:text-properties style:font-name="DejaVu Serif" fo:font-size="9pt"/>
    </style:style>
    <style:style style:name="ce1080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1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2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83" style:family="table-cell" style:parent-style-name="Default">
      <style:table-cell-properties fo:wrap-option="wrap"/>
      <style:text-properties style:font-name="DejaVu Serif" fo:font-size="9pt" fo:font-style="normal"/>
    </style:style>
    <style:style style:name="ce1084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5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6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7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8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9" style:family="table-cell" style:parent-style-name="Default">
      <style:text-properties style:font-name="DejaVu Serif" fo:font-size="9pt" fo:font-style="normal" fo:font-weight="bold"/>
    </style:style>
    <style:style style:name="ce1090" style:family="table-cell" style:parent-style-name="Default" style:data-style-name="N100">
      <style:text-properties fo:color="#ff0000" fo:font-weight="bold"/>
    </style:style>
    <style:style style:name="ce1091" style:family="table-cell" style:parent-style-name="Default" style:data-style-name="N100">
      <style:text-properties fo:font-weight="bold"/>
    </style:style>
    <style:style style:name="ce1092" style:family="table-cell" style:parent-style-name="Default" style:data-style-name="N100">
      <style:text-properties fo:font-weight="normal" style:font-weight-asian="normal" style:font-weight-complex="normal"/>
    </style:style>
    <style:style style:name="ce10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9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96" style:family="table-cell" style:parent-style-name="Default" style:data-style-name="N100">
      <style:text-properties fo:font-weight="normal"/>
    </style:style>
    <style:style style:name="ce1097" style:family="table-cell" style:parent-style-name="Default">
      <style:text-properties fo:font-weight="normal"/>
    </style:style>
    <style:style style:name="ce1098" style:family="table-cell" style:parent-style-name="Default">
      <style:text-properties fo:font-weight="normal" style:font-weight-asian="normal" style:font-weight-complex="normal"/>
    </style:style>
    <style:style style:name="ce1099" style:family="table-cell" style:parent-style-name="Default">
      <style:text-properties style:use-window-font-color="true" fo:font-weight="normal" style:font-weight-asian="normal" style:font-weight-complex="normal"/>
    </style:style>
    <style:style style:name="ce1100" style:family="table-cell" style:parent-style-name="Default">
      <style:text-properties fo:font-weight="bold"/>
    </style:style>
    <style:style style:name="ce1101" style:family="table-cell" style:parent-style-name="Default">
      <style:text-properties fo:color="#ff0000" fo:font-weight="normal"/>
    </style:style>
    <style:style style:name="ce110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0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0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2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3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5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74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7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18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18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8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9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58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04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0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20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2">
      <style:table-cell-properties style:text-align-source="fix" style:repeat-content="false" fo:border="0.06pt solid #000000"/>
      <style:paragraph-properties fo:text-align="center" fo:margin-left="0cm"/>
    </style:style>
    <style:style style:name="ce12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58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219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1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2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54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19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86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5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93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54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9" style:family="table-cell" style:parent-style-name="Default" style:data-style-name="N188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40" style:family="table-cell" style:parent-style-name="Default" style:data-style-name="N192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1" style:family="table-cell" style:parent-style-name="Default" style:data-style-name="N194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42" style:family="table-cell" style:parent-style-name="Default" style:data-style-name="N217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850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italic" fo:font-weight="bold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5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85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266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85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274" style:family="table-cell" style:parent-style-name="Default">
      <style:table-cell-properties fo:wrap-option="wrap"/>
    </style:style>
    <style:style style:name="ce127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marker-start="Nyílhegyek_20_1" draw:marker-start-width="0.2cm" draw:marker-start-center="false" draw:fill="solid" draw:fill-color="#ffffc0" draw:auto-grow-height="false" draw:auto-grow-width="false" fo:min-height="1.847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fo:color="#dc2300" style:font-size-asian="10pt" style:font-size-complex="10pt"/>
    </style:style>
    <style:style style:name="T9" style:family="text">
      <style:text-properties style:font-size-asian="10pt" style:font-size-complex="10pt"/>
    </style:style>
    <style:style style:name="T1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color="#000000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ff0000" fo:font-weight="bold" style:font-weight-asian="bold" style:font-weight-complex="bold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5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8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9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1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 text:c="2"/>(KP alap 1. szinten)</text:p>
            <text:p><text:s text:c="18"/>+ Tapasztalati szint <text:s text:c="2"/>x (70 + Intelligencia) <text:s text:c="2"/></text:p>
            <text:p><text:s text:c="18"/>+ Tapasztalati szint <text:s text:c="2"/>x (15 + Emlékezet) </text:p>
            <text:p><text:s text:c="18"/>(ez utóbbi csak NEM-harci vagy -misztikus jellegű</text:p>
            <text:p><text:s text:c="2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/2 lefele kerekítve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 text:c="2"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Mágia_Pszi.A39">
          <table:help-message table:title="Fegyver" table:display="tru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73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Mágia_Pszi.A33">
          <table:help-message table:title="Fegyver" table:display="fals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8"/>(MGT: 5)</text:p>
            <text:p>(Felszereléshez beírandó: torzó + lábak teljesen befedve)</text:p>
            <text:p/>
            <text:p>Befedettség:</text:p>
            <text:p>+ Torzó <text:s text:c="2"/>(50%-os védelem) (alap MGT (struktúrafüggő))</text:p>
            <text:p>+ Kezek</text:p>
            <text:p><text:s text:c="2"/>- Csak felkarok befedve +10% (+1 MGT)</text:p>
            <text:p><text:s text:c="2"/>- Karok teljesen befedve <text:s text:c="6"/>+20% (+2 MGT)</text:p>
            <text:p>+ Lábak</text:p>
            <text:p><text:s text:c="2"/>- Csak comb befedve <text:s text:c="8"/>+10% (+1 MGT)</text:p>
            <text:p><text:s text:c="2"/>- Láb teljesen befedve <text:s text:c="10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 text:c="2"/>Átütés (ha van)</text:p>
            <text:p/>
            <text:p>Például a Tőr: <text:s text:c="2"/>+1 S/V <text:s text:c="4"/></text:p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2"/>+1 S/V <text:s text:c="4"/></text:p>
            <text:p/>
            <text:p>azaz sebzése +1(+k20) <text:s text:c="2"/>és elsődleges sebzési típusa Szúró,</text:p>
            <text:p>másodlagos Vágó.</text:p>
          </table:help-message>
        </table:content-validation>
        <table:content-validation table:name="val108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2"/>+1 S/V <text:s text:c="4"/></text:p>
            <text:p/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 text:c="2"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 text:c="2"/>??</text:p>
          </table:help-message>
        </table:content-validation>
        <table:content-validation table:name="val111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Mágia_Pszi.G54">
          <table:help-message table:title="Ne módosítsd!" table:display="true">
            <text:p>Számított érték. Alapesetben: -10</text:p>
            <text:p/>
            <text:p>Csökkenti:</text:p>
            <text:p><text:s text:c="2"/>- Fájdalomtűrés szintje (1:1)</text:p>
            <text:p><text:s text:c="2"/>- Önuralom tulajdonság (1:1) (ha negatív, akkor növeli!)</text:p>
            <text:p><text:s text:c="2"/>- Harcos elme fortély (fokonként 1-el)</text:p>
          </table:help-message>
        </table:content-validation>
        <table:content-validation table:name="val113" table:base-cell-address="Mágia_Pszi.H43">
          <table:help-message table:title="SFÉ" table:display="true">
            <text:p>Páncélod Sebzésfelfogó Értéke.</text:p>
            <text:p>3 értéke van a 3 támadási típus szerint:</text:p>
            <text:p><text:s text:c="2"/>- Szúró (SZ)</text:p>
            <text:p><text:s text:c="2"/>- Vágó (V)</text:p>
            <text:p><text:s text:c="2"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4"/>MGT: ?</text:p>
            <text:p>- Bőr: 2 / <text:s text:c="2"/>4 / <text:s text:c="2"/>2 <text:s text:c="4"/>MGT: ?</text:p>
            <text:p>- Keményített bőr: 3 / 5 / 3 <text:s text:c="2"/>MGT: ?</text:p>
            <text:p>- Brigantin: ? / ? / ? <text:s text:c="2"/>MGT: ?</text:p>
            <text:p>- Lánc: 10 / 7 / 3 <text:s text:c="4"/>MGT: 2??</text:p>
            <text:p>- Sodrony: 12 / 9 / 4 <text:s text:c="2"/>MGT: 3??</text:p>
            <text:p>- Pikkelypáncél: 12 / 13 / 6 <text:s text:c="2"/>MGT: ?</text:p>
            <text:p>- Lemezpáncél: <text:s text:c="2"/>14 / 16 / 11 <text:s text:c="2"/>MGT: ?</text:p>
          </table:help-message>
        </table:content-validation>
        <table:content-validation table:name="val114" table:base-cell-address="Mágia_Pszi.H54">
          <table:help-message table:title="Ne módosítsd!" table:display="true">
            <text:p>Számított érték. Alapesetben: -2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  <text:p><text:s text:c="2"/>- Harcos elme fortély (fokonként 1-el)</text:p>
          </table:help-message>
        </table:content-validation>
        <table:content-validation table:name="val115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7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8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9" table:base-cell-address="Mágia_Pszi.I54">
          <table:help-message table:title="Ne módosítsd!" table:display="true">
            <text:p>Számított érték. Alapesetben: -3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  <text:p><text:s text:c="2"/>- Harcos elme fortély (fokonként 1-el)</text:p>
          </table:help-message>
        </table:content-validation>
        <table:content-validation table:name="val120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 text:c="2"/></text:p>
            <text:p>- Slan</text:p>
            <text:p>- Elf</text:p>
          </table:help-message>
        </table:content-validation>
        <table:content-validation table:name="val121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22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23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24" table:base-cell-address="Mágia_Pszi.A34">
          <table:help-message table:title="Ízlelés/Szaglás/Tapintás" table:display="true">
            <text:p>Értékük alapból megegyezik az Edzettség tulajdonsággal.</text:p>
            <text:p>Értékük csak együtt változtatható, kezelésük egységes.</text:p>
            <text:p>Ez egyesekben érthetően visszás érzéseket kelt, de külön-külön alacsony </text:p>
            <text:p>KP igénnyel rendelkeznének és így abnormálisan könnyen lehetne +5-ös </text:p>
            <text:p>értéket elérni velük.</text:p>
          </table:help-message>
        </table:content-validation>
        <table:content-validation table:name="val125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6" table:condition="of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 (1. és 2. foknál): (Tapasztalati Szint) x 4</text:p>
            <text:p>Max (3. és 4. foknál): (Tapasztalati Szint) x 5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7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8" table:base-cell-address="Mágia_Pszi.D34">
          <table:help-message table:title="Érzékek növelése" table:display="true">
            <text:p>Az érzékeket kizárólag első szinten lehet növelni KP-ból!</text:p>
            <text:p>Emberi maximum: +5-ös érték! </text:p>
            <text:p>E fölé nem emelhető egyik érzék és tulajdonság sem.</text:p>
          </table:help-message>
        </table:content-validation>
        <table:content-validation table:name="val129" table:base-cell-address="Tartalék.E13">
          <table:help-message table:title="Pszí foka" table:display="true">
            <text:p>1.fok</text:p>
            <text:p><text:s text:c="2"/>- Szintenként 4Ψp vehető fel</text:p>
            <text:p><text:s text:c="2"/>- Passzív: az alkalmazó csak magára képes a diszciplínákat alkalmazni</text:p>
            <text:p><text:s text:c="2"/>- Követelmény: Intelligencia: 0, Önuralom: +1</text:p>
            <text:p><text:s text:c="2"/>- Pszí pontok visszatérése meditációban: 1 óra alatt</text:p>
            <text:p>2.fok</text:p>
            <text:p><text:s text:c="2"/>- Szintenként 4Ψp vehető fel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0, Összpontosítás: 3. szint,</text:p>
            <text:p><text:s text:c="6"/>és legalább egy pszí-iskola 3.szinten</text:p>
            <text:p><text:s text:c="2"/>- Pszí pontok visszatérése meditációban: 30 perc alatt</text:p>
            <text:p>3.fok</text:p>
            <text:p><text:s text:c="2"/>- Szintenként 5Ψp vehető fel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Szintenként 5Ψp vehető fel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  <text:p><text:s text:c="2"/>- Pszí pontok visszatérése meditációban: 1 perc alatt</text:p>
          </table:help-message>
        </table:content-validation>
        <table:content-validation table:name="val130" table:condition="of:cell-content-is-whole-number() and cell-content-is-between(0,4)" table:allow-empty-cell="false" table:base-cell-address="Mágia_Pszi.E13">
          <table:help-message table:title="Pszí foka" table:display="true">
            <text:p>1.fok</text:p>
            <text:p><text:s text:c="2"/>- Szintenként 4Ψp vehető fel</text:p>
            <text:p><text:s text:c="2"/>- Passzív: az alkalmazó csak magára képes a diszciplínákat alkalmazni</text:p>
            <text:p><text:s text:c="2"/>- Követelmény: Intelligencia: 0, Önuralom: 0 (vagy +1??)</text:p>
            <text:p><text:s text:c="2"/>- Pszí pontok visszatérése meditációban: 1 óra alatt</text:p>
            <text:p>2.fok</text:p>
            <text:p><text:s text:c="2"/>- Szintenként 4Ψp vehető fel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+1, Összpontosítás: 3. szint,</text:p>
            <text:p><text:s text:c="6"/>és legalább egy pszí-iskola 3.szinten</text:p>
            <text:p><text:s text:c="2"/>- Pszí pontok visszatérése meditációban: 30 perc alatt</text:p>
            <text:p>3.fok</text:p>
            <text:p><text:s text:c="2"/>- Szintenként 5Ψp vehető fel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Szintenként 5Ψp vehető fel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  <text:p><text:s text:c="2"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1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32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33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34" table:base-cell-address="Tartalék.H13">
          <table:help-message table:title="Tradíció neve" table:display="true">
            <text:p>Lehet</text:p>
            <text:p>a. Mágia tradíció</text:p>
            <text:p><text:s text:c="4"/>- Magasmágia, Vulgármágia, Tűzmágia, Sámánmágia,</text:p>
            <text:p>b. Papi mágia</text:p>
            <text:p><text:s text:c="4"/>- Pl. Arel misztériuma</text:p>
            <text:p>c. "Belső út" (Slan)</text:p>
          </table:help-message>
        </table:content-validation>
        <table:content-validation table:name="val135" table:base-cell-address="Tartalék.H15">
          <table:help-message table:title="Céltradíció neve" table:display="true">
            <text:p>Cél-mágia tradíció esetén például: </text:p>
            <text:p><text:s text:c="2"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8"/>Ezek általában korlátozott szeráfi tradíciók (csak egy vehető fel)</text:p>
            <text:p><text:s text:c="10"/>- pl. Quars (toroni Ikrek fejvadász szektájának titkos árnymágiája)</text:p>
            <text:p/>
            <text:p>b. "Slan-light"</text:p>
          </table:help-message>
        </table:content-validation>
        <table:content-validation table:name="val136" table:condition="of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37" table:condition="of:cell-content-is-whole-number() and cell-content()=0" table:allow-empty-cell="true" table:base-cell-address="Tartalék.K12"/>
        <table:content-validation table:name="val138" table:condition="of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9" table:condition="of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40" table:condition="of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 text:c="2"/>(25KP)</text:p>
            <text:p><text:s text:c="4"/>- pl. Quars, vagy korlátozott szeráfi tradíciók</text:p>
            <text:p>2: ha Mágia tradíciót tanultál (50 KP)</text:p>
            <text:p><text:s text:c="4"/>- Magasmágia, Vulgármágia, Tűzmágia, Sámánmágia,</text:p>
            <text:p><text:s text:c="8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41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42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43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701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<text:s/>Pudvás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88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2])&gt;[KP_tablazat.B21];15;[.$D$8]+[$KP_tablazat.$K$12])" office:value-type="float" office:value="6" calcext:value-type="float" table:number-columns-spanned="2" table:number-rows-spanned="1">
            <text:p>6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6" table:formula="of:=[.$E$11]-([.$K$11]+[.$D$53]+[Harcértékek.E10]+[Mágia_Pszi.D3]+[Mágia_Pszi.F36])" office:value-type="float" office:value="23" calcext:value-type="float">
            <text:p>23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66"/>
          <table:table-cell table:style-name="ce186" table:content-validation-name="val1" table:formula="of:=[$KP_tablazat.$K$7]+([.$D$8]*([.C22]+[.C23]+[$KP_tablazat.$K8]+[KP_tablazat.K9]))" office:value-type="float" office:value="414" calcext:value-type="float">
            <text:p>414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221" calcext:value-type="float">
            <text:p>22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Harci+misztikus értékekre költve KP</text:p>
          </table:table-cell>
          <table:covered-table-cell table:number-columns-repeated="3" table:style-name="ce10"/>
          <table:table-cell table:style-name="ce187" table:content-validation-name="val2" table:formula="of:=SUM([.K16:.K23])+SUM([.E32:.E42])+SUM([.E49:.E51])+[.K34]+[Harcértékek.E10]+[Mágia_Pszi.D3]" office:value-type="float" office:value="309" calcext:value-type="float">
            <text:p>309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elméleti limit H&amp;M értékekre</text:p>
          </table:table-cell>
          <table:covered-table-cell table:number-columns-repeated="3" table:style-name="ce10" table:content-validation-name="val11"/>
          <table:table-cell table:style-name="ce188" table:content-validation-name="val3" table:formula="of:=([$KP_tablazat.$K$7]+([.$D$8]*([.C22]+[$KP_tablazat.$K8])))" office:value-type="float" office:value="357" calcext:value-type="float">
            <text:p>357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ak!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6"/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52" table:content-validation-name="val56" office:value-type="float" office:value="6" calcext:value-type="float">
            <text:p>6</text:p>
          </table:table-cell>
          <table:table-cell table:style-name="ce452" table:content-validation-name="val57"/>
          <table:table-cell table:style-name="ce251" table:content-validation-name="val46" table:formula="of:=[.H16]+[.I16]" office:value-type="float" office:value="6" calcext:value-type="float">
            <text:p>6</text:p>
          </table:table-cell>
          <table:table-cell table:style-name="ce271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46" calcext:value-type="float">
            <text:p>46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52" table:content-validation-name="val56" office:value-type="float" office:value="6" calcext:value-type="float">
            <text:p>6</text:p>
          </table:table-cell>
          <table:table-cell table:style-name="ce452" table:content-validation-name="val57"/>
          <table:table-cell table:style-name="ce252" table:content-validation-name="val46" table:formula="of:=[.H17]+[.I17]" office:value-type="float" office:value="6" calcext:value-type="float">
            <text:p>6</text:p>
          </table:table-cell>
          <table:table-cell table:style-name="ce271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46" calcext:value-type="float">
            <text:p>46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3"/>
          <table:table-cell table:style-name="ce192" table:content-validation-name="val47" table:formula="of:=VLOOKUP([.C18];tulajdonsagok;2)" office:value-type="float" office:value="15" calcext:value-type="float">
            <text:p>1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52" table:content-validation-name="val56"/>
          <table:table-cell table:style-name="ce452" table:content-validation-name="val57"/>
          <table:table-cell table:style-name="ce253" table:content-validation-name="val46" table:formula="of:=[.H18]+[.I18]" office:value-type="float" office:value="0" calcext:value-type="float">
            <text:p>0</text:p>
          </table:table-cell>
          <table:table-cell table:style-name="ce271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19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52" table:content-validation-name="val56" office:value-type="float" office:value="6" calcext:value-type="float">
            <text:p>6</text:p>
          </table:table-cell>
          <table:table-cell table:style-name="ce452" table:content-validation-name="val57"/>
          <table:table-cell table:style-name="ce254" table:content-validation-name="val46" table:formula="of:=[.H19]+[.I19]" office:value-type="float" office:value="6" calcext:value-type="float">
            <text:p>6</text:p>
          </table:table-cell>
          <table:table-cell table:style-name="ce271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46" calcext:value-type="float">
            <text:p>46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20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52" table:content-validation-name="val57" table:number-columns-repeated="2"/>
          <table:table-cell table:style-name="ce255" table:content-validation-name="val46" table:formula="of:=[.H20]+[.I20]" office:value-type="float" office:value="0" calcext:value-type="float">
            <text:p>0</text:p>
          </table:table-cell>
          <table:table-cell table:style-name="ce271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21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52" table:content-validation-name="val57" table:number-columns-repeated="2"/>
          <table:table-cell table:style-name="ce256" table:content-validation-name="val46" table:formula="of:=[.H21]+[.I21]" office:value-type="float" office:value="0" calcext:value-type="float">
            <text:p>0</text:p>
          </table:table-cell>
          <table:table-cell table:style-name="ce271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-1" calcext:value-type="float" table:number-columns-spanned="2" table:number-rows-spanned="1">
            <text:p>-1</text:p>
          </table:table-cell>
          <table:covered-table-cell table:style-name="ce175" table:content-validation-name="val33"/>
          <table:table-cell table:style-name="ce192" table:content-validation-name="val47" table:formula="of:=VLOOKUP([.C22];tulajdonsagok;2)" office:value-type="float" office:value="4" calcext:value-type="float">
            <text:p>4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52" table:content-validation-name="val57" table:number-columns-repeated="2"/>
          <table:table-cell table:style-name="ce257" table:content-validation-name="val46" table:formula="of:=[.H22]+[.I22]" office:value-type="float" office:value="0" calcext:value-type="float">
            <text:p>0</text:p>
          </table:table-cell>
          <table:table-cell table:style-name="ce271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-1" calcext:value-type="float" table:number-columns-spanned="2" table:number-rows-spanned="1">
            <text:p>-1</text:p>
          </table:table-cell>
          <table:covered-table-cell table:style-name="ce175" table:content-validation-name="val33"/>
          <table:table-cell table:style-name="ce192" table:content-validation-name="val47" table:formula="of:=VLOOKUP([.C23];tulajdonsagok;2)" office:value-type="float" office:value="4" calcext:value-type="float">
            <text:p>4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52" table:content-validation-name="val57" table:number-columns-repeated="2"/>
          <table:table-cell table:style-name="ce258" table:content-validation-name="val46" table:formula="of:=[.H23]+[.I23]" office:value-type="float" office:value="0" calcext:value-type="float">
            <text:p>0</text:p>
          </table:table-cell>
          <table:table-cell table:style-name="ce271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24];tulajdonsagok;2)" office:value-type="float" office:value="8" calcext:value-type="float">
            <text:p>8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ce701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Fogékonyság</text:p>
          </table:table-cell>
          <table:covered-table-cell table:style-name="ce146"/>
          <table:table-cell table:style-name="ce59" table:content-validation-name="val20" office:value-type="float" office:value="-2" calcext:value-type="float" table:number-columns-spanned="2" table:number-rows-spanned="1">
            <text:p>-2</text:p>
          </table:table-cell>
          <table:covered-table-cell table:style-name="ce175" table:content-validation-name="val33"/>
          <table:table-cell table:style-name="ce192" table:content-validation-name="val47" table:formula="of:=VLOOKUP([.C25];tulajdonsagok;2)" office:value-type="float" office:value="3" calcext:value-type="float">
            <text:p>3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6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163" table:content-validation-name="val22" table:formula="of:=64+(ROUNDDOWN(([.D8]/4);0)*2)" office:value-type="float" office:value="64" calcext:value-type="float" table:number-columns-spanned="2" table:number-rows-spanned="1">
            <text:p>64</text:p>
          </table:table-cell>
          <table:covered-table-cell table:style-name="ce146" table:content-validation-name="val22"/>
          <table:table-cell table:style-name="ce96"/>
          <table:table-cell/>
          <table:table-cell table:style-name="ce228" office:value-type="string" calcext:value-type="string">
            <text:p>Akrobatika</text:p>
          </table:table-cell>
          <table:table-cell table:style-name="ce452" table:content-validation-name="val57" office:value-type="float" office:value="3" calcext:value-type="float">
            <text:p>3</text:p>
          </table:table-cell>
          <table:table-cell table:style-name="ce452" table:content-validation-name="val57"/>
          <table:table-cell table:style-name="ce259" table:content-validation-name="val46" table:formula="of:=[.H27]+[.I27]" office:value-type="float" office:value="3" calcext:value-type="float">
            <text:p>3</text:p>
          </table:table-cell>
          <table:table-cell table:style-name="ce271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16" calcext:value-type="float">
            <text:p>16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" table:content-validation-name="val22"/>
          <table:table-cell table:style-name="ce97"/>
          <table:table-cell/>
          <table:table-cell table:style-name="ce228"/>
          <table:table-cell table:style-name="ce452" table:content-validation-name="val57" table:number-columns-repeated="2"/>
          <table:table-cell table:style-name="ce259" table:content-validation-name="val46" table:formula="of:=[.H28]+[.I28]" office:value-type="float" office:value="0" calcext:value-type="float">
            <text:p>0</text:p>
          </table:table-cell>
          <table:table-cell table:style-name="ce271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228"/>
          <table:table-cell table:style-name="ce452" table:content-validation-name="val57" table:number-columns-repeated="2"/>
          <table:table-cell table:style-name="ce259" table:content-validation-name="val46" table:formula="of:=[.H29]+[.I29]" office:value-type="float" office:value="0" calcext:value-type="float">
            <text:p>0</text:p>
          </table:table-cell>
          <table:table-cell table:style-name="ce271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452" table:content-validation-name="val57" table:number-columns-repeated="2"/>
          <table:table-cell table:style-name="ce259" table:content-validation-name="val46" table:formula="of:=[.H30]+[.I30]" office:value-type="float" office:value="0" calcext:value-type="float">
            <text:p>0</text:p>
          </table:table-cell>
          <table:table-cell table:style-name="ce271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 table:number-columns-repeated="2"/>
          <table:table-cell table:style-name="ce39" table:number-columns-repeated="3"/>
          <table:table-cell table:style-name="ce88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5" table:content-validation-name="val23" office:value-type="float" office:value="4" calcext:value-type="float">
            <text:p>4</text:p>
          </table:table-cell>
          <table:table-cell table:style-name="ce80" table:content-validation-name="val4" office:value-type="float" office:value="2" calcext:value-type="float">
            <text:p>2</text:p>
          </table:table-cell>
          <table:table-cell table:style-name="ce197" table:content-validation-name="val46" table:formula="of:=[.$D32]*[$KP_tablazat.$K$14]" office:value-type="float" office:value="30" calcext:value-type="float">
            <text:p>3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5" table:content-validation-name="val24" office:value-type="float" office:value="1" calcext:value-type="float">
            <text:p>1</text:p>
          </table:table-cell>
          <table:table-cell table:style-name="ce177" table:content-validation-name="val34" office:value-type="float" office:value="1" calcext:value-type="float">
            <text:p>1</text:p>
          </table:table-cell>
          <table:table-cell table:style-name="ce198" table:content-validation-name="val46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5" table:content-validation-name="val25" office:value-type="float" office:value="2" calcext:value-type="float">
            <text:p>2</text:p>
          </table:table-cell>
          <table:table-cell table:style-name="ce80" table:content-validation-name="val35"/>
          <table:table-cell table:style-name="ce199" table:content-validation-name="val46" table:formula="of:=[.$D34]*[$KP_tablazat.$K$14]" office:value-type="float" office:value="0" calcext:value-type="float">
            <text:p>0</text:p>
          </table:table-cell>
          <table:table-cell/>
          <table:table-cell table:style-name="ce229" table:content-validation-name="val50" office:value-type="string" calcext:value-type="string">
            <text:p>Fájdalomtűrés</text:p>
          </table:table-cell>
          <table:table-cell table:style-name="ce452" table:content-validation-name="val58" office:value-type="float" office:value="7" calcext:value-type="float">
            <text:p>7</text:p>
          </table:table-cell>
          <table:table-cell table:style-name="ce239" table:content-validation-name="val60"/>
          <table:table-cell table:style-name="ce260" table:content-validation-name="val46" table:formula="of:=[.H34]+[.I34]" office:value-type="float" office:value="7" calcext:value-type="float">
            <text:p>7</text:p>
          </table:table-cell>
          <table:table-cell table:style-name="ce275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vértviselet</text:p>
          </table:table-cell>
          <table:covered-table-cell table:style-name="ce150"/>
          <table:table-cell table:style-name="ce65" table:content-validation-name="val26" office:value-type="float" office:value="2" calcext:value-type="float">
            <text:p>2</text:p>
          </table:table-cell>
          <table:table-cell table:style-name="ce80" table:content-validation-name="val36" office:value-type="float" office:value="2" calcext:value-type="float">
            <text:p>2</text:p>
          </table:table-cell>
          <table:table-cell table:style-name="ce200" table:content-validation-name="val46" table:formula="of:=[.$D35]*[$KP_tablazat.$K$14]" office:value-type="float" office:value="30" calcext:value-type="float">
            <text:p>30</text:p>
          </table:table-cell>
          <table:table-cell/>
          <table:table-cell table:style-name="ce230" office:value-type="string" calcext:value-type="string">
            <text:p>Észlelés</text:p>
          </table:table-cell>
          <table:table-cell table:style-name="ce452" table:content-validation-name="val59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35]+[.I35]" office:value-type="float" office:value="6" calcext:value-type="float">
            <text:p>6</text:p>
          </table:table-cell>
          <table:table-cell table:style-name="ce275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5" table:content-validation-name="val27" office:value-type="float" office:value="3" calcext:value-type="float">
            <text:p>3</text:p>
          </table:table-cell>
          <table:table-cell table:style-name="ce80" table:content-validation-name="val37"/>
          <table:table-cell table:style-name="ce201" table:content-validation-name="val46" table:formula="of:=[.$D36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Emberismeret</text:p>
          </table:table-cell>
          <table:table-cell table:style-name="ce239" table:content-validation-name="val60" office:value-type="float" office:value="2" calcext:value-type="float">
            <text:p>2</text:p>
          </table:table-cell>
          <table:table-cell table:style-name="ce239" table:content-validation-name="val60"/>
          <table:table-cell table:style-name="ce260" table:content-validation-name="val46" table:formula="of:=[.H36]+[.I36]" office:value-type="float" office:value="2" calcext:value-type="float">
            <text:p>2</text:p>
          </table:table-cell>
          <table:table-cell table:style-name="ce275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2" table:content-validation-name="val46" table:formula="of:=[.$D37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vadászat</text:p>
          </table:table-cell>
          <table:table-cell table:style-name="ce239" table:content-validation-name="val60" office:value-type="float" office:value="2" calcext:value-type="float">
            <text:p>2</text:p>
          </table:table-cell>
          <table:table-cell table:style-name="ce239" table:content-validation-name="val60"/>
          <table:table-cell table:style-name="ce260" table:content-validation-name="val46" table:formula="of:=[.H37]+[.I37]" office:value-type="float" office:value="2" calcext:value-type="float">
            <text:p>2</text:p>
          </table:table-cell>
          <table:table-cell table:style-name="ce275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3" table:content-validation-name="val46" table:formula="of:=[.$D38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8]+[.I38]" office:value-type="float" office:value="0" calcext:value-type="float">
            <text:p>0</text:p>
          </table:table-cell>
          <table:table-cell table:style-name="ce275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4" table:content-validation-name="val46" table:formula="of:=[.$D39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9]+[.I39]" office:value-type="float" office:value="0" calcext:value-type="float">
            <text:p>0</text:p>
          </table:table-cell>
          <table:table-cell table:style-name="ce275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5" table:content-validation-name="val46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0]+[.I40]" office:value-type="float" office:value="0" calcext:value-type="float">
            <text:p>0</text:p>
          </table:table-cell>
          <table:table-cell table:style-name="ce275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6" table:content-validation-name="val46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1]+[.I41]" office:value-type="float" office:value="0" calcext:value-type="float">
            <text:p>0</text:p>
          </table:table-cell>
          <table:table-cell table:style-name="ce275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2]+[.I42]" office:value-type="float" office:value="0" calcext:value-type="float">
            <text:p>0</text:p>
          </table:table-cell>
          <table:table-cell table:style-name="ce275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3"/>
          <table:table-cell table:style-name="ce88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9" table:content-validation-name="val29" office:value-type="float" office:value="1" calcext:value-type="float">
            <text:p>1</text:p>
          </table:table-cell>
          <table:table-cell table:style-name="ce80" table:content-validation-name="val38"/>
          <table:table-cell table:style-name="ce207" table:content-validation-name="val46" table:formula="of:=IF(([.$D43]*[$KP_tablazat.$K$14]-([KP_tablazat.K14]*[Mágia_Pszi.K13]))&lt;0;0;[.$D43]*[$KP_tablazat.$K$14]-([KP_tablazat.K14]*[Mágia_Pszi.K13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3]+[.I43]" office:value-type="float" office:value="0" calcext:value-type="float">
            <text:p>0</text:p>
          </table:table-cell>
          <table:table-cell table:style-name="ce275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úszás</text:p>
          </table:table-cell>
          <table:covered-table-cell table:style-name="ce150"/>
          <table:table-cell table:style-name="ce168" table:content-validation-name="val28" office:value-type="float" office:value="1" calcext:value-type="float">
            <text:p>1</text:p>
          </table:table-cell>
          <table:table-cell table:style-name="ce80" table:content-validation-name="val28" office:value-type="float" office:value="1" calcext:value-type="float">
            <text:p>1</text:p>
          </table:table-cell>
          <table:table-cell table:style-name="ce208" table:content-validation-name="val46" table:formula="of:=[.$D44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4]+[.I44]" office:value-type="float" office:value="0" calcext:value-type="float">
            <text:p>0</text:p>
          </table:table-cell>
          <table:table-cell table:style-name="ce275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futás</text:p>
          </table:table-cell>
          <table:covered-table-cell table:style-name="ce151"/>
          <table:table-cell table:style-name="ce168" table:content-validation-name="val28" office:value-type="float" office:value="1" calcext:value-type="float">
            <text:p>1</text:p>
          </table:table-cell>
          <table:table-cell table:style-name="ce80" table:content-validation-name="val28" office:value-type="float" office:value="1" calcext:value-type="float">
            <text:p>1</text:p>
          </table:table-cell>
          <table:table-cell table:style-name="ce209" table:content-validation-name="val46" table:formula="of:=[.$D45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5]+[.I45]" office:value-type="float" office:value="0" calcext:value-type="float">
            <text:p>0</text:p>
          </table:table-cell>
          <table:table-cell table:style-name="ce275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8"/>
          <table:table-cell table:style-name="ce80" table:content-validation-name="val28"/>
          <table:table-cell table:style-name="ce210" table:content-validation-name="val46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6]+[.I46]" office:value-type="float" office:value="0" calcext:value-type="float">
            <text:p>0</text:p>
          </table:table-cell>
          <table:table-cell table:style-name="ce275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8" office:value-type="float" office:value="5" calcext:value-type="float">
            <text:p>5</text:p>
          </table:table-cell>
          <table:table-cell table:style-name="ce80" table:content-validation-name="val39"/>
          <table:table-cell table:style-name="ce211" table:content-validation-name="val46" table:formula="of:=-[.$D47]*[$KP_tablazat.$O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7]+[.I47]" office:value-type="float" office:value="0" calcext:value-type="float">
            <text:p>0</text:p>
          </table:table-cell>
          <table:table-cell table:style-name="ce275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0" table:content-validation-name="val40"/>
          <table:table-cell table:style-name="ce211" table:content-validation-name="val46" table:formula="of:=-[.$D48]*[$KP_tablazat.$O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8]+[.I48]" office:value-type="float" office:value="0" calcext:value-type="float">
            <text:p>0</text:p>
          </table:table-cell>
          <table:table-cell table:style-name="ce275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0" table:content-validation-name="val41"/>
          <table:table-cell table:style-name="ce211" table:content-validation-name="val46" table:formula="of:=-[.$D49]*[$KP_tablazat.$O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9]+[.I49]" office:value-type="float" office:value="0" calcext:value-type="float">
            <text:p>0</text:p>
          </table:table-cell>
          <table:table-cell table:style-name="ce275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0]+[.I50]" office:value-type="float" office:value="0" calcext:value-type="float">
            <text:p>0</text:p>
          </table:table-cell>
          <table:table-cell table:style-name="ce275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1" table:formula="of:=SUM([Harcértékek.C25:.C30];[Harcértékek.C33:.C34])" office:value-type="float" office:value="1" calcext:value-type="float" table:number-columns-spanned="2" table:number-rows-spanned="1">
            <text:p>1 fok</text:p>
          </table:table-cell>
          <table:covered-table-cell table:style-name="ce178" table:content-validation-name="val42"/>
          <table:table-cell table:style-name="ce212" table:content-validation-name="val48" table:formula="of:=[.$C$51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1]+[.I51]" office:value-type="float" office:value="0" calcext:value-type="float">
            <text:p>0</text:p>
          </table:table-cell>
          <table:table-cell table:style-name="ce275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3" table:formula="of:=SUM([.$E$32:.$E$41])+SUM([.E43:.E49])+SUM([.E51])+SUM([Tartalék.F9:.F32])" office:value-type="float" office:value="120" calcext:value-type="float" table:number-columns-spanned="2" table:number-rows-spanned="1">
            <text:p>12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66"/>
          <table:table-cell table:style-name="ce180" table:formula="of:=([.$D$53]/[.$E$11])" office:value-type="percentage" office:value="0.289855072463768" calcext:value-type="percentage" table:number-columns-spanned="2" table:number-rows-spanned="1">
            <text:p>(Össz KP 29%-a)</text:p>
          </table:table-cell>
          <table:covered-table-cell table:style-name="ce97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96" table:content-validation-name="val51" office:value-type="string" calcext:value-type="string">
            <text:p>Helyismeret: [<text:span text:style-name="T3">saját város</text:span>]</text:p>
          </table:table-cell>
          <table:table-cell table:style-name="ce462" table:content-validation-name="val61"/>
          <table:table-cell table:style-name="ce249" table:content-validation-name="val60" office:value-type="float" office:value="10" calcext:value-type="float">
            <text:p>+10</text:p>
          </table:table-cell>
          <table:table-cell table:style-name="ce261" table:content-validation-name="val46" table:formula="of:=[.H55]+[.I55]" office:value-type="float" office:value="10" calcext:value-type="float">
            <text:p>10</text:p>
          </table:table-cell>
          <table:table-cell table:style-name="ce271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4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396" table:content-validation-name="val52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62" table:content-validation-name="val62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6]+[.I56]" office:value-type="float" office:value="3" calcext:value-type="float">
            <text:p>3</text:p>
          </table:table-cell>
          <table:table-cell table:style-name="ce271" table:content-validation-name="val46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396" table:content-validation-name="val53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62" table:content-validation-name="val63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7]+[.I57]" office:value-type="float" office:value="3" calcext:value-type="float">
            <text:p>3</text:p>
          </table:table-cell>
          <table:table-cell table:style-name="ce271" table:content-validation-name="val46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</text:p>
          </table:table-cell>
          <table:covered-table-cell table:style-name="ce157"/>
          <table:table-cell table:style-name="ce75" table:content-validation-name="val32" office:value-type="float" office:value="2" calcext:value-type="float">
            <text:p>2</text:p>
          </table:table-cell>
          <table:table-cell table:style-name="ce75" table:content-validation-name="val45" office:value-type="float" office:value="4" calcext:value-type="float">
            <text:p>4</text:p>
          </table:table-cell>
          <table:table-cell table:style-name="ce217" table:content-validation-name="val49" office:value-type="float" office:value="10" calcext:value-type="float">
            <text:p>10</text:p>
          </table:table-cell>
          <table:table-cell/>
          <table:table-cell table:style-name="ce396" table:content-validation-name="val54" office:value-type="string" calcext:value-type="string">
            <text:p>Nyelvismeret – [<text:span text:style-name="T3">saját nyelv</text:span><text:span text:style-name="T4">]</text:span></text:p>
          </table:table-cell>
          <table:table-cell table:style-name="ce462" table:content-validation-name="val64"/>
          <table:table-cell table:style-name="ce249" table:content-validation-name="val60" office:value-type="float" office:value="9" calcext:value-type="float">
            <text:p>+9</text:p>
          </table:table-cell>
          <table:table-cell table:style-name="ce261" table:content-validation-name="val46" table:formula="of:=[.H58]+[.I58]" office:value-type="float" office:value="9" calcext:value-type="float">
            <text:p>9</text:p>
          </table:table-cell>
          <table:table-cell table:style-name="ce271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kibontakozás</text:p>
          </table:table-cell>
          <table:covered-table-cell table:style-name="ce158"/>
          <table:table-cell table:style-name="ce75" table:content-validation-name="val32" office:value-type="float" office:value="2" calcext:value-type="float">
            <text:p>2</text:p>
          </table:table-cell>
          <table:table-cell table:style-name="ce75" table:content-validation-name="val45" office:value-type="float" office:value="4" calcext:value-type="float">
            <text:p>4</text:p>
          </table:table-cell>
          <table:table-cell table:style-name="ce217" table:content-validation-name="val49" office:value-type="float" office:value="5" calcext:value-type="float">
            <text:p>5</text:p>
          </table:table-cell>
          <table:table-cell/>
          <table:table-cell table:style-name="ce396" table:content-validation-name="val55" office:value-type="string" calcext:value-type="string">
            <text:p>Nyelvismeret – Közös</text:p>
          </table:table-cell>
          <table:table-cell table:style-name="ce462" table:content-validation-name="val65"/>
          <table:table-cell table:style-name="ce249" table:content-validation-name="val60" office:value-type="float" office:value="6" calcext:value-type="float">
            <text:p>+6</text:p>
          </table:table-cell>
          <table:table-cell table:style-name="ce261" table:content-validation-name="val46" table:formula="of:=[.H59]+[.I59]" office:value-type="float" office:value="6" calcext:value-type="float">
            <text:p>6</text:p>
          </table:table-cell>
          <table:table-cell table:style-name="ce271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ábkirántás</text:p>
          </table:table-cell>
          <table:covered-table-cell table:style-name="ce158"/>
          <table:table-cell table:style-name="ce75" table:content-validation-name="val32" office:value-type="float" office:value="1" calcext:value-type="float">
            <text:p>1</text:p>
          </table:table-cell>
          <table:table-cell table:style-name="ce75" table:content-validation-name="val45" office:value-type="float" office:value="2" calcext:value-type="float">
            <text:p>2</text:p>
          </table:table-cell>
          <table:table-cell table:style-name="ce217" table:content-validation-name="val49" office:value-type="float" office:value="6" calcext:value-type="float">
            <text:p>6</text:p>
          </table:table-cell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0]+[.I60]" office:value-type="float" office:value="0" calcext:value-type="float">
            <text:p>0</text:p>
          </table:table-cell>
          <table:table-cell table:style-name="ce271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páncélszúrás</text:p>
          </table:table-cell>
          <table:covered-table-cell table:style-name="ce158"/>
          <table:table-cell table:style-name="ce75" table:content-validation-name="val32" office:value-type="float" office:value="1" calcext:value-type="float">
            <text:p>1</text:p>
          </table:table-cell>
          <table:table-cell table:style-name="ce75" table:content-validation-name="val45" office:value-type="float" office:value="2" calcext:value-type="float">
            <text:p>2</text:p>
          </table:table-cell>
          <table:table-cell table:style-name="ce217" table:content-validation-name="val49" office:value-type="string" calcext:value-type="string">
            <text:p>%</text:p>
          </table:table-cell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1]+[.I61]" office:value-type="float" office:value="0" calcext:value-type="float">
            <text:p>0</text:p>
          </table:table-cell>
          <table:table-cell table:style-name="ce271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6" table:content-validation-name="val32"/>
          <table:table-cell table:style-name="ce76" table:content-validation-name="val45"/>
          <table:table-cell table:style-name="ce218" table:content-validation-name="val49"/>
          <table:table-cell/>
          <table:table-cell table:style-name="ce234"/>
          <table:table-cell table:style-name="ce246" table:content-validation-name="val60" table:number-columns-repeated="2"/>
          <table:table-cell table:style-name="ce263" table:content-validation-name="val46" table:formula="of:=[.H62]+[.I62]" office:value-type="float" office:value="0" calcext:value-type="float">
            <text:p>0</text:p>
          </table:table-cell>
          <table:table-cell table:style-name="ce278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Mágia_Pszi.$K$13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6" table:default-cell-style-name="ce18"/>
        <table:table-column table:style-name="co15" table:number-columns-repeated="2" table:default-cell-style-name="ce18"/>
        <table:table-column table:style-name="co17" table:number-columns-repeated="2" table:default-cell-style-name="ce18"/>
        <table:table-column table:style-name="co18" table:number-columns-repeated="3" table:default-cell-style-name="ce18"/>
        <table:table-column table:style-name="co19" table:default-cell-style-name="ce18"/>
        <table:table-column table:style-name="co20" table:default-cell-style-name="ce18"/>
        <table:table-column table:style-name="co13" table:number-columns-repeated="3" table:default-cell-style-name="ce18"/>
        <table:table-column table:style-name="co21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701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42" table:content-validation-name="val75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42" table:content-validation-name="val89" office:value-type="string" calcext:value-type="string">
            <text:p>Módosítók</text:p>
          </table:table-cell>
          <table:table-cell table:style-name="ce542" table:content-validation-name="val95" office:value-type="string" calcext:value-type="string">
            <text:p>Összesen</text:p>
          </table:table-cell>
          <table:table-cell/>
          <table:table-cell table:style-name="ce664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10" calcext:value-type="float">
            <text:p>1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68" table:content-validation-name="val81" office:value-type="float" office:value="10" calcext:value-type="float">
            <text:p>10</text:p>
          </table:table-cell>
          <table:table-cell table:style-name="ce568" table:content-validation-name="val90" table:formula="of:=2*([Tulajdonságok_képzettségek.C21])+[Tulajdonságok_képzettségek.$D$8]+(4*[Tulajdonságok_képzettségek.D33])" office:value-type="float" office:value="13" calcext:value-type="float">
            <text:p>13</text:p>
          </table:table-cell>
          <table:table-cell table:style-name="ce677" table:content-validation-name="val96" table:formula="of:=[.C4]+[.D4]" office:value-type="float" office:value="23" calcext:value-type="float">
            <text:p>23</text:p>
          </table:table-cell>
          <table:table-cell/>
          <table:table-cell table:style-name="ce664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723" table:content-validation-name="val116" table:formula="of:=[KP_tablazat.K20]*[Tulajdonságok_képzettségek.D8]" office:value-type="float" office:value="24" calcext:value-type="float">
            <text:p>24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6" office:value-type="float" office:value="5" calcext:value-type="float">
            <text:p>5</text:p>
          </table:table-cell>
          <table:table-cell table:style-name="ce568" table:content-validation-name="val81" office:value-type="float" office:value="20" calcext:value-type="float">
            <text:p>20</text:p>
          </table:table-cell>
          <table:table-cell table:style-name="ce568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18" calcext:value-type="float">
            <text:p>18</text:p>
          </table:table-cell>
          <table:table-cell table:style-name="ce677" table:content-validation-name="val97" table:formula="of:=[.C5]+[.B5]+[.D5]" office:value-type="float" office:value="43" calcext:value-type="float">
            <text:p>43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6" office:value-type="float" office:value="5" calcext:value-type="float">
            <text:p>5</text:p>
          </table:table-cell>
          <table:table-cell table:style-name="ce568" table:content-validation-name="val81" office:value-type="float" office:value="120" calcext:value-type="float">
            <text:p>120</text:p>
          </table:table-cell>
          <table:table-cell table:style-name="ce568" table:content-validation-name="val92" table:formula="of:=2*([Tulajdonságok_képzettségek.C20]+[Tulajdonságok_képzettségek.C21])+ROUNDDOWN([Tulajdonságok_képzettségek.H27]*[Tulajdonságok_képzettségek.D34]*0.5)" office:value-type="float" office:value="10" calcext:value-type="float">
            <text:p>10</text:p>
          </table:table-cell>
          <table:table-cell table:style-name="ce677" table:content-validation-name="val98" table:formula="of:=[.C6]+[.B6]+[.D6]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664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7" office:value-type="float" office:value="0" calcext:value-type="float">
            <text:p>0</text:p>
          </table:table-cell>
          <table:table-cell table:style-name="ce568" table:content-validation-name="val82" table:formula="of:=[KP_tablazat.K17]" office:value-type="float" office:value="-30" calcext:value-type="float">
            <text:p>-30</text:p>
          </table:table-cell>
          <table:table-cell table:style-name="ce235" table:content-validation-name="val93" table:formula="of:=2*[Tulajdonságok_képzettségek.C24]" office:value-type="float" office:value="4" calcext:value-type="float">
            <text:p>4</text:p>
          </table:table-cell>
          <table:table-cell table:style-name="ce677" table:content-validation-name="val99" table:formula="of:=[.C8]+[.B8]+[.D8]" office:value-type="float" office:value="-26" calcext:value-type="float">
            <text:p>-26</text:p>
          </table:table-cell>
          <table:table-cell/>
          <table:table-cell table:style-name="ce664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723" table:content-validation-name="val117" table:formula="of:=[KP_tablazat.K23]*[Tulajdonságok_képzettségek.$D$8]" office:value-type="float" office:value="12" calcext:value-type="float">
            <text:p>12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701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3" table:formula="of:=[Tulajdonságok_képzettségek.E10]" office:value-type="float" office:value="23" calcext:value-type="float">
            <text:p>23</text:p>
          </table:table-cell>
          <table:table-cell/>
          <table:table-cell table:style-name="ce664" office:value-type="string" calcext:value-type="string">
            <text:p>KP HM-re:</text:p>
          </table:table-cell>
          <table:table-cell table:style-name="ce361" table:content-validation-name="val100" table:formula="of:=[.I3]*[KP_tablazat.K19]+[.I7]*[KP_tablazat.K22]" office:value-type="float" office:value="50" calcext:value-type="float">
            <text:p>50 KP</text:p>
          </table:table-cell>
          <table:table-cell/>
          <table:table-cell table:style-name="ce664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8" table:formula="of:=(([.I3]+[.I7])/[Tulajdonságok_képzettségek.D8])" office:value-type="float" office:value="3.33333333333333" calcext:value-type="float">
            <text:p>3,33 HM</text:p>
          </table:table-cell>
          <table:table-cell table:number-columns-repeated="247"/>
        </table:table-row>
        <table:table-row table:style-name="ro1">
          <table:table-cell table:style-name="ce520"/>
          <table:table-cell table:style-name="ce520" table:number-columns-spanned="6" table:number-rows-spanned="1"/>
          <table:covered-table-cell table:number-columns-repeated="5" table:style-name="ce520"/>
          <table:table-cell table:style-name="ce520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69" table:content-validation-name="val83" office:value-type="string" calcext:value-type="string">
            <text:p>Szint</text:p>
          </table:table-cell>
          <table:table-cell table:style-name="ce569" office:value-type="string" calcext:value-type="string">
            <text:p>KÉ</text:p>
          </table:table-cell>
          <table:table-cell table:style-name="ce569" office:value-type="string" calcext:value-type="string">
            <text:p>TÉ/CÉ</text:p>
          </table:table-cell>
          <table:table-cell table:style-name="ce569" office:value-type="string" calcext:value-type="string">
            <text:p>VÉ</text:p>
          </table:table-cell>
          <table:table-cell table:style-name="ce569" table:content-validation-name="val104" office:value-type="string" calcext:value-type="string">
            <text:p>Sebesség</text:p>
          </table:table-cell>
          <table:table-cell table:style-name="ce569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3" table:formula="of:=[Tulajdonságok_képzettségek.H16]" office:value-type="float" office:value="6" calcext:value-type="float">
            <text:p>6</text:p>
          </table:table-cell>
          <table:table-cell table:style-name="ce348" table:content-validation-name="val43" table:formula="of:=VLOOKUP([.$C14];harcmodorok;2)+[.$E$4]" office:value-type="float" office:value="26" calcext:value-type="float">
            <text:p>26</text:p>
          </table:table-cell>
          <table:table-cell table:style-name="ce348" table:content-validation-name="val43" table:formula="of:=VLOOKUP([.$C14];harcmodorok;3)+[.$E$5]" office:value-type="float" office:value="52" calcext:value-type="float">
            <text:p>52</text:p>
          </table:table-cell>
          <table:table-cell table:style-name="ce348" table:content-validation-name="val43" table:formula="of:=VLOOKUP([.$C14];harcmodorok;4)+[.$E$6]" office:value-type="float" office:value="144" calcext:value-type="float">
            <text:p>144</text:p>
          </table:table-cell>
          <table:table-cell table:style-name="ce348" table:content-validation-name="val104" table:formula="of:=[.C14]+[Tulajdonságok_képzettségek.$C$21]" office:value-type="float" office:value="9" calcext:value-type="float">
            <text:p>9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3" table:formula="of:=[Tulajdonságok_képzettségek.H17]" office:value-type="float" office:value="6" calcext:value-type="float">
            <text:p>6</text:p>
          </table:table-cell>
          <table:table-cell table:style-name="ce348" table:content-validation-name="val43" table:formula="of:=VLOOKUP([.$C15];harcmodorok;2)+[.$E$4]" office:value-type="float" office:value="26" calcext:value-type="float">
            <text:p>26</text:p>
          </table:table-cell>
          <table:table-cell table:style-name="ce348" table:content-validation-name="val43" table:formula="of:=VLOOKUP([.$C15];harcmodorok;3)+[.$E$5]" office:value-type="float" office:value="52" calcext:value-type="float">
            <text:p>52</text:p>
          </table:table-cell>
          <table:table-cell table:style-name="ce348" table:content-validation-name="val43" table:formula="of:=VLOOKUP([.$C15];harcmodorok;4)+[.$E$6]" office:value-type="float" office:value="144" calcext:value-type="float">
            <text:p>144</text:p>
          </table:table-cell>
          <table:table-cell table:style-name="ce348" table:content-validation-name="val104" table:formula="of:=[.C15]+[Tulajdonságok_képzettségek.$C$21]" office:value-type="float" office:value="9" calcext:value-type="float">
            <text:p>9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3" table:formula="of:=[Tulajdonságok_képzettségek.H18]" office:value-type="float" office:value="0" calcext:value-type="float">
            <text:p>0</text:p>
          </table:table-cell>
          <table:table-cell table:style-name="ce348" table:content-validation-name="val43" table:formula="of:=VLOOKUP([.$C16];harcmodorok;2)+[.$E$4]" office:value-type="float" office:value="3" calcext:value-type="float">
            <text:p>3</text:p>
          </table:table-cell>
          <table:table-cell table:style-name="ce348" table:content-validation-name="val43" table:formula="of:=VLOOKUP([.$C16];harcmodorok;3)+[.$E$5]" office:value-type="float" office:value="13" calcext:value-type="float">
            <text:p>13</text:p>
          </table:table-cell>
          <table:table-cell table:style-name="ce348" table:content-validation-name="val43" table:formula="of:=VLOOKUP([.$C16];harcmodorok;4)+[.$E$6]" office:value-type="float" office:value="105" calcext:value-type="float">
            <text:p>105</text:p>
          </table:table-cell>
          <table:table-cell table:style-name="ce348" table:content-validation-name="val104" table:formula="of:=[.C16]+[Tulajdonságok_képzettségek.$C$21]" office:value-type="float" office:value="3" calcext:value-type="float">
            <text:p>3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3" table:formula="of:=[Tulajdonságok_képzettségek.H19]" office:value-type="float" office:value="6" calcext:value-type="float">
            <text:p>6</text:p>
          </table:table-cell>
          <table:table-cell table:style-name="ce348" table:content-validation-name="val43" table:formula="of:=VLOOKUP([.$C17];harcmodorok;2)+[.$E$4]" office:value-type="float" office:value="26" calcext:value-type="float">
            <text:p>26</text:p>
          </table:table-cell>
          <table:table-cell table:style-name="ce348" table:content-validation-name="val43" table:formula="of:=VLOOKUP([.$C17];harcmodorok;3)+[.$E$5]" office:value-type="float" office:value="52" calcext:value-type="float">
            <text:p>52</text:p>
          </table:table-cell>
          <table:table-cell table:style-name="ce348" table:content-validation-name="val43" table:formula="of:=VLOOKUP([.$C17];harcmodorok;4)+[.$E$6]" office:value-type="float" office:value="144" calcext:value-type="float">
            <text:p>144</text:p>
          </table:table-cell>
          <table:table-cell table:style-name="ce348" table:content-validation-name="val104" table:formula="of:=[.C17]+[Tulajdonságok_képzettségek.$C$21]" office:value-type="float" office:value="9" calcext:value-type="float">
            <text:p>9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3" table:formula="of:=[Tulajdonságok_képzettségek.H20]" office:value-type="float" office:value="0" calcext:value-type="float">
            <text:p>0</text:p>
          </table:table-cell>
          <table:table-cell table:style-name="ce348" table:content-validation-name="val43" table:formula="of:=VLOOKUP([.$C18];harcmodorok;2)+[.$E$4]" office:value-type="float" office:value="3" calcext:value-type="float">
            <text:p>3</text:p>
          </table:table-cell>
          <table:table-cell table:style-name="ce348" table:content-validation-name="val43" table:formula="of:=VLOOKUP([.$C18];harcmodorok;3)+[.$E$8]" office:value-type="float" office:value="-56" calcext:value-type="float">
            <text:p>-56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8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18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3" table:formula="of:=[Tulajdonságok_képzettségek.H21]" office:value-type="float" office:value="0" calcext:value-type="float">
            <text:p>0</text:p>
          </table:table-cell>
          <table:table-cell table:style-name="ce348" table:content-validation-name="val43" table:formula="of:=VLOOKUP([.$C19];harcmodorok;2)+[.$E$4]" office:value-type="float" office:value="3" calcext:value-type="float">
            <text:p>3</text:p>
          </table:table-cell>
          <table:table-cell table:style-name="ce348" table:content-validation-name="val43" table:formula="of:=VLOOKUP([.$C19];harcmodorok;3)+[.$E$8]" office:value-type="float" office:value="-56" calcext:value-type="float">
            <text:p>-56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9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3" table:formula="of:=[Tulajdonságok_képzettségek.H22]" office:value-type="float" office:value="0" calcext:value-type="float">
            <text:p>0</text:p>
          </table:table-cell>
          <table:table-cell table:style-name="ce348" table:content-validation-name="val43" table:formula="of:=VLOOKUP([.$C20];harcmodorok;2)+[.$E$4]" office:value-type="float" office:value="3" calcext:value-type="float">
            <text:p>3</text:p>
          </table:table-cell>
          <table:table-cell table:style-name="ce348" table:content-validation-name="val43" table:formula="of:=VLOOKUP([.$C20];harcmodorok;3)+[.$E$8]" office:value-type="float" office:value="-56" calcext:value-type="float">
            <text:p>-56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0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3" table:formula="of:=[Tulajdonságok_képzettségek.H23]" office:value-type="float" office:value="0" calcext:value-type="float">
            <text:p>0</text:p>
          </table:table-cell>
          <table:table-cell table:style-name="ce348" table:content-validation-name="val43" table:formula="of:=VLOOKUP([.$C21];harcmodorok;2)+[.$E$4]" office:value-type="float" office:value="3" calcext:value-type="float">
            <text:p>3</text:p>
          </table:table-cell>
          <table:table-cell table:style-name="ce348" table:content-validation-name="val43" table:formula="of:=VLOOKUP([.$C21];harcmodorok;3)+[.$E$8]" office:value-type="float" office:value="-56" calcext:value-type="float">
            <text:p>-56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1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20" table:number-columns-spanned="9" table:number-rows-spanned="1"/>
          <table:covered-table-cell table:number-columns-repeated="7" table:style-name="ce520"/>
          <table:covered-table-cell table:style-name="ce410"/>
          <table:table-cell table:style-name="ce520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20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50"/>
          <table:covered-table-cell table:number-columns-repeated="5" table:style-name="ce337"/>
          <table:covered-table-cell table:style-name="ce550"/>
          <table:covered-table-cell table:style-name="ce696"/>
          <table:table-cell table:style-name="ce520"/>
          <table:table-cell table:style-name="ce436"/>
          <table:table-cell table:style-name="Default" table:number-columns-repeated="2"/>
          <table:table-cell table:style-name="ce436"/>
          <table:table-cell table:style-name="ce701"/>
          <table:table-cell table:number-columns-repeated="241"/>
        </table:table-row>
        <table:table-row table:style-name="ro1">
          <table:table-cell table:style-name="ce524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96" office:value-type="string" calcext:value-type="string">
            <text:p>SP</text:p>
          </table:table-cell>
          <table:table-cell table:style-name="ce696" office:value-type="string" calcext:value-type="string" table:number-columns-spanned="2" table:number-rows-spanned="1">
            <text:p>Komment</text:p>
          </table:table-cell>
          <table:covered-table-cell/>
          <table:table-cell table:style-name="ce520"/>
          <table:table-cell table:style-name="ce436"/>
          <table:table-cell table:style-name="Default" table:number-columns-repeated="2"/>
          <table:table-cell table:style-name="ce436"/>
          <table:table-cell table:style-name="ce701"/>
          <table:table-cell table:number-columns-repeated="241"/>
        </table:table-row>
        <table:table-row table:style-name="ro1">
          <table:table-cell table:style-name="ce293" table:content-validation-name="val67" office:value-type="string" calcext:value-type="string">
            <text:p>Puszta kéz</text:p>
          </table:table-cell>
          <table:table-cell table:style-name="ce318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97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97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97" table:content-validation-name="val105" table:formula="of:=(VLOOKUP([.$A25];kezifegyverek_all;3;0)+([.$C25]*[KP_tablazat.$H$47])+[Tulajdonságok_képzettségek.C18])&amp;&quot; &quot;&amp;VLOOKUP([.$A25];kezifegyverek_all;4;0)" office:value-type="string" office:string-value="-1 Z" calcext:value-type="string">
            <text:p>-1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701"/>
          <table:table-cell table:style-name="ce701"/>
          <table:table-cell table:number-columns-repeated="241"/>
        </table:table-row>
        <table:table-row table:style-name="ro1">
          <table:table-cell table:style-name="ce526" table:content-validation-name="val68" office:value-type="string" calcext:value-type="string">
            <text:p>Kard, hosszú</text:p>
          </table:table-cell>
          <table:table-cell table:style-name="ce318" table:content-validation-name="val78" table:formula="of:=IF(ISNUMBER(VLOOKUP([.$A26];kezifegyverek_all;12;0))=1;VLOOKUP([.$A26];kezifegyverek_all;12;0);[KP_tablazat.$K$38])" office:value-type="float" office:value="6" calcext:value-type="float">
            <text:p>6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26];kezifegyverek_all;9;0))=1);(VLOOKUP([.$A26];kezifegyverek_all;9;0)+[.$C26]*[KP_tablazat.E$47]);[KP_tablazat.$K$38])" office:value-type="float" office:value="6" calcext:value-type="float">
            <text:p>6</text:p>
          </table:table-cell>
          <table:table-cell table:style-name="ce597" table:content-validation-name="val43" table:formula="of:=IF((ISNUMBER(VLOOKUP([.$A26];kezifegyverek_all;10;0))=1);(VLOOKUP([.$A26];kezifegyverek_all;10;0)+[.$C26]*[KP_tablazat.$F$47]);[KP_tablazat.$K$38])" office:value-type="float" office:value="12" calcext:value-type="float">
            <text:p>12</text:p>
          </table:table-cell>
          <table:table-cell table:style-name="ce597" table:content-validation-name="val43" table:formula="of:=IF((ISNUMBER(VLOOKUP([.$A26];kezifegyverek_all;11;0))=1);(VLOOKUP([.$A26];kezifegyverek_all;11;0)+[.$C26]*[KP_tablazat.$G$47]);[KP_tablazat.$K$38])" office:value-type="float" office:value="12" calcext:value-type="float">
            <text:p>12</text:p>
          </table:table-cell>
          <table:table-cell table:style-name="ce597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6  V/S" calcext:value-type="string">
            <text:p>6 <text:s/>V/S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526" table:content-validation-name="val68" office:value-type="string" calcext:value-type="string">
            <text:p>Tőr, hárító</text:p>
          </table:table-cell>
          <table:table-cell table:style-name="ce318" table:content-validation-name="val78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27];kezifegyverek_all;9;0))=1);(VLOOKUP([.$A27];kezifegyverek_all;9;0)+[.$C27]*[KP_tablazat.E$47]);[KP_tablazat.$K$38])" office:value-type="float" office:value="2" calcext:value-type="float">
            <text:p>2</text:p>
          </table:table-cell>
          <table:table-cell table:style-name="ce597" table:content-validation-name="val43" table:formula="of:=IF((ISNUMBER(VLOOKUP([.$A27];kezifegyverek_all;10;0))=1);(VLOOKUP([.$A27];kezifegyverek_all;10;0)+[.$C27]*[KP_tablazat.$F$47]);[KP_tablazat.$K$38])" office:value-type="float" office:value="4" calcext:value-type="float">
            <text:p>4</text:p>
          </table:table-cell>
          <table:table-cell table:style-name="ce597" table:content-validation-name="val43" table:formula="of:=IF((ISNUMBER(VLOOKUP([.$A27];kezifegyverek_all;11;0))=1);(VLOOKUP([.$A27];kezifegyverek_all;11;0)+[.$C27]*[KP_tablazat.$G$47]);[KP_tablazat.$K$38])" office:value-type="float" office:value="10" calcext:value-type="float">
            <text:p>10</text:p>
          </table:table-cell>
          <table:table-cell table:style-name="ce597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2 S" calcext:value-type="string">
            <text:p>2 S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526" table:content-validation-name="val68" office:value-type="string" calcext:value-type="string">
            <text:p>Lándzsa</text:p>
          </table:table-cell>
          <table:table-cell table:style-name="ce318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1" calcext:value-type="float">
            <text:p>1</text:p>
          </table:table-cell>
          <table:table-cell table:style-name="ce597" table:content-validation-name="val43" table:formula="of:=IF((ISNUMBER(VLOOKUP([.$A28];kezifegyverek_all;9;0))=1);(VLOOKUP([.$A28];kezifegyverek_all;9;0)+[.$C28]*[KP_tablazat.E$47]);[KP_tablazat.$K$38])" office:value-type="float" office:value="14" calcext:value-type="float">
            <text:p>14</text:p>
          </table:table-cell>
          <table:table-cell table:style-name="ce597" table:content-validation-name="val43" table:formula="of:=IF((ISNUMBER(VLOOKUP([.$A28];kezifegyverek_all;10;0))=1);(VLOOKUP([.$A28];kezifegyverek_all;10;0)+[.$C28]*[KP_tablazat.$F$47]);[KP_tablazat.$K$38])" office:value-type="float" office:value="27" calcext:value-type="float">
            <text:p>27</text:p>
          </table:table-cell>
          <table:table-cell table:style-name="ce597" table:content-validation-name="val43" table:formula="of:=IF((ISNUMBER(VLOOKUP([.$A28];kezifegyverek_all;11;0))=1);(VLOOKUP([.$A28];kezifegyverek_all;11;0)+[.$C28]*[KP_tablazat.$G$47]);[KP_tablazat.$K$38])" office:value-type="float" office:value="27" calcext:value-type="float">
            <text:p>27</text:p>
          </table:table-cell>
          <table:table-cell table:style-name="ce597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526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526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20"/>
          <table:table-cell table:style-name="ce436"/>
          <table:table-cell table:style-name="Default" table:number-columns-repeated="2"/>
          <table:table-cell table:style-name="ce436"/>
          <table:table-cell table:style-name="ce701"/>
          <table:table-cell table:number-columns-repeated="241"/>
        </table:table-row>
        <table:table-row table:style-name="ro1">
          <table:table-cell table:style-name="ce524" table:content-validation-name="val69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96" office:value-type="string" calcext:value-type="string">
            <text:p>SP</text:p>
          </table:table-cell>
          <table:table-cell table:style-name="ce696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20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26" table:content-validation-name="val70" office:value-type="string" calcext:value-type="string">
            <text:p><text:s/>__</text:p>
          </table:table-cell>
          <table:table-cell table:style-name="ce318" table:content-validation-name="val78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97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97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26" table:content-validation-name="val71" office:value-type="string" calcext:value-type="string">
            <text:p><text:s/>__</text:p>
          </table:table-cell>
          <table:table-cell table:style-name="ce318" table:content-validation-name="val78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97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97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701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701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2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50" table:content-validation-name="val79"/>
          <table:table-cell table:style-name="ce341" table:content-validation-name="val86" office:value-type="string" calcext:value-type="string">
            <text:p>Tám/kör</text:p>
          </table:table-cell>
          <table:table-cell table:style-name="ce524" office:value-type="string" calcext:value-type="string">
            <text:p>KÉ</text:p>
          </table:table-cell>
          <table:table-cell table:style-name="ce524" office:value-type="string" calcext:value-type="string">
            <text:p>TÉ/CÉ</text:p>
          </table:table-cell>
          <table:table-cell table:style-name="ce524" office:value-type="string" calcext:value-type="string">
            <text:p>VÉ/Osztó</text:p>
          </table:table-cell>
          <table:table-cell table:style-name="ce696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701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9"/>
          <table:table-cell table:style-name="ce597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6" calcext:value-type="float">
            <text:p>16</text:p>
          </table:table-cell>
          <table:table-cell table:style-name="ce351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42" calcext:value-type="float">
            <text:p>42</text:p>
          </table:table-cell>
          <table:table-cell table:style-name="ce368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34" calcext:value-type="float">
            <text:p>134</text:p>
          </table:table-cell>
          <table:table-cell table:style-name="ce380" table:content-validation-name="val108" table:formula="of:=[.G25]" office:value-type="string" office:string-value="-1 Z" calcext:value-type="string">
            <text:p>-1 Z</text:p>
          </table:table-cell>
          <table:table-cell table:style-name="ce714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office:value-type="string" calcext:value-type="string" table:number-columns-spanned="2" table:number-rows-spanned="1">
            <text:p>hosszúkard</text:p>
          </table:table-cell>
          <table:covered-table-cell table:style-name="ce321" table:content-validation-name="val74"/>
          <table:table-cell table:style-name="ce597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2" calcext:value-type="float">
            <text:p>32</text:p>
          </table:table-cell>
          <table:table-cell table:style-name="ce351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64" calcext:value-type="float">
            <text:p>64</text:p>
          </table:table-cell>
          <table:table-cell table:style-name="ce368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56" calcext:value-type="float">
            <text:p>156</text:p>
          </table:table-cell>
          <table:table-cell table:style-name="ce597" table:content-validation-name="val106" table:formula="of:=[.G26]" office:value-type="string" office:string-value="6  V/S" calcext:value-type="string">
            <text:p>6 <text:s/>V/S</text:p>
          </table:table-cell>
          <table:table-cell table:style-name="ce71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7];kezifegyverek_all;11;0))&gt;1;([.$A27]&amp;&quot; (&quot;&amp;VLOOKUP([.$A27];kezifegyverek_all;13;0)&amp;&quot;)&quot;);[.$A27])" office:value-type="string" office:string-value="Tőr, hárító (közelharc)" calcext:value-type="string" table:number-columns-spanned="2" table:number-rows-spanned="1">
            <text:p>Tőr, hárító (közelharc)</text:p>
          </table:table-cell>
          <table:covered-table-cell table:style-name="ce322" table:content-validation-name="val74"/>
          <table:table-cell table:style-name="ce597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8" calcext:value-type="float">
            <text:p>28</text:p>
          </table:table-cell>
          <table:table-cell table:style-name="ce351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56" calcext:value-type="float">
            <text:p>56</text:p>
          </table:table-cell>
          <table:table-cell table:style-name="ce368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54" calcext:value-type="float">
            <text:p>154</text:p>
          </table:table-cell>
          <table:table-cell table:style-name="ce597" table:content-validation-name="val106" table:formula="of:=[.G27]" office:value-type="string" office:string-value="2 S" calcext:value-type="string">
            <text:p>2 S</text:p>
          </table:table-cell>
          <table:table-cell table:style-name="ce71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8];kezifegyverek_all;11;0))&gt;1;([.$A28]&amp;&quot; (&quot;&amp;VLOOKUP([.$A28];kezifegyverek_all;13;0)&amp;&quot;)&quot;);[.$A28])" office:value-type="string" office:string-value="Lándzsa (lándzsavívás)" calcext:value-type="string" table:number-columns-spanned="2" table:number-rows-spanned="1">
            <text:p>Lándzsa (lándzsavívás)</text:p>
          </table:table-cell>
          <table:covered-table-cell table:style-name="ce322" table:content-validation-name="val74"/>
          <table:table-cell table:style-name="ce597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40" calcext:value-type="float">
            <text:p>40</text:p>
          </table:table-cell>
          <table:table-cell table:style-name="ce351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79" calcext:value-type="float">
            <text:p>79</text:p>
          </table:table-cell>
          <table:table-cell table:style-name="ce368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171" calcext:value-type="float">
            <text:p>171</text:p>
          </table:table-cell>
          <table:table-cell table:style-name="ce597" table:content-validation-name="val106" table:formula="of:=[.G28]" office:value-type="string" office:string-value="N/A" calcext:value-type="string">
            <text:p>N/A</text:p>
          </table:table-cell>
          <table:table-cell table:style-name="ce714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4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97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[.G29]" office:value-type="string" office:string-value="N/A" calcext:value-type="string">
            <text:p>N/A</text:p>
          </table:table-cell>
          <table:table-cell table:style-name="ce714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97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98" table:content-validation-name="val106" table:formula="of:=[.G30]" office:value-type="string" office:string-value="N/A" calcext:value-type="string">
            <text:p>N/A</text:p>
          </table:table-cell>
          <table:table-cell table:style-name="ce714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4"/>
          <table:table-cell table:style-name="ce343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4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6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4"/>
          <table:table-cell table:style-name="ce344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6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97" table:content-validation-name="val109"/>
          <table:covered-table-cell table:style-name="ce714"/>
          <table:covered-table-cell/>
          <table:table-cell/>
          <table:table-cell table:style-name="ce701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0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8"/>
          <table:table-cell table:style-name="ce355" office:value-type="float" office:value="0" calcext:value-type="float">
            <text:p>0</text:p>
          </table:table-cell>
          <table:table-cell table:style-name="ce364" table:content-validation-name="val101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6" table:formula="of:=VLOOKUP([.$B$47];pajzsok;3;0)" office:value-type="float" office:value="0" calcext:value-type="float">
            <text:p>0</text:p>
          </table:table-cell>
          <table:table-cell table:style-name="ce698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20"/>
          <table:table-cell table:style-name="ce520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2" office:value-type="string" calcext:value-type="string" table:number-columns-spanned="2" table:number-rows-spanned="1">
            <text:p>Lemez 70%</text:p>
          </table:table-cell>
          <table:covered-table-cell table:style-name="ce236"/>
          <table:table-cell table:style-name="ce384" table:content-validation-name="val110" office:value-type="string" calcext:value-type="string">
            <text:p>MGT: 33</text:p>
          </table:table-cell>
          <table:table-cell table:style-name="ce400" table:content-validation-name="val113" office:value-type="string" calcext:value-type="string" table:number-columns-spanned="2" table:number-rows-spanned="1">
            <text:p><text:span text:style-name="T6">SFÉ</text:span>  sz:  10 /  v:12   /  z:7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37" table:number-columns-spanned="9" table:number-rows-spanned="1"/>
          <table:covered-table-cell table:style-name="ce327"/>
          <table:covered-table-cell table:number-columns-repeated="3" table:style-name="ce537"/>
          <table:covered-table-cell table:style-name="ce372"/>
          <table:covered-table-cell table:number-columns-repeated="2" table:style-name="ce537"/>
          <table:covered-table-cell table:style-name="ce420"/>
          <table:table-cell table:style-name="ce537" table:number-columns-repeated="246"/>
          <table:table-cell table:style-name="ce520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1" table:formula="of:=12+(2*[Tulajdonságok_képzettségek.C19])" office:value-type="float" office:value="18" calcext:value-type="float" table:number-columns-spanned="3" table:number-rows-spanned="1">
            <text:p>18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41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20" table:number-columns-repeated="3"/>
          <table:table-cell table:style-name="ce53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720"/>
          <table:table-cell table:style-name="ce742"/>
          <table:table-cell table:number-columns-repeated="3"/>
          <table:table-cell table:style-name="ce541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41"/>
          <table:covered-table-cell table:style-name="ce426"/>
          <table:table-cell table:number-columns-repeated="3"/>
          <table:table-cell table:style-name="ce541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3" office:value-type="string" calcext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0" calcext:value-type="float">
            <text:p>0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9" calcext:value-type="float">
            <text:p>-9</text:p>
          </table:table-cell>
          <table:table-cell table:style-name="ce427" table:content-validation-name="val119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19" calcext:value-type="float">
            <text:p>-19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41"/>
          <table:table-cell table:style-name="ce331"/>
          <table:table-cell table:style-name="ce541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Mágia_Pszi" table:style-name="ta1" table:print="false">
        <table:table-column table:style-name="co23" table:default-cell-style-name="ce23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136"/>
        <table:table-column table:style-name="co31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9" table:default-cell-style-name="ce271"/>
        <table:table-column table:style-name="co13" table:number-columns-repeated="243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42" office:value-type="string" calcext:value-type="string" table:number-columns-spanned="3" table:number-rows-spanned="1">
            <text:p>KP költve mágiára+pszíre</text:p>
          </table:table-cell>
          <table:covered-table-cell table:style-name="ce456"/>
          <table:covered-table-cell/>
          <table:table-cell table:style-name="ce482" table:content-validation-name="val125" table:formula="of:=SUM([.F16:.F17];[.F21:.F27];[.M18:.M27];[.F13];[.M13:.M15];[.M31:.M36];[.D9];[.K9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/>
          <table:table-cell table:style-name="ce603" table:content-validation-name="val43" table:formula="of:=[Tulajdonságok_képzettségek.E10]" office:value-type="float" office:value="23" calcext:value-type="float" table:number-columns-spanned="2" table:number-rows-spanned="1">
            <text:p>23</text:p>
          </table:table-cell>
          <table:covered-table-cell/>
          <table: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443" office:value-type="string" calcext:value-type="string" table:number-columns-spanned="5" table:number-rows-spanned="1">
            <text:p>Pszi</text:p>
          </table:table-cell>
          <table:covered-table-cell table:style-name="ce154"/>
          <table:covered-table-cell table:number-columns-repeated="3" table:style-name="ce214"/>
          <table:table-cell table:number-columns-repeated="2"/>
          <table:table-cell table:style-name="ce595" office:value-type="string" calcext:value-type="string" table:number-columns-spanned="5" table:number-rows-spanned="1">
            <text:p>Mana</text:p>
          </table:table-cell>
          <table:covered-table-cell table:style-name="ce154"/>
          <table:covered-table-cell table:style-name="ce600"/>
          <table:covered-table-cell table:style-name="ce604"/>
          <table:covered-table-cell table:style-name="ce214"/>
          <table:table-cell table:style-name="Default"/>
          <table:table-cell table:number-columns-repeated="243"/>
        </table:table-row>
        <table:table-row table:style-name="ro1">
          <table:table-cell table:style-name="ce444" table:number-columns-spanned="5" table:number-rows-spanned="1"/>
          <table:covered-table-cell/>
          <table:covered-table-cell table:number-columns-repeated="3" table:style-name="ce479"/>
          <table:table-cell table:number-columns-repeated="2"/>
          <table:table-cell table:style-name="ce444" table:number-columns-spanned="5" table:number-rows-spanned="1"/>
          <table:covered-table-cell table:style-name="ce598"/>
          <table:covered-table-cell/>
          <table:covered-table-cell table:style-name="ce605"/>
          <table:covered-table-cell table:style-name="ce479"/>
          <table:table-cell table:style-name="Default"/>
          <table:table-cell table:number-columns-repeated="243"/>
        </table:table-row>
        <table:table-row table:style-name="ro1">
          <table:table-cell table:style-name="ce445" office:value-type="string" calcext:value-type="string" table:number-columns-spanned="3" table:number-rows-spanned="1">
            <text:p>Ψ pont</text:p>
          </table:table-cell>
          <table:covered-table-cell table:style-name="ce457"/>
          <table:covered-table-cell table:style-name="ce477"/>
          <table:table-cell table:style-name="ce483" table:content-validation-name="val126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number-columns-repeated="2"/>
          <table:table-cell table:style-name="ce229" office:value-type="string" calcext:value-type="string" table:number-columns-spanned="3" table:number-rows-spanned="1">
            <text:p>Mana Pont</text:p>
          </table:table-cell>
          <table:covered-table-cell table:style-name="ce457"/>
          <table:covered-table-cell table:style-name="ce477"/>
          <table:table-cell table:style-name="ce606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style-name="Default"/>
          <table:table-cell table:number-columns-repeated="243"/>
        </table:table-row>
        <table:table-row table:style-name="ro1">
          <table:table-cell table:style-name="ce760" office:value-type="string" calcext:value-type="string" table:number-columns-spanned="3" table:number-rows-spanned="1">
            <text:p>Max felvehető <text:span text:style-name="T7">Ψ</text:span>p:</text:p>
          </table:table-cell>
          <table:covered-table-cell table:style-name="ce809"/>
          <table:covered-table-cell table:style-name="ce865"/>
          <table:table-cell table:style-name="ce484" table:content-validation-name="val43" table:formula="of:=[Tulajdonságok_képzettségek.D8]*[KP_tablazat.$K$34]" office:value-type="float" office:value="12" calcext:value-type="float" table:number-columns-spanned="2" table:number-rows-spanned="1">
            <text:p>12 Ψp</text:p>
          </table:table-cell>
          <table:covered-table-cell table:style-name="ce877"/>
          <table:table-cell table:number-columns-repeated="2"/>
          <table:table-cell table:style-name="ce760" table:content-validation-name="val133" office:value-type="string" calcext:value-type="string" table:number-columns-spanned="3" table:number-rows-spanned="1">
            <text:p>Max felvehető MP</text:p>
          </table:table-cell>
          <table:covered-table-cell table:style-name="ce809" table:content-validation-name="val133"/>
          <table:covered-table-cell table:style-name="ce865" table:content-validation-name="val133"/>
          <table:table-cell table:style-name="ce607" table:content-validation-name="val133" office:value-type="string" calcext:value-type="string" table:number-columns-spanned="2" table:number-rows-spanned="1">
            <text:p>??</text:p>
          </table:table-cell>
          <table:covered-table-cell table:style-name="ce877" table:content-validation-name="val133"/>
          <table:table-cell table:style-name="Default"/>
          <table:table-cell table:number-columns-repeated="243"/>
        </table:table-row>
        <table:table-row table:style-name="ro1">
          <table:table-cell table:style-name="ce447" office:value-type="string" calcext:value-type="string" table:number-columns-spanned="3" table:number-rows-spanned="1">
            <text:p><text:span text:style-name="T7">Ψ</text:span> pontra költött KP</text:p>
          </table:table-cell>
          <table:covered-table-cell table:number-columns-repeated="2" table:style-name="ce474"/>
          <table:table-cell table:style-name="ce485" table:content-validation-name="val43" table:formula="of:=[.$D$7]*[KP_tablazat.$K$32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number-columns-repeated="2"/>
          <table:table-cell table:style-name="ce447" office:value-type="string" calcext:value-type="string" table:number-columns-spanned="3" table:number-rows-spanned="1">
            <text:p>Mana Pontra költött KP</text:p>
          </table:table-cell>
          <table:covered-table-cell table:number-columns-repeated="2" table:style-name="ce474"/>
          <table:table-cell table:style-name="ce485" table:content-validation-name="val43" table:formula="of:=[.$K$7]*[KP_tablazat.$K$29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style-name="Default"/>
          <table:table-cell table:number-columns-repeated="243"/>
        </table:table-row>
        <table:table-row table:style-name="ro1">
          <table:table-cell table:style-name="ce448" table:number-columns-spanned="5" table:number-rows-spanned="1"/>
          <table:covered-table-cell table:number-columns-repeated="4"/>
          <table:table-cell table:number-columns-repeated="2"/>
          <table:table-cell table:style-name="ce448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, Tradíciók, Céltradíciók</text:p>
          </table:table-cell>
          <table:covered-table-cell table:number-columns-repeated="4" table:style-name="ce144"/>
          <table:covered-table-cell table:style-name="ce214"/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9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table:content-validation-name="val137" office:value-type="string" calcext:value-type="string" table:number-columns-spanned="2" table:number-rows-spanned="1">
            <text:p>Felvéve</text:p>
          </table:table-cell>
          <table:covered-table-cell table:content-validation-name="val140"/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49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486" table:content-validation-name="val43" office:value-type="float" office:value="4" calcext:value-type="float">
            <text:p>4</text:p>
          </table:table-cell>
          <table:table-cell table:style-name="ce176" table:content-validation-name="val130" office:value-type="float" office:value="0" calcext:value-type="float">
            <text:p>0</text:p>
          </table:table-cell>
          <table:table-cell table:style-name="ce584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897" table:content-validation-name="val134" office:value-type="string" calcext:value-type="string" table:number-columns-spanned="3" table:number-rows-spanned="1">
            <text:p>[<text:span text:style-name="T8">Tradíció neve</text:span><text:span text:style-name="T9">]</text:span></text:p>
          </table:table-cell>
          <table:covered-table-cell table:style-name="ce900"/>
          <table:covered-table-cell table:style-name="ce902"/>
          <table:table-cell table:style-name="ce608" table:content-validation-name="val138" office:value-type="float" office:value="0" calcext:value-type="float" table:number-columns-spanned="2" table:number-rows-spanned="1">
            <text:p>0</text:p>
          </table:table-cell>
          <table:covered-table-cell table:style-name="ce902" table:content-validation-name="val140"/>
          <table:table-cell table:style-name="ce620" table:content-validation-name="val43" table:formula="of:=[.$K13]*[KP_tablazat.$K$27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479"/>
          <table:table-cell/>
          <table:table-cell table:style-name="ce897" table:content-validation-name="val135" office:value-type="string" calcext:value-type="string" table:number-columns-spanned="3" table:number-rows-spanned="1">
            <text:p> [<text:span text:style-name="T8">Céltradíció neve</text:span><text:span text:style-name="T9">]</text:span></text:p>
          </table:table-cell>
          <table:covered-table-cell table:style-name="ce900" table:content-validation-name="val135"/>
          <table:covered-table-cell table:style-name="ce902" table:content-validation-name="val135"/>
          <table:table-cell table:style-name="ce609" table:content-validation-name="val139" office:value-type="float" office:value="0" calcext:value-type="float" table:number-columns-spanned="2" table:number-rows-spanned="1">
            <text:p>0</text:p>
          </table:table-cell>
          <table:covered-table-cell table:style-name="ce902" table:content-validation-name="val139"/>
          <table:table-cell table:style-name="ce620" table:content-validation-name="val43" table:formula="of:=[.$K14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897" table:content-validation-name="val135" office:value-type="string" calcext:value-type="string" table:number-columns-spanned="3" table:number-rows-spanned="1">
            <text:p> [<text:span text:style-name="T8">Céltradíció neve</text:span><text:span text:style-name="T9">]</text:span></text:p>
          </table:table-cell>
          <table:covered-table-cell table:style-name="ce900" table:content-validation-name="val135"/>
          <table:covered-table-cell table:style-name="ce902" table:content-validation-name="val135"/>
          <table:table-cell table:style-name="ce609" table:content-validation-name="val139" office:value-type="float" office:value="0" calcext:value-type="float" table:number-columns-spanned="2" table:number-rows-spanned="1">
            <text:p>0</text:p>
          </table:table-cell>
          <table:covered-table-cell table:style-name="ce902" table:content-validation-name="val139"/>
          <table:table-cell table:style-name="ce620" table:content-validation-name="val43" table:formula="of:=[.$K15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content-validation-name="val120" table:number-columns-spanned="2" table:number-rows-spanned="1"/>
          <table:covered-table-cell table:content-validation-name="val120"/>
          <table:table-cell table:style-name="ce481" table:content-validation-name="val60"/>
          <table:table-cell table:style-name="ce452" table:content-validation-name="val60"/>
          <table:table-cell table:style-name="ce579" table:content-validation-name="val131" table:formula="of:=[.C16]+[.D16]" office:value-type="float" office:value="0" calcext:value-type="float">
            <text:p>0</text:p>
          </table:table-cell>
          <table:table-cell table:style-name="ce271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28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479"/>
          <table:table-cell table:number-columns-repeated="243"/>
        </table:table-row>
        <table:table-row table:style-name="ro1">
          <table:table-cell table:style-name="ce136" table:content-validation-name="val120" table:number-columns-spanned="2" table:number-rows-spanned="1"/>
          <table:covered-table-cell table:content-validation-name="val120"/>
          <table:table-cell table:style-name="ce481" table:content-validation-name="val60"/>
          <table:table-cell table:style-name="ce452" table:content-validation-name="val60"/>
          <table:table-cell table:style-name="ce579" table:content-validation-name="val131" table:formula="of:=[.C17]+[.D17]" office:value-type="float" office:value="0" calcext:value-type="float">
            <text:p>0</text:p>
          </table:table-cell>
          <table:table-cell table:style-name="ce271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50" table:number-columns-spanned="6" table:number-rows-spanned="1"/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0" table:content-validation-name="val131" table:formula="of:=[.J18]+[.K18]" office:value-type="float" office:value="0" calcext:value-type="float">
            <text:p>0</text:p>
          </table:table-cell>
          <table:table-cell table:content-validation-name="val43" table:formula="of:=-IF([.$K18]&gt;0;VLOOKUP([.$K18];KP_táblázat;MATCH(&quot;Átlagos&quot;;KP_fejléc;0);0);0)+IF([.$L18];VLOOKUP([.$L18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1" table:content-validation-name="val131" table:formula="of:=[.J19]+[.K19]" office:value-type="float" office:value="0" calcext:value-type="float">
            <text:p>0</text:p>
          </table:table-cell>
          <table:table-cell table:content-validation-name="val43" table:formula="of:=-IF([.$K19]&gt;0;VLOOKUP([.$K19];KP_táblázat;MATCH(&quot;Átlagos&quot;;KP_fejléc;0);0);0)+IF([.$L19];VLOOKUP([.$L19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2" table:content-validation-name="val131" table:formula="of:=[.J20]+[.K20]" office:value-type="float" office:value="0" calcext:value-type="float">
            <text:p>0</text:p>
          </table:table-cell>
          <table:table-cell table:content-validation-name="val43" table:formula="of:=-IF([.$K20]&gt;0;VLOOKUP([.$K20];KP_táblázat;MATCH(&quot;Átlagos&quot;;KP_fejléc;0);0);0)+IF([.$L20];VLOOKUP([.$L20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3" table:content-validation-name="val131" table:formula="of:=[.J21]+[.K21]" office:value-type="float" office:value="0" calcext:value-type="float">
            <text:p>0</text:p>
          </table:table-cell>
          <table:table-cell table:content-validation-name="val43" table:formula="of:=-IF([.$K21]&gt;0;VLOOKUP([.$K21];KP_táblázat;MATCH(&quot;Átlagos&quot;;KP_fejléc;0);0);0)+IF([.$L21];VLOOKUP([.$L21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4" table:content-validation-name="val131" table:formula="of:=[.J22]+[.K22]" office:value-type="float" office:value="0" calcext:value-type="float">
            <text:p>0</text:p>
          </table:table-cell>
          <table:table-cell table:content-validation-name="val43" table:formula="of:=-IF([.$K22]&gt;0;VLOOKUP([.$K22];KP_táblázat;MATCH(&quot;Átlagos&quot;;KP_fejléc;0);0);0)+IF([.$L22];VLOOKUP([.$L22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5" table:content-validation-name="val131" table:formula="of:=[.J23]+[.K23]" office:value-type="float" office:value="0" calcext:value-type="float">
            <text:p>0</text:p>
          </table:table-cell>
          <table:table-cell table:content-validation-name="val43" table:formula="of:=-IF([.$K23]&gt;0;VLOOKUP([.$K23];KP_táblázat;MATCH(&quot;Átlagos&quot;;KP_fejléc;0);0);0)+IF([.$L23];VLOOKUP([.$L23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8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6" table:content-validation-name="val131" table:formula="of:=[.J24]+[.K24]" office:value-type="float" office:value="0" calcext:value-type="float">
            <text:p>0</text:p>
          </table:table-cell>
          <table:table-cell table:content-validation-name="val43" table:formula="of:=-IF([.$K24]&gt;0;VLOOKUP([.$K24];KP_táblázat;MATCH(&quot;Átlagos&quot;;KP_fejléc;0);0);0)+IF([.$L24];VLOOKUP([.$L24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9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7" table:content-validation-name="val131" table:formula="of:=[.J25]+[.K25]" office:value-type="float" office:value="0" calcext:value-type="float">
            <text:p>0</text:p>
          </table:table-cell>
          <table:table-cell table:content-validation-name="val43" table:formula="of:=-IF([.$K25]&gt;0;VLOOKUP([.$K25];KP_táblázat;MATCH(&quot;Átlagos&quot;;KP_fejléc;0);0);0)+IF([.$L25];VLOOKUP([.$L25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90" table:content-validation-name="val43" table:formula="of:=[.$E26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8" table:content-validation-name="val131" table:formula="of:=[.J26]+[.K26]" office:value-type="float" office:value="0" calcext:value-type="float">
            <text:p>0</text:p>
          </table:table-cell>
          <table:table-cell table:content-validation-name="val43" table:formula="of:=-IF([.$K26]&gt;0;VLOOKUP([.$K26];KP_táblázat;MATCH(&quot;Átlagos&quot;;KP_fejléc;0);0);0)+IF([.$L26];VLOOKUP([.$L26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591" table:content-validation-name="val43" table:formula="of:=[.$E27]*[$KP_tablazat.$K$14]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0" table:number-columns-repeated="2"/>
          <table:table-cell table:style-name="ce619" table:content-validation-name="val131" table:formula="of:=[.J27]+[.K27]" office:value-type="float" office:value="0" calcext:value-type="float">
            <text:p>0</text:p>
          </table:table-cell>
          <table:table-cell table:style-name="ce278" table:content-validation-name="val43" table:formula="of:=-IF([.$K27]&gt;0;VLOOKUP([.$K27];KP_táblázat;MATCH(&quot;Átlagos&quot;;KP_fejléc;0);0);0)+IF([.$L27];VLOOKUP([.$L27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80" office:value-type="string" calcext:value-type="string" table:number-columns-spanned="6" table:number-rows-spanned="1">
            <text:p>Érzékek</text:p>
          </table:table-cell>
          <table:covered-table-cell table:number-columns-repeated="5" table:style-name="ce477"/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243"/>
        </table:table-row>
        <table:table-row table:style-name="ro1">
          <table:table-cell table:style-name="ce783" table:number-columns-spanned="3" table:number-rows-spanned="1"/>
          <table:covered-table-cell table:number-columns-repeated="2" table:style-name="ce783"/>
          <table:table-cell table:style-name="ce797" table:content-validation-name="val127" office:value-type="string" calcext:value-type="string">
            <text:p>+</text:p>
          </table:table-cell>
          <table:table-cell table:style-name="ce582" office:value-type="string" calcext:value-type="string">
            <text:p>Σ</text:p>
          </table:table-cell>
          <table:table-cell table:style-name="ce797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2">
          <table:table-cell table:style-name="ce788" table:content-validation-name="val121" office:value-type="string" calcext:value-type="string" table:number-columns-spanned="3" table:number-rows-spanned="1">
            <text:p>Intuíció</text:p>
          </table:table-cell>
          <table:covered-table-cell table:number-columns-repeated="2" table:style-name="ce788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25]+[.$D31]" office:value-type="float" office:value="-2" calcext:value-type="float">
            <text:p>-2</text:p>
          </table:table-cell>
          <table:table-cell table:style-name="ce592" table:content-validation-name="val43" table:formula="of:=[.$D31]*(VLOOKUP([.$A31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1" table:content-validation-name="val43" table:formula="of:=[.$L31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88" table:content-validation-name="val122" office:value-type="string" calcext:value-type="string" table:number-columns-spanned="3" table:number-rows-spanned="1">
            <text:p>Látás</text:p>
          </table:table-cell>
          <table:covered-table-cell table:number-columns-repeated="2" table:style-name="ce788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2]" office:value-type="float" office:value="3" calcext:value-type="float">
            <text:p>3</text:p>
          </table:table-cell>
          <table:table-cell table:style-name="ce593" table:content-validation-name="val43" table:formula="of:=[.$D32]*(VLOOKUP([.$A32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2" table:content-validation-name="val43" table:formula="of:=[.$L32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88" table:content-validation-name="val123" office:value-type="string" calcext:value-type="string" table:number-columns-spanned="3" table:number-rows-spanned="1">
            <text:p>Hallás</text:p>
          </table:table-cell>
          <table:covered-table-cell table:number-columns-repeated="2" table:style-name="ce788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3]" office:value-type="float" office:value="3" calcext:value-type="float">
            <text:p>3</text:p>
          </table:table-cell>
          <table:table-cell table:style-name="ce593" table:content-validation-name="val43" table:formula="of:=[.$D33]*(VLOOKUP([.$A33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3" table:content-validation-name="val43" table:formula="of:=[.$L33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88" table:content-validation-name="val124" office:value-type="string" calcext:value-type="string" table:number-columns-spanned="3" table:number-rows-spanned="1">
            <text:p>Ízlelés/Szaglás/Tapintás</text:p>
          </table:table-cell>
          <table:covered-table-cell table:number-columns-repeated="2" table:style-name="ce788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4]" office:value-type="float" office:value="3" calcext:value-type="float">
            <text:p>3</text:p>
          </table:table-cell>
          <table:table-cell table:style-name="ce593" table:content-validation-name="val43" table:formula="of:=[.$D34]*(VLOOKUP([.$A34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4" table:content-validation-name="val43" table:formula="of:=[.$L34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5" table:content-validation-name="val43" table:formula="of:=[.$L35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454" office:value-type="string" calcext:value-type="string" table:number-columns-spanned="5" table:number-rows-spanned="1">
            <text:p>Összesen KP – érzékekre</text:p>
          </table:table-cell>
          <table:covered-table-cell table:number-columns-repeated="4" table:style-name="ce478"/>
          <table:table-cell table:style-name="ce594" table:formula="of:=SUM([.F31:.F34])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626" table:content-validation-name="val43" table:formula="of:=[.$L36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80" office:value-type="string" calcext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797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797"/>
          <table:table-cell table:style-name="ce79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97"/>
          <table:table-cell table:style-name="ce797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797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7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8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80" office:value-type="string" calcext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79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97"/>
          <table:table-cell table:style-name="ce79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97"/>
          <table:table-cell table:style-name="ce797"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number-columns-repeated="5" table:style-name="ce797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Hatása, leírása, <text:span text:style-name="T7">±</text:span>% kedvezmény</text:p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Hatása, leírása, <text:span text:style-name="T7">±</text:span>% kedvezmény</text:p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calcext:conditional-formats>
          <calcext:conditional-format calcext:target-range-address="Mágia_Pszi.C16:Mágia_Pszi.C17">
            <calcext:condition calcext:apply-style-name="Warning_foktúllépés" calcext:value="&gt;[$Tulajdonságok_képzettségek.$J$8]" calcext:base-cell-address="Mágia_Pszi.C16"/>
          </calcext:conditional-format>
          <calcext:conditional-format calcext:target-range-address="Mágia_Pszi.D3:Mágia_Pszi.D3 Mágia_Pszi.K3:Mágia_Pszi.K3">
            <calcext:condition calcext:apply-style-name="Warning_maradt" calcext:value="&lt;0" calcext:base-cell-address="Mágia_Pszi.D3"/>
          </calcext:conditional-format>
          <calcext:conditional-format calcext:target-range-address="Mágia_Pszi.D7:Mágia_Pszi.D7">
            <calcext:condition calcext:apply-style-name="Warning_HM" calcext:value="&gt;[$Mágia_Pszi.$D$8]" calcext:base-cell-address="Mágia_Pszi.D7"/>
          </calcext:conditional-format>
          <calcext:conditional-format calcext:target-range-address="Mágia_Pszi.F13:Mágia_Pszi.F13">
            <calcext:condition calcext:apply-style-name="Warning_Fortély" calcext:value="formula-is([.$E$13]&gt;[.$D$13])" calcext:base-cell-address="Mágia_Pszi.F13"/>
            <calcext:condition calcext:apply-style-name="Warning_negativ" calcext:value="&lt;0" calcext:base-cell-address="Mágia_Pszi.F13"/>
          </calcext:conditional-format>
          <calcext:conditional-format calcext:target-range-address="Mágia_Pszi.F21:Mágia_Pszi.F21">
            <calcext:condition calcext:apply-style-name="Warning_Fortély" calcext:value="formula-is([.$E$21]&gt;[.$D$21])" calcext:base-cell-address="Mágia_Pszi.F21"/>
            <calcext:condition calcext:apply-style-name="Warning_negativ" calcext:value="&lt;0" calcext:base-cell-address="Mágia_Pszi.F21"/>
          </calcext:conditional-format>
          <calcext:conditional-format calcext:target-range-address="Mágia_Pszi.F22:Mágia_Pszi.F22">
            <calcext:condition calcext:apply-style-name="Warning_Fortély" calcext:value="formula-is([.$E$22]&gt;[.$D$22])" calcext:base-cell-address="Mágia_Pszi.F22"/>
            <calcext:condition calcext:apply-style-name="Warning_negativ" calcext:value="&lt;0" calcext:base-cell-address="Mágia_Pszi.F22"/>
          </calcext:conditional-format>
          <calcext:conditional-format calcext:target-range-address="Mágia_Pszi.F23:Mágia_Pszi.F23">
            <calcext:condition calcext:apply-style-name="Warning_Fortély" calcext:value="formula-is([.$E$23]&gt;[.$D$23])" calcext:base-cell-address="Mágia_Pszi.F23"/>
            <calcext:condition calcext:apply-style-name="Warning_negativ" calcext:value="&lt;0" calcext:base-cell-address="Mágia_Pszi.F23"/>
          </calcext:conditional-format>
          <calcext:conditional-format calcext:target-range-address="Mágia_Pszi.F24:Mágia_Pszi.F24">
            <calcext:condition calcext:apply-style-name="Warning_Fortély" calcext:value="formula-is([.$E$24]&gt;[.$D$24])" calcext:base-cell-address="Mágia_Pszi.F24"/>
            <calcext:condition calcext:apply-style-name="Warning_negativ" calcext:value="&lt;0" calcext:base-cell-address="Mágia_Pszi.F24"/>
          </calcext:conditional-format>
          <calcext:conditional-format calcext:target-range-address="Mágia_Pszi.F25:Mágia_Pszi.F25">
            <calcext:condition calcext:apply-style-name="Warning_Fortély" calcext:value="formula-is([.$E$25]&gt;[.$D$25])" calcext:base-cell-address="Mágia_Pszi.F25"/>
            <calcext:condition calcext:apply-style-name="Warning_negativ" calcext:value="&lt;0" calcext:base-cell-address="Mágia_Pszi.F25"/>
          </calcext:conditional-format>
          <calcext:conditional-format calcext:target-range-address="Mágia_Pszi.F26:Mágia_Pszi.F26">
            <calcext:condition calcext:apply-style-name="Warning_Fortély" calcext:value="formula-is([.$E$26]&gt;[.$D$26])" calcext:base-cell-address="Mágia_Pszi.F26"/>
            <calcext:condition calcext:apply-style-name="Warning_negativ" calcext:value="&lt;0" calcext:base-cell-address="Mágia_Pszi.F26"/>
          </calcext:conditional-format>
          <calcext:conditional-format calcext:target-range-address="Mágia_Pszi.F27:Mágia_Pszi.F27">
            <calcext:condition calcext:apply-style-name="Warning_Fortély" calcext:value="formula-is([.$E$27]&gt;[.$D$27])" calcext:base-cell-address="Mágia_Pszi.F27"/>
            <calcext:condition calcext:apply-style-name="Warning_negativ" calcext:value="&lt;0" calcext:base-cell-address="Mágia_Pszi.F27"/>
          </calcext:conditional-format>
          <calcext:conditional-format calcext:target-range-address="Mágia_Pszi.K13:Mágia_Pszi.K15">
            <calcext:condition calcext:apply-style-name="Warning_foktúllépés" calcext:value="&gt;2" calcext:base-cell-address="Mágia_Pszi.K13"/>
          </calcext:conditional-format>
          <calcext:conditional-format calcext:target-range-address="Mágia_Pszi.L18:Mágia_Pszi.L18">
            <calcext:condition calcext:apply-style-name="Warning_szinttúlépés" calcext:value="&gt;[$Tulajdonságok_képzettségek.$J$9]" calcext:base-cell-address="Mágia_Pszi.L18"/>
          </calcext:conditional-format>
          <calcext:conditional-format calcext:target-range-address="Mágia_Pszi.L19:Mágia_Pszi.L19">
            <calcext:condition calcext:apply-style-name="Warning_szinttúlépés" calcext:value="&gt;[$Tulajdonságok_képzettségek.$J$9]" calcext:base-cell-address="Mágia_Pszi.L19"/>
          </calcext:conditional-format>
          <calcext:conditional-format calcext:target-range-address="Mágia_Pszi.L20:Mágia_Pszi.L20">
            <calcext:condition calcext:apply-style-name="Warning_szinttúlépés" calcext:value="&gt;[$Tulajdonságok_képzettségek.$J$9]" calcext:base-cell-address="Mágia_Pszi.L20"/>
          </calcext:conditional-format>
          <calcext:conditional-format calcext:target-range-address="Mágia_Pszi.L21:Mágia_Pszi.L21">
            <calcext:condition calcext:apply-style-name="Warning_szinttúlépés" calcext:value="&gt;[$Tulajdonságok_képzettségek.$J$9]" calcext:base-cell-address="Mágia_Pszi.L21"/>
          </calcext:conditional-format>
          <calcext:conditional-format calcext:target-range-address="Mágia_Pszi.L22:Mágia_Pszi.L22">
            <calcext:condition calcext:apply-style-name="Warning_szinttúlépés" calcext:value="&gt;[$Tulajdonságok_képzettségek.$J$9]" calcext:base-cell-address="Mágia_Pszi.L22"/>
          </calcext:conditional-format>
          <calcext:conditional-format calcext:target-range-address="Mágia_Pszi.L23:Mágia_Pszi.L23">
            <calcext:condition calcext:apply-style-name="Warning_szinttúlépés" calcext:value="&gt;[$Tulajdonságok_képzettségek.$J$9]" calcext:base-cell-address="Mágia_Pszi.L23"/>
          </calcext:conditional-format>
          <calcext:conditional-format calcext:target-range-address="Mágia_Pszi.L24:Mágia_Pszi.L24">
            <calcext:condition calcext:apply-style-name="Warning_szinttúlépés" calcext:value="&gt;[$Tulajdonságok_képzettségek.$J$9]" calcext:base-cell-address="Mágia_Pszi.L24"/>
          </calcext:conditional-format>
          <calcext:conditional-format calcext:target-range-address="Mágia_Pszi.L25:Mágia_Pszi.L25">
            <calcext:condition calcext:apply-style-name="Warning_szinttúlépés" calcext:value="&gt;[$Tulajdonságok_képzettségek.$J$9]" calcext:base-cell-address="Mágia_Pszi.L25"/>
          </calcext:conditional-format>
          <calcext:conditional-format calcext:target-range-address="Mágia_Pszi.L26:Mágia_Pszi.L26">
            <calcext:condition calcext:apply-style-name="Warning_szinttúlépés" calcext:value="&gt;[$Tulajdonságok_képzettségek.$J$9]" calcext:base-cell-address="Mágia_Pszi.L26"/>
          </calcext:conditional-format>
          <calcext:conditional-format calcext:target-range-address="Mágia_Pszi.L27:Mágia_Pszi.L27">
            <calcext:condition calcext:apply-style-name="Warning_szinttúlépés" calcext:value="&gt;[$Tulajdonságok_képzettségek.$J$9]" calcext:base-cell-address="Mágia_Pszi.L27"/>
          </calcext:conditional-format>
          <calcext:conditional-format calcext:target-range-address="Mágia_Pszi.M13:Mágia_Pszi.M15">
            <calcext:condition calcext:apply-style-name="Warning_Fortély" calcext:value="formula-is([$Mágia_Pszi.$K$13]&gt;2)" calcext:base-cell-address="Mágia_Pszi.M13"/>
          </calcext:conditional-format>
          <calcext:conditional-format calcext:target-range-address="Mágia_Pszi.M31:Mágia_Pszi.M31">
            <calcext:condition calcext:apply-style-name="Warning_Fortély" calcext:value="formula-is([.$L$31]&gt;[.$K$31])" calcext:base-cell-address="Mágia_Pszi.M31"/>
            <calcext:condition calcext:apply-style-name="Warning_negativ" calcext:value="&lt;0" calcext:base-cell-address="Mágia_Pszi.M31"/>
          </calcext:conditional-format>
          <calcext:conditional-format calcext:target-range-address="Mágia_Pszi.M32:Mágia_Pszi.M32">
            <calcext:condition calcext:apply-style-name="Warning_Fortély" calcext:value="formula-is([.$L$32]&gt;[.$K$32])" calcext:base-cell-address="Mágia_Pszi.M32"/>
            <calcext:condition calcext:apply-style-name="Warning_negativ" calcext:value="&lt;0" calcext:base-cell-address="Mágia_Pszi.M32"/>
          </calcext:conditional-format>
          <calcext:conditional-format calcext:target-range-address="Mágia_Pszi.M33:Mágia_Pszi.M33">
            <calcext:condition calcext:apply-style-name="Warning_Fortély" calcext:value="formula-is([.$L$33]&gt;[.$K$33])" calcext:base-cell-address="Mágia_Pszi.M33"/>
            <calcext:condition calcext:apply-style-name="Warning_negativ" calcext:value="&lt;0" calcext:base-cell-address="Mágia_Pszi.M33"/>
          </calcext:conditional-format>
          <calcext:conditional-format calcext:target-range-address="Mágia_Pszi.M34:Mágia_Pszi.M34">
            <calcext:condition calcext:apply-style-name="Warning_Fortély" calcext:value="formula-is([.$L$34]&gt;[.$K$34])" calcext:base-cell-address="Mágia_Pszi.M34"/>
            <calcext:condition calcext:apply-style-name="Warning_negativ" calcext:value="&lt;0" calcext:base-cell-address="Mágia_Pszi.M34"/>
          </calcext:conditional-format>
          <calcext:conditional-format calcext:target-range-address="Mágia_Pszi.M35:Mágia_Pszi.M35">
            <calcext:condition calcext:apply-style-name="Warning_Fortély" calcext:value="formula-is([.$L$35]&gt;[.$K$35])" calcext:base-cell-address="Mágia_Pszi.M35"/>
            <calcext:condition calcext:apply-style-name="Warning_negativ" calcext:value="&lt;0" calcext:base-cell-address="Mágia_Pszi.M35"/>
          </calcext:conditional-format>
          <calcext:conditional-format calcext:target-range-address="Mágia_Pszi.M36:Mágia_Pszi.M36">
            <calcext:condition calcext:apply-style-name="Warning_Fortély" calcext:value="formula-is([.$L$38]&gt;[.$K$38])" calcext:base-cell-address="Mágia_Pszi.M36"/>
            <calcext:condition calcext:apply-style-name="Warning_negativ" calcext:value="&lt;0" calcext:base-cell-address="Mágia_Pszi.M36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6" table:formula="of:=[Tulajdonságok_képzettségek.K11]" office:value-type="float" office:value="221" calcext:value-type="float">
            <text:p>221</text:p>
          </table:table-cell>
          <table:table-cell table:content-validation-name="val66"/>
          <table:table-cell table:style-name="ce933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42" table:formula="of:=[Tulajdonságok_képzettségek.D53]" office:value-type="float" office:value="120" calcext:value-type="float">
            <text:p>120</text:p>
          </table:table-cell>
          <table:table-cell table:style-name="ce18" table:content-validation-name="val66"/>
          <table:table-cell table:style-name="ce228" table:content-validation-name="val66" office:value-type="string" calcext:value-type="string">
            <text:p>Ostromlövészet</text:p>
          </table:table-cell>
          <table:table-cell table:style-name="ce453" table:content-validation-name="val66" table:number-columns-repeated="2"/>
          <table:table-cell table:style-name="ce659" table:content-validation-name="val66" table:formula="of:=[.I5]+[.J5]" office:value-type="float" office:value="0" calcext:value-type="float">
            <text:p>0</text:p>
          </table:table-cell>
          <table:table-cell table:style-name="ce271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6]+[.J6]" office:value-type="float" office:value="0" calcext:value-type="float">
            <text:p>0</text:p>
          </table:table-cell>
          <table:table-cell table:style-name="ce271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7]+[.J7]" office:value-type="float" office:value="0" calcext:value-type="float">
            <text:p>0</text:p>
          </table:table-cell>
          <table:table-cell table:style-name="ce271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7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66"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8]+[.J8]" office:value-type="float" office:value="0" calcext:value-type="float">
            <text:p>0</text:p>
          </table:table-cell>
          <table:table-cell table:style-name="ce271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 table:style-name="ce151" table:content-validation-name="val66"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3" table:content-validation-name="val66" table:formula="of:=[.$D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9]+[.J9]" office:value-type="float" office:value="0" calcext:value-type="float">
            <text:p>0</text:p>
          </table:table-cell>
          <table:table-cell table:style-name="ce271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4" table:content-validation-name="val66" table:formula="of:=[.$D1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0]+[.J10]" office:value-type="float" office:value="0" calcext:value-type="float">
            <text:p>0</text:p>
          </table:table-cell>
          <table:table-cell table:style-name="ce271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5" table:content-validation-name="val66" table:formula="of:=[.$D1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1]+[.J11]" office:value-type="float" office:value="0" calcext:value-type="float">
            <text:p>0</text:p>
          </table:table-cell>
          <table:table-cell table:style-name="ce271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6" table:content-validation-name="val66" table:formula="of:=[.$D1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2]+[.J12]" office:value-type="float" office:value="0" calcext:value-type="float">
            <text:p>0</text:p>
          </table:table-cell>
          <table:table-cell table:style-name="ce271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7" table:content-validation-name="val66" table:formula="of:=[.$D1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3]+[.J13]" office:value-type="float" office:value="0" calcext:value-type="float">
            <text:p>0</text:p>
          </table:table-cell>
          <table:table-cell table:style-name="ce271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8" table:content-validation-name="val66" table:formula="of:=[.$D1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9" table:content-validation-name="val66" table:formula="of:=[.$D1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0" table:content-validation-name="val66" table:formula="of:=[.$D1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9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7]+[.J17]" office:value-type="float" office:value="0" calcext:value-type="float">
            <text:p>0</text:p>
          </table:table-cell>
          <table:table-cell table:style-name="ce275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8]+[.J18]" office:value-type="float" office:value="0" calcext:value-type="float">
            <text:p>0</text:p>
          </table:table-cell>
          <table:table-cell table:style-name="ce275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9]+[.J19]" office:value-type="float" office:value="0" calcext:value-type="float">
            <text:p>0</text:p>
          </table:table-cell>
          <table:table-cell table:style-name="ce275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0]+[.J20]" office:value-type="float" office:value="0" calcext:value-type="float">
            <text:p>0</text:p>
          </table:table-cell>
          <table:table-cell table:style-name="ce275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1]+[.J21]" office:value-type="float" office:value="0" calcext:value-type="float">
            <text:p>0</text:p>
          </table:table-cell>
          <table:table-cell table:style-name="ce275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2]+[.J22]" office:value-type="float" office:value="0" calcext:value-type="float">
            <text:p>0</text:p>
          </table:table-cell>
          <table:table-cell table:style-name="ce275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3]+[.J23]" office:value-type="float" office:value="0" calcext:value-type="float">
            <text:p>0</text:p>
          </table:table-cell>
          <table:table-cell table:style-name="ce275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4]+[.J24]" office:value-type="float" office:value="0" calcext:value-type="float">
            <text:p>0</text:p>
          </table:table-cell>
          <table:table-cell table:style-name="ce275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5]+[.J25]" office:value-type="float" office:value="0" calcext:value-type="float">
            <text:p>0</text:p>
          </table:table-cell>
          <table:table-cell table:style-name="ce275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6]+[.J26]" office:value-type="float" office:value="0" calcext:value-type="float">
            <text:p>0</text:p>
          </table:table-cell>
          <table:table-cell table:style-name="ce275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7]+[.J27]" office:value-type="float" office:value="0" calcext:value-type="float">
            <text:p>0</text:p>
          </table:table-cell>
          <table:table-cell table:style-name="ce275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8]+[.J28]" office:value-type="float" office:value="0" calcext:value-type="float">
            <text:p>0</text:p>
          </table:table-cell>
          <table:table-cell table:style-name="ce275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9]+[.J29]" office:value-type="float" office:value="0" calcext:value-type="float">
            <text:p>0</text:p>
          </table:table-cell>
          <table:table-cell table:style-name="ce275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476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476"/>
          <table:table-cell table:style-name="ce658" table:content-validation-name="val66" table:formula="of:=[.$D3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1" table:content-validation-name="val66" office:value-type="string" calcext:value-type="string">
            <text:p>Név</text:p>
          </table:table-cell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 calcext:value-type="float">
            <text:p>0</text:p>
          </table:table-cell>
          <table:table-cell table:style-name="ce271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933" table:content-validation-name="val141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4" table:content-validation-name="val66"/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 calcext:value-type="float">
            <text:p>0</text:p>
          </table:table-cell>
          <table:table-cell table:style-name="ce271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 calcext:value-type="float">
            <text:p>0</text:p>
          </table:table-cell>
          <table:table-cell table:style-name="ce271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141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6]+[.D36]" office:value-type="float" office:value="0" calcext:value-type="float">
            <text:p>0</text:p>
          </table:table-cell>
          <table:table-cell table:style-name="ce271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 calcext:value-type="float">
            <text:p>0</text:p>
          </table:table-cell>
          <table:table-cell table:style-name="ce271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7]+[.D37]" office:value-type="float" office:value="0" calcext:value-type="float">
            <text:p>0</text:p>
          </table:table-cell>
          <table:table-cell table:style-name="ce271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 calcext:value-type="float">
            <text:p>0</text:p>
          </table:table-cell>
          <table:table-cell table:style-name="ce271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8]+[.D38]" office:value-type="float" office:value="0" calcext:value-type="float">
            <text:p>0</text:p>
          </table:table-cell>
          <table:table-cell table:style-name="ce271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8]+[.J38]" office:value-type="float" office:value="0" calcext:value-type="float">
            <text:p>0</text:p>
          </table:table-cell>
          <table:table-cell table:style-name="ce271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9]+[.D39]" office:value-type="float" office:value="0" calcext:value-type="float">
            <text:p>0</text:p>
          </table:table-cell>
          <table:table-cell table:style-name="ce271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9]+[.J39]" office:value-type="float" office:value="0" calcext:value-type="float">
            <text:p>0</text:p>
          </table:table-cell>
          <table:table-cell table:style-name="ce271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40]+[.D40]" office:value-type="float" office:value="0" calcext:value-type="float">
            <text:p>0</text:p>
          </table:table-cell>
          <table:table-cell table:style-name="ce271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0]+[.J40]" office:value-type="float" office:value="0" calcext:value-type="float">
            <text:p>0</text:p>
          </table:table-cell>
          <table:table-cell table:style-name="ce271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1]+[.D41]" office:value-type="float" office:value="0" calcext:value-type="float">
            <text:p>0</text:p>
          </table:table-cell>
          <table:table-cell table:style-name="ce271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1]+[.J41]" office:value-type="float" office:value="0" calcext:value-type="float">
            <text:p>0</text:p>
          </table:table-cell>
          <table:table-cell table:style-name="ce271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2]+[.D42]" office:value-type="float" office:value="0" calcext:value-type="float">
            <text:p>0</text:p>
          </table:table-cell>
          <table:table-cell table:style-name="ce271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2]+[.J42]" office:value-type="float" office:value="0" calcext:value-type="float">
            <text:p>0</text:p>
          </table:table-cell>
          <table:table-cell table:style-name="ce271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4" table:content-validation-name="val66" table:number-columns-spanned="2" table:number-rows-spanned="1"/>
          <table:covered-table-cell table:style-name="ce476"/>
          <table:table-cell table:style-name="ce246" table:content-validation-name="val66" table:number-columns-repeated="2"/>
          <table:table-cell table:style-name="ce641" table:content-validation-name="val66" table:formula="of:=[.C43]+[.D43]" office:value-type="float" office:value="0" calcext:value-type="float">
            <text:p>0</text:p>
          </table:table-cell>
          <table:table-cell table:style-name="ce278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4" table:content-validation-name="val66"/>
          <table:table-cell table:style-name="ce246" table:content-validation-name="val66" table:number-columns-repeated="2"/>
          <table:table-cell table:style-name="ce662" table:content-validation-name="val66" table:formula="of:=[.I43]+[.J43]" office:value-type="float" office:value="0" calcext:value-type="float">
            <text:p>0</text:p>
          </table:table-cell>
          <table:table-cell table:style-name="ce278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 table:content-validation-name="val66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" table:number-rows-repeated="65475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1078"/>
        <table:table-column table:style-name="co41" table:default-cell-style-name="ce1083"/>
        <table:table-column table:style-name="co13" table:number-columns-repeated="254" table:default-cell-style-name="ce1078"/>
        <table:table-row table:style-name="ro19">
          <table:table-cell table:style-name="ce1075" office:value-type="string" calcext:value-type="string">
            <text:p>Karakter pontok (KP) elosztása</text:p>
            <text:p/>
          </table:table-cell>
          <table:table-cell table:style-name="ce1082"/>
          <table:table-cell table:style-name="ce1089" table:number-columns-repeated="254"/>
        </table:table-row>
        <table:table-row table:style-name="ro14">
          <table:table-cell table:style-name="ce1076" office:value-type="string" calcext:value-type="string">
            <text:p><text:span text:style-name="T10">→ </text:span><text:span text:style-name="T11">KP = 150 + Tapasztalati szint  x (70 + Intelligencia)  + még (TSZ x (20+Emlékezet)), ez utóbbi csak NEM-harci vagy -misztikus jellegű ismeretek növelésére fordítható</text:span></text:p>
            <text:p><text:span text:style-name="T10">→ </text:span><text:span text:style-name="T11">Ebből lehet tanulni a következőket:</text:span></text:p>
            <text:p/>
          </table:table-cell>
          <table:table-cell table:number-columns-repeated="255"/>
        </table:table-row>
        <table:table-row table:style-name="ro19">
          <table:table-cell table:style-name="ce1077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84" office:value-type="string" calcext:value-type="string">
            <text:p><text:span text:style-name="T13">→Egy  misztikus/harci képzettség értéke legfeljebb (szint+3) lehet</text:span></text:p>
            <text:p><text:span text:style-name="T13">→Egy  NEM misztikus/harci képzettség értéke legfeljebb (szint+8) lehet</text:span></text:p>
            <text:p><text:span text:style-name="T13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0">→</text:span><text:span text:style-name="T11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0">→</text:span><text:span text:style-name="T1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9">
          <table:table-cell table:style-name="ce1077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85" office:value-type="string" calcext:value-type="string">
            <text:p><text:span text:style-name="T14">→</text:span><text:span text:style-name="T15">Vannak egy és többfokú fortélyok. Minden fok </text:span><text:span text:style-name="T16">15KP</text:span><text:span text:style-name="T15">-ba kerül és követelményei vannak.</text:span></text:p>
            <text:p><text:span text:style-name="T14">→</text:span><text:span text:style-name="T15">Több fokú Fortélyoknál szintenként csak egy fokot lehet fejlődni akkor is, ha lenne elég KP több fokra is! Ez alól kivétel az 1. szint (karakteralkotás).</text:span></text:p>
            <text:p><text:span text:style-name="T14">→</text:span><text:span text:style-name="T15">Egy szintlépés alkalmával nem vehető fel két olyan Fortély, amely ugyanazt a jellemzőt/képzettséget, stb módosít.</text:span></text:p>
            <text:p><text:span text:style-name="T14">→</text:span><text:span text:style-name="T15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79" table:number-columns-repeated="256"/>
        </table:table-row>
        <table:table-row table:style-name="ro19">
          <table:table-cell table:style-name="ce1077" office:value-type="string" calcext:value-type="string">
            <text:p>Harcérték módosítók (HM)</text:p>
            <text:p/>
          </table:table-cell>
          <table:table-cell table:style-name="ce1079"/>
          <table:table-cell table:number-columns-repeated="254"/>
        </table:table-row>
        <table:table-row table:style-name="ro16">
          <table:table-cell/>
          <table:table-cell table:style-name="ce1086" office:value-type="string" calcext:value-type="string">
            <text:p><text:span text:style-name="T17">→</text:span><text:span text:style-name="T12">1HM/CM = 5 KP</text:span></text:p>
            <text:p><text:span text:style-name="T17">→</text:span><text:span text:style-name="T12">max 8 HM/szint   </text:span><text:span text:style-name="T18">(HM = közelharci HM, amibe a TÉ és VÉ tartozik bele)</text:span></text:p>
            <text:p><text:span text:style-name="T17">→</text:span><text:span text:style-name="T12">max 4 CM/szint   </text:span><text:span text:style-name="T18">(CM = Célzóérték Módosító, ami a CÉ-re fordítható harcértékmódosítót jelöli)</text:span></text:p>
            <text:p/>
            <text:p><text:span text:style-name="T1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86"/>
          <table:table-cell table:number-columns-repeated="254"/>
        </table:table-row>
        <table:table-row table:style-name="ro13">
          <table:table-cell table:style-name="ce1076" office:value-type="string" calcext:value-type="string">
            <text:p><text:span text:style-name="T12">Mana pontok, tanult Mágikus tradíció (ha van), Mágiaiskolák</text:span>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86" office:value-type="string" calcext:value-type="string">
            <text:p><text:span text:style-name="T17">→</text:span><text:span text:style-name="T12">1 Mana pont = 3 KP</text:span></text:p>
            <text:p><text:span text:style-name="T17">→</text:span><text:span text:style-name="T12">Mágikus tradíciók: 50KP-ba kerülnek (csak 1x vehetőek fel) és követelményeik vannak (van amelyik, csak 1.szinten vehető fel).  </text:span><text:span text:style-name="T18">(Például: Kyr mozaikmágia, Vulgármágia, stb.)</text:span></text:p>
            <text:p><text:span text:style-name="T20">→Féltradíciók: 25 KP</text:span></text:p>
            <text:p><text:span text:style-name="T17">→</text:span><text:span text:style-name="T12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076" office:value-type="string" calcext:value-type="string">
            <text:p>Pszí alkalmazás fortély, Pszí iskola (képzettség), Pszí pontok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84" office:value-type="string" calcext:value-type="string">
            <text:p><text:span text:style-name="T13">→1ψp = 2 KP</text:span></text:p>
            <text:p><text:span text:style-name="T13">→Pszí-alkalmazás: 4 fokú fortély egyre erősebb követelményekkel. Az alkalmazás fokát adja, nélküle nem lehet ψp-ot venni, vagy ψ tradíciót tanulni.</text:span></text:p>
            <text:p><text:span text:style-name="T13">→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3">
          <table:table-cell table:style-name="ce1076" office:value-type="string" calcext:value-type="string">
            <text:p><text:span text:style-name="T12">Érzékek: csak 1.szinten növelhető</text:span></text:p>
            <text:p/>
          </table:table-cell>
          <table:table-cell table:style-name="ce1084"/>
          <table:table-cell table:number-columns-repeated="254"/>
        </table:table-row>
        <table:table-row table:style-name="ro17">
          <table:table-cell table:style-name="Default"/>
          <table:table-cell table:style-name="Default" office:value-type="string" calcext:value-type="string">
            <text:p><text:span text:style-name="T13">→</text:span>Intuíció - 15 KP</text:p>
            <text:p><text:span text:style-name="T13">→</text:span>Látás - 12 KP</text:p>
            <text:p><text:span text:style-name="T13">→</text:span>Hallás - 10 KP</text:p>
            <text:p><text:span text:style-name="T13">→</text:span>Szaglás - 10 KP</text:p>
            <text:p><text:span text:style-name="T13">→</text:span>Tapintás - 6 KP</text:p>
            <text:p><text:span text:style-name="T13">→</text:span>Ízlelés- 5 KP</text:p>
          </table:table-cell>
          <table:table-cell table:style-name="Default" table:number-columns-repeated="254"/>
        </table:table-row>
        <table:table-row table:style-name="ro20">
          <table:table-cell table:style-name="ce1080"/>
          <table:table-cell table:style-name="ce1087"/>
          <table:table-cell table:style-name="ce1080" table:number-columns-repeated="254"/>
        </table:table-row>
        <table:table-row table:style-name="ro1">
          <table:table-cell table:style-name="ce1081" office:value-type="string" calcext:value-type="string">
            <text:p>Manőverek</text:p>
          </table:table-cell>
          <table:table-cell table:number-columns-repeated="255"/>
        </table:table-row>
        <table:table-row table:style-name="ro21">
          <table:table-cell/>
          <table:table-cell table:style-name="ce1088" office:value-type="string" calcext:value-type="string">
            <text:p><text:span text:style-name="T17">→pl. lábsöprés, lefegyverzés, átdobás</text:span></text:p>
            <text:p><text:span text:style-name="T17">→Kivételek, mert </text:span><text:span text:style-name="T21">NEM</text:span><text:span text:style-name="T17"> KP-ba, hanem Manőverfejlesztő Pontba (MFP) kerülnek, amit automatikusan kap a játékos (több fokkal is fejleszthetőek egyes manőverek!)</text:span></text:p>
            <text:p><text:span text:style-name="T17">  (ΣMFP = összes nem távolsági harcmodor szintjének összege) </text:span></text:p>
            <text:p><text:span text:style-name="T17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092"/>
        <table:table-column table:style-name="co13" table:number-columns-repeated="255" table:default-cell-style-name="Default"/>
        <table:table-column table:style-name="co22" table:number-columns-repeated="768" table:default-cell-style-name="Default"/>
        <table:table-row table:style-name="ro1">
          <table:table-cell table:style-name="ce1090" office:value-type="string" calcext:value-type="string">
            <text:p>TODO: Érzékek megjelenítése és növelése</text:p>
          </table:table-cell>
          <table:table-cell table:style-name="ce1098" table:number-columns-repeated="1023"/>
        </table:table-row>
        <table:table-row table:style-name="ro1">
          <table:table-cell table:style-name="ce1090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3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2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098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22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2"> Kiegészítő KP / Szint: (</text:span><text:span text:style-name="T23">20</text:span><text:span text:style-name="T22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1 HM = 4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Érzékek KP értéke változott! Összevonásra kerültek.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Vakság: 45KP, Süketség: 35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ágikus célzás: új harcmodor (Ostromlövészet átment a tartalék oldalra)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Erőbónusz: Erő +2 feletti része 1:1-ben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7">→ </text:span><text:span text:style-name="T24">lefelé</text:span><text:span text:style-name="T17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7">→</text:span> A harci és misztikus képzettségek szintje legfeljebb (szint+3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7">→</text:span> A többi képzettség értéke pedig legfeljebb (szint+8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anőver ismeretek fokai csak +2-t adnak az Ellenpróbánál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093" office:value-type="string" calcext:value-type="string">
            <text:p>* Harcmodorok szintenként már +3 TÉ/VÉ-t adnak, nem csak 2-t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9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094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KP/Szint: 70 <text:s text:c="2"/>; Bónusz: +15KP/Szint (nem harci+misztikusr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Javítás: a képzettségek nem foka, hanem szintje van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Minden kiemelt cellához Érvényesség vizsgálat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inttúlépés ellenőrzés javítása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VÉGRE: A képzettségbónusz megfelelő kezelése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abályok munkalapon más betűkészlet (ékezet gondok voltak)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25">→</text:span> Karakter neve, faja, vallása</text:p>
          </table:table-cell>
          <table: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Személyiségjegyei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Kommunikáció, szociális érzé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Külső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91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9</text:p>
          </table:table-cell>
          <table:table-cell table:number-columns-repeated="1023"/>
        </table:table-row>
        <table:table-row table:style-name="ro13">
          <table:table-cell table:style-name="ce10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096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na korlát eltörl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Mágia tradíciók: 50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-be ismét beszámít a TSZ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Puszta kéz értékeinek automatikus kiszám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Nincs korlátozva a max vásárolható mana po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P/szint: 80KP (eddig 70 vol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egyver táblázatba bekerült: MF oszlop (Mesterfegyver foka az adott fegyverre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ámadási típus bekerült (szúró/vágó/zúzó) a fegyverek táblázatáb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Össz ÉP kiszámolása (Harcértékek oldal alja (Sebesülés táblázat teteje)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 számítás javítva + KÉ-re már nem adható HM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VÉ csökkenés plusz sor sok hellye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CÉ-be az Önuralom számít! Javít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rcmodorokhoz új oszlop: Sebessé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ájdalomtűrés próbák módosulta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Belharc harcmodor törölv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Fortély cellák átalak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P/Szint = 70 + Intelligenci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A +6-os tulajdonságok pontértéke beír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ulajdonságok: Önuralom, Fogékonysá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x egyfajta HM hiba jav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lharc bekerült a Harcmodorok közé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1ψP = 2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MP = 3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pró javításo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jításnak, Íjászatnak, Lövészetnek is van KÉ-j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Átszervezett Harcétékek oldal. Jobb helykihasználás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Külön CHM (CÉ-HM) (max 4CHM/Szin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CHM = 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Egy harcérték alapra max 5/szi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5HM-&gt;3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4HM-&gt;2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3HM-&gt;1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table:number-columns-repeated="2"/>
          <table:table-cell table:style-name="ce1101"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1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Pszí bekerült, 1 HM=4KP, Max HM/szint=8, 1MP=4KP, 1Pp=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Javítások, Fortélyok táblázat átrendez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Fegyverek harcértékei, Teljes fegyveres harcértékek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eterő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Pajzsok, vértek, SFÉ tábláza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Mágia és Pszi fül: egyszerűbb, átláthatóbb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őfej és élőláb kikapcs, ez plusz hely.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eljes átstruktúrálás, hogy nyomtatható legyen, ne lógjon ki 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sehol a nyomtatási képbő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3</text:p>
          </table:table-cell>
          <table:table-cell table:number-columns-repeated="1023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3" table:default-cell-style-name="ce18"/>
        <table:table-column table:style-name="co44" table:default-cell-style-name="ce18"/>
        <table:table-column table:style-name="co13" table:number-columns-repeated="4" table:default-cell-style-name="ce18"/>
        <table:table-column table:style-name="co45" table:default-cell-style-name="ce18"/>
        <table:table-column table:style-name="co46" table:default-cell-style-name="ce18"/>
        <table:table-column table:style-name="co13" table:number-columns-repeated="5" table:default-cell-style-name="ce18"/>
        <table:table-column table:style-name="co13" table:default-cell-style-name="ce701"/>
        <table:table-column table:style-name="co47" table:default-cell-style-name="ce18"/>
        <table:table-column table:style-name="co13" table:number-columns-repeated="241" table:default-cell-style-name="ce18"/>
        <table:table-row table:style-name="ro1">
          <table:table-cell table:style-name="ce1102"/>
          <table:table-cell table:style-name="ce1105" office:value-type="string" calcext:value-type="string">
            <text:p>Fegyver</text:p>
          </table:table-cell>
          <table:table-cell table:style-name="ce1117" office:value-type="string" calcext:value-type="string">
            <text:p>Típus</text:p>
          </table:table-cell>
          <table:table-cell table:style-name="ce1105" office:value-type="string" calcext:value-type="string">
            <text:p>SP</text:p>
          </table:table-cell>
          <table:table-cell table:style-name="ce1138" office:value-type="string" calcext:value-type="string">
            <text:p>Sebzés módja</text:p>
          </table:table-cell>
          <table:table-cell table:style-name="ce1141" office:value-type="string" calcext:value-type="string">
            <text:p>Átütés</text:p>
          </table:table-cell>
          <table:table-cell table:style-name="ce1141" office:value-type="string" calcext:value-type="string">
            <text:p>Íves</text:p>
          </table:table-cell>
          <table:table-cell table:style-name="ce1143" office:value-type="string" calcext:value-type="string">
            <text:p>1,5 kezes</text:p>
          </table:table-cell>
          <table:table-cell table:style-name="ce1141" office:value-type="string" calcext:value-type="string">
            <text:p>Pengehossz</text:p>
          </table:table-cell>
          <table:table-cell table:style-name="ce1141" office:value-type="string" calcext:value-type="string">
            <text:p>KÉ</text:p>
          </table:table-cell>
          <table:table-cell table:style-name="ce1141" office:value-type="string" calcext:value-type="string">
            <text:p>TÉ</text:p>
          </table:table-cell>
          <table:table-cell table:style-name="ce1141" office:value-type="string" calcext:value-type="string">
            <text:p>VÉ</text:p>
          </table:table-cell>
          <table:table-cell table:style-name="ce1141" office:value-type="string" calcext:value-type="string">
            <text:p>Sebesség</text:p>
          </table:table-cell>
          <table:table-cell table:style-name="ce1117" office:value-type="string" calcext:value-type="string">
            <text:p>Harcmodor</text:p>
          </table:table-cell>
          <table:table-cell table:style-name="ce1160" office:value-type="string" calcext:value-type="string">
            <text:p>Megjegyzés</text:p>
          </table:table-cell>
          <table:table-cell table:style-name="ce1102" table:number-columns-repeated="241"/>
        </table:table-row>
        <table:table-row table:style-name="ro1">
          <table:table-cell table:style-name="ce1103" office:value-type="string" calcext:value-type="string">
            <text:p>Közelharci fegyverek</text:p>
          </table:table-cell>
          <table:table-cell table:style-name="ce1106" office:value-type="string" calcext:value-type="string">
            <text:p><text:s/>__</text:p>
          </table:table-cell>
          <table:table-cell table:style-name="ce1118"/>
          <table:table-cell table:style-name="ce1118" office:value-type="string" calcext:value-type="string">
            <text:p>x</text:p>
          </table:table-cell>
          <table:table-cell table:number-columns-repeated="2" table:style-name="ce1106" office:value-type="string" calcext:value-type="string">
            <text:p>x</text:p>
          </table:table-cell>
          <table:table-cell table:style-name="ce1106" table:number-columns-repeated="2"/>
          <table:table-cell table:number-columns-repeated="3" table:style-name="ce1106" office:value-type="string" calcext:value-type="string">
            <text:p>x</text:p>
          </table:table-cell>
          <table:table-cell table:number-columns-repeated="2" table:style-name="ce1144" office:value-type="string" calcext:value-type="string">
            <text:p>x</text:p>
          </table:table-cell>
          <table:table-cell table:style-name="ce1106" table:number-columns-repeated="2"/>
          <table:table-cell table:style-name="ce1173" table:number-columns-repeated="241"/>
        </table:table-row>
        <table:table-row table:style-name="ro22">
          <table:table-cell/>
          <table:table-cell table:style-name="ce1107" office:value-type="string" calcext:value-type="string">
            <text:p>Puszta kéz</text:p>
          </table:table-cell>
          <table:table-cell table:style-name="ce1119" office:value-type="string" calcext:value-type="string">
            <text:p>egykezes</text:p>
          </table:table-cell>
          <table:table-cell table:style-name="ce1119" office:value-type="float" office:value="-5" calcext:value-type="float">
            <text:p>-5</text:p>
          </table:table-cell>
          <table:table-cell table:style-name="ce1119" office:value-type="string" calcext:value-type="string">
            <text:p>Z</text:p>
          </table:table-cell>
          <table:table-cell table:number-columns-repeated="2" table:style-name="ce1119" office:value-type="float" office:value="0" calcext:value-type="float">
            <text:p>0</text:p>
          </table:table-cell>
          <table:table-cell table:style-name="ce1119"/>
          <table:table-cell table:style-name="ce1119" office:value-type="float" office:value="0" calcext:value-type="float">
            <text:p>0</text:p>
          </table:table-cell>
          <table:table-cell table:number-columns-repeated="3" table:style-name="ce1119" office:value-type="float" office:value="-10" calcext:value-type="float">
            <text:p>-10</text:p>
          </table:table-cell>
          <table:table-cell table:style-name="ce1119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108" office:value-type="string" calcext:value-type="string">
            <text:p>Béltépő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Dzsambia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Garott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7" calcext:value-type="float">
            <text:p>7</text:p>
          </table:table-cell>
          <table:table-cell table:style-name="ce1120" office:value-type="string" calcext:value-type="string">
            <text:p>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spec.</text:p>
          </table:table-cell>
          <table:table-cell table:number-columns-repeated="3"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-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é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08" office:value-type="string" calcext:value-type="string">
            <text:p>Kriszké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string" calcext:value-type="string">
            <text:p>+3/0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Levéltőr</text:p>
          </table:table-cell>
          <table:table-cell table:style-name="ce1120" office:value-type="string" calcext:value-type="string">
            <text:p>egykezes</text:p>
          </table:table-cell>
          <table:table-cell table:style-name="ce1130" office:value-type="float" office:value="1" calcext:value-type="float">
            <text:p>1</text:p>
          </table:table-cell>
          <table:table-cell table:style-name="ce1130" office:value-type="string" calcext:value-type="string">
            <text:p>S/V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string" calcext:value-type="string">
            <text:p>rövid</text:p>
          </table:table-cell>
          <table:table-cell table:style-name="ce1130" office:value-type="float" office:value="2" calcext:value-type="float">
            <text:p>2</text:p>
          </table:table-cell>
          <table:table-cell table:style-name="ce1130" office:value-type="float" office:value="4" calcext:value-type="float">
            <text:p>4</text:p>
          </table:table-cell>
          <table:table-cell table:number-columns-repeated="2" table:style-name="ce113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arkolatgomb</text:p>
          </table:table-cell>
          <table:table-cell table:style-name="ce1120" office:value-type="string" calcext:value-type="string">
            <text:p>egykezes</text:p>
          </table:table-cell>
          <table:table-cell table:style-name="ce1130" office:value-type="float" office:value="0" calcext:value-type="float">
            <text:p>0</text:p>
          </table:table-cell>
          <table:table-cell table:style-name="ce1130" office:value-type="string" calcext:value-type="string">
            <text:p>Z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float" office:value="0" calcext:value-type="float">
            <text:p>0</text:p>
          </table:table-cell>
          <table:table-cell table:number-columns-repeated="3" table:style-name="ce1130" office:value-type="float" office:value="-7" calcext:value-type="float">
            <text:p>-7</text:p>
          </table:table-cell>
          <table:table-cell table:style-name="ce113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éregfog</text:p>
          </table:table-cell>
          <table:table-cell table:style-name="ce1120" office:value-type="string" calcext:value-type="string">
            <text:p>egykezes</text:p>
          </table:table-cell>
          <table:table-cell table:style-name="ce1130" office:value-type="float" office:value="0" calcext:value-type="float">
            <text:p>0</text:p>
          </table:table-cell>
          <table:table-cell table:style-name="ce1130" office:value-type="string" calcext:value-type="string">
            <text:p>S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string" calcext:value-type="string">
            <text:p>rövid</text:p>
          </table:table-cell>
          <table:table-cell table:style-name="ce1130" office:value-type="float" office:value="1" calcext:value-type="float">
            <text:p>1</text:p>
          </table:table-cell>
          <table:table-cell table:number-columns-repeated="2" table:style-name="ce1130" office:value-type="float" office:value="3" calcext:value-type="float">
            <text:p>3</text:p>
          </table:table-cell>
          <table:table-cell table:style-name="ce1130"/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Pugos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Ramiera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3" calcext:value-type="float">
            <text:p>3</text:p>
          </table:table-cell>
          <table:table-cell table:number-columns-repeated="3"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, hárító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2" office:value-type="string" calcext:value-type="string">
            <text:p><text:span text:style-name="T28">Nagyon</text:span><text:span text:style-name="T29"> drága!</text:span>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Tőr, kígyó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, ököl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-5" calcext:value-type="float">
            <text:p>-5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-5" calcext:value-type="float">
            <text:p>-5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/>
          <table:table-cell table:number-columns-repeated="241"/>
        </table:table-row>
        <table:table-row table:style-name="ro1">
          <table:table-cell/>
          <table:table-cell table:style-name="ce1109" office:value-type="string" calcext:value-type="string">
            <text:p>Tőr, páncélszúró</text:p>
          </table:table-cell>
          <table:table-cell table:style-name="ce1121" office:value-type="string" calcext:value-type="string">
            <text:p>egykezes</text:p>
          </table:table-cell>
          <table:table-cell table:style-name="ce1121" office:value-type="float" office:value="1" calcext:value-type="float">
            <text:p>1</text:p>
          </table:table-cell>
          <table:table-cell table:style-name="ce1121" office:value-type="string" calcext:value-type="string">
            <text:p>S</text:p>
          </table:table-cell>
          <table:table-cell table:style-name="ce1121" office:value-type="float" office:value="8" calcext:value-type="float">
            <text:p>8</text:p>
          </table:table-cell>
          <table:table-cell table:style-name="ce1121" office:value-type="float" office:value="0" calcext:value-type="float">
            <text:p>0</text:p>
          </table:table-cell>
          <table:table-cell table:style-name="ce1121"/>
          <table:table-cell table:style-name="ce1121" office:value-type="string" calcext:value-type="string">
            <text:p>1 penge</text:p>
          </table:table-cell>
          <table:table-cell table:style-name="ce1121" office:value-type="float" office:value="4" calcext:value-type="float">
            <text:p>4</text:p>
          </table:table-cell>
          <table:table-cell table:style-name="ce1121" office:value-type="float" office:value="8" calcext:value-type="float">
            <text:p>8</text:p>
          </table:table-cell>
          <table:table-cell table:style-name="ce1121" office:value-type="float" office:value="4" calcext:value-type="float">
            <text:p>4</text:p>
          </table:table-cell>
          <table:table-cell table:style-name="ce1121"/>
          <table:table-cell table:style-name="ce1157" office:value-type="string" calcext:value-type="string">
            <text:p>közelharc</text:p>
          </table:table-cell>
          <table:table-cell table:style-name="ce116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, Slan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6" calcext:value-type="float">
            <text:p>6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/>
          <table:table-cell table:number-columns-repeated="241"/>
        </table:table-row>
        <table:table-row table:style-name="ro1">
          <table:table-cell table:style-name="ce466"/>
          <table:table-cell table:style-name="ce1110" office:value-type="string" calcext:value-type="string">
            <text:p>Vasököl / páncélkesztyű</text:p>
          </table:table-cell>
          <table:table-cell table:style-name="ce1122" office:value-type="string" calcext:value-type="string">
            <text:p>egykezes</text:p>
          </table:table-cell>
          <table:table-cell table:style-name="ce1122" office:value-type="float" office:value="0" calcext:value-type="float">
            <text:p>0</text:p>
          </table:table-cell>
          <table:table-cell table:style-name="ce1122" office:value-type="string" calcext:value-type="string">
            <text:p>Z</text:p>
          </table:table-cell>
          <table:table-cell table:number-columns-repeated="2" table:style-name="ce1122" office:value-type="float" office:value="0" calcext:value-type="float">
            <text:p>0</text:p>
          </table:table-cell>
          <table:table-cell table:style-name="ce1122"/>
          <table:table-cell table:style-name="ce1122" office:value-type="float" office:value="0" calcext:value-type="float">
            <text:p>0</text:p>
          </table:table-cell>
          <table:table-cell table:number-columns-repeated="3" table:style-name="ce1122" office:value-type="float" office:value="-7" calcext:value-type="float">
            <text:p>-7</text:p>
          </table:table-cell>
          <table:table-cell table:style-name="ce1122" office:value-type="float" office:value="5" calcext:value-type="float">
            <text:p>5</text:p>
          </table:table-cell>
          <table:table-cell table:style-name="ce1158" office:value-type="string" calcext:value-type="string">
            <text:p>közelharc</text:p>
          </table:table-cell>
          <table:table-cell table:style-name="ce1164" office:value-type="string" calcext:value-type="string">
            <text:p>Erőbónusz: 0 feletti rész 1:1-ben számít be.</text:p>
          </table:table-cell>
          <table:table-cell table:style-name="ce466" table:number-columns-repeated="241"/>
        </table:table-row>
        <table:table-row table:style-name="ro19">
          <table:table-cell table:style-name="ce1103" office:value-type="string" calcext:value-type="string">
            <text:p>Kardvívó fegyverek</text:p>
          </table:table-cell>
          <table:table-cell table:style-name="ce1107" office:value-type="string" calcext:value-type="string">
            <text:p>Kard, dzsenn szablya</text:p>
          </table:table-cell>
          <table:table-cell table:style-name="ce1119" office:value-type="string" calcext:value-type="string">
            <text:p>egykezes</text:p>
          </table:table-cell>
          <table:table-cell table:style-name="ce1119" office:value-type="float" office:value="4" calcext:value-type="float">
            <text:p>4</text:p>
          </table:table-cell>
          <table:table-cell table:style-name="ce1119" office:value-type="string" calcext:value-type="string">
            <text:p>V/S</text:p>
          </table:table-cell>
          <table:table-cell table:style-name="ce1119" office:value-type="float" office:value="0" calcext:value-type="float">
            <text:p>0</text:p>
          </table:table-cell>
          <table:table-cell table:style-name="ce1119" office:value-type="float" office:value="1" calcext:value-type="float">
            <text:p>1</text:p>
          </table:table-cell>
          <table:table-cell table:style-name="ce1119"/>
          <table:table-cell table:style-name="ce1119" office:value-type="string" calcext:value-type="string">
            <text:p>1 penge</text:p>
          </table:table-cell>
          <table:table-cell table:style-name="ce1119" office:value-type="float" office:value="8" calcext:value-type="float">
            <text:p>8</text:p>
          </table:table-cell>
          <table:table-cell table:number-columns-repeated="2" table:style-name="ce1119" office:value-type="float" office:value="15" calcext:value-type="float">
            <text:p>15</text:p>
          </table:table-cell>
          <table:table-cell table:style-name="ce1119" office:value-type="float" office:value="5" calcext:value-type="float">
            <text:p>5</text:p>
          </table:table-cell>
          <table:table-cell table:style-name="ce1157" office:value-type="string" calcext:value-type="string">
            <text:p>kardvívás</text:p>
          </table:table-cell>
          <table:table-cell table:style-name="ce116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emrelin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7" calcext:value-type="float">
            <text:p>7</text:p>
          </table:table-cell>
          <table:table-cell table:number-columns-repeated="2" table:style-name="ce1120" office:value-type="float" office:value="13" calcext:value-type="float">
            <text:p>13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/>
          <table:table-cell table:number-columns-repeated="241"/>
        </table:table-row>
        <table:table-row table:style-name="ro22">
          <table:table-cell/>
          <table:table-cell table:style-name="ce1108" office:value-type="string" calcext:value-type="string">
            <text:p>Kard, fejvadász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11" calcext:value-type="float">
            <text:p>11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108" office:value-type="string" calcext:value-type="string">
            <text:p>Kard, handzsár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3" calcext:value-type="float">
            <text:p>13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hiequar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S/V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2" calcext:value-type="float">
            <text:p>12</text:p>
          </table:table-cell>
          <table:table-cell table:style-name="ce1120" office:value-type="float" office:value="8" calcext:value-type="float">
            <text:p>8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hosszú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39" office:value-type="string" calcext:value-type="string">
            <text:p><text:span text:style-name="T26"> </text:span><text:span text:style-name="T27">V/S</text:span>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6" calcext:value-type="float">
            <text:p>6</text:p>
          </table:table-cell>
          <table:table-cell table:number-columns-repeated="2" table:style-name="ce1120" office:value-type="float" office:value="12" calcext:value-type="float">
            <text:p>12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Kard, jatagán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39" office:value-type="string" calcext:value-type="string">
            <text:p><text:span text:style-name="T26"> </text:span><text:span text:style-name="T27">V/S</text:span>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108" office:value-type="string" calcext:value-type="string">
            <text:p>Kard, kétkezes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8" calcext:value-type="float">
            <text:p>8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2 penge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20" calcext:value-type="float">
            <text:p>20</text:p>
          </table:table-cell>
          <table:table-cell table:style-name="ce1120" office:value-type="float" office:value="15" calcext:value-type="float">
            <text:p>15</text:p>
          </table:table-cell>
          <table:table-cell table:style-name="ce1120" office:value-type="float" office:value="8" calcext:value-type="float">
            <text:p>8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khossa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1" calcext:value-type="float">
            <text:p>11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kígyó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39" office:value-type="string" calcext:value-type="string">
            <text:p><text:span text:style-name="T26"> </text:span><text:span text:style-name="T27">V/S</text:span>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5" calcext:value-type="float">
            <text:p>5</text:p>
          </table:table-cell>
          <table:table-cell table:number-columns-repeated="2" table:style-name="ce1120" office:value-type="float" office:value="11" calcext:value-type="float">
            <text:p>11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Lagoss 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number-columns-repeated="2" table:style-name="ce1142" office:value-type="float" office:value="0" calcext:value-type="float">
            <text:p>0</text:p>
          </table:table-cell>
          <table:table-cell table:style-name="ce1142"/>
          <table:table-cell table:style-name="ce1121" table:number-columns-repeated="5"/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lovag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6" calcext:value-type="float">
            <text:p>6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7" calcext:value-type="float">
            <text:p>7</text:p>
          </table:table-cell>
          <table:table-cell table:style-name="ce1120" office:value-type="float" office:value="15" calcext:value-type="float">
            <text:p>15</text:p>
          </table:table-cell>
          <table:table-cell table:style-name="ce1120" office:value-type="float" office:value="12" calcext:value-type="float">
            <text:p>12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Erő követelmény: +2</text:p>
          </table:table-cell>
          <table:table-cell table:number-columns-repeated="241"/>
        </table:table-row>
        <table:table-row table:style-name="ro24">
          <table:table-cell/>
          <table:table-cell table:style-name="ce1108" office:value-type="string" calcext:value-type="string">
            <text:p>Kard, másfélkezes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1,5 penge</text:p>
          </table:table-cell>
          <table:table-cell table:style-name="ce1120" office:value-type="float" office:value="8" calcext:value-type="float">
            <text:p>8</text:p>
          </table:table-cell>
          <table:table-cell table:number-columns-repeated="2" table:style-name="ce1120" office:value-type="float" office:value="16" calcext:value-type="float">
            <text:p>16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Kard, mesterkard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1,5 penge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18" calcext:value-type="float">
            <text:p>18</text:p>
          </table:table-cell>
          <table:table-cell table:style-name="ce1120" office:value-type="float" office:value="13" calcext:value-type="float">
            <text:p>13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Pugoss 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number-columns-repeated="2" table:style-name="ce1142" office:value-type="float" office:value="0" calcext:value-type="float">
            <text:p>0</text:p>
          </table:table-cell>
          <table:table-cell table:style-name="ce1142"/>
          <table:table-cell table:style-name="ce1121" table:number-columns-repeated="5"/>
          <table:table-cell table:style-name="ce1157" office:value-type="string" calcext:value-type="string">
            <text:p>kardvívás</text:p>
          </table:table-cell>
          <table:table-cell table:style-name="ce1165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rövid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08" office:value-type="string" calcext:value-type="string">
            <text:p>Kard, Slan 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6" calcext:value-type="float">
            <text:p>6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1,5 penge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19" calcext:value-type="float">
            <text:p>19</text:p>
          </table:table-cell>
          <table:table-cell table:style-name="ce1120" office:value-type="float" office:value="13" calcext:value-type="float">
            <text:p>13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Slan rövid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11" calcext:value-type="float">
            <text:p>11</text:p>
          </table:table-cell>
          <table:table-cell table:number-columns-repeated="2"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108" office:value-type="string" calcext:value-type="string">
            <text:p>Kard, Slan csatakard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2 penge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23" calcext:value-type="float">
            <text:p>23</text:p>
          </table:table-cell>
          <table:table-cell table:style-name="ce1120" office:value-type="float" office:value="17" calcext:value-type="float">
            <text:p>17</text:p>
          </table:table-cell>
          <table:table-cell table:style-name="ce1120" office:value-type="float" office:value="8" calcext:value-type="float">
            <text:p>8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Kard, szablya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6" calcext:value-type="float">
            <text:p>6</text:p>
          </table:table-cell>
          <table:table-cell table:number-columns-repeated="2" table:style-name="ce1120" office:value-type="float" office:value="12" calcext:value-type="float">
            <text:p>12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ara-sequor </text:p>
          </table:table-cell>
          <table:table-cell table:style-name="ce1120" office:value-type="string" calcext:value-type="string">
            <text:p>két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/>
          <table:table-cell table:style-name="ce1120" office:value-type="float" office:value="1" calcext:value-type="float">
            <text:p>1</text:p>
          </table:table-cell>
          <table:table-cell table:style-name="ce1121" table:number-columns-repeated="5"/>
          <table:table-cell table:style-name="ce1157" office:value-type="string" calcext:value-type="string">
            <text:p>kardvívás</text:p>
          </table:table-cell>
          <table:table-cell table:style-name="ce1165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eneth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 table:number-columns-repeated="7"/>
          <table:table-cell table:style-name="ce1157" office:value-type="string" calcext:value-type="string">
            <text:p>kardvív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Predoci egyeneskard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 table:number-columns-repeated="7"/>
          <table:table-cell table:style-name="ce1157" office:value-type="string" calcext:value-type="string">
            <text:p>kardvív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Sequor 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 table:number-columns-repeated="7"/>
          <table:table-cell table:style-name="ce1157" office:value-type="string" calcext:value-type="string">
            <text:p>kardvívás</text:p>
          </table:table-cell>
          <table:table-cell table:style-name="ce1166" office:value-type="string" calcext:value-type="string">
            <text:p>(KF):</text:p>
          </table:table-cell>
          <table:table-cell table:number-columns-repeated="241"/>
        </table:table-row>
        <table:table-row table:style-name="ro24">
          <table:table-cell table:style-name="ce466"/>
          <table:table-cell table:style-name="ce1110" office:value-type="string" calcext:value-type="string">
            <text:p>Tőrkard</text:p>
          </table:table-cell>
          <table:table-cell table:style-name="ce1122" office:value-type="string" calcext:value-type="string">
            <text:p>egykezes</text:p>
          </table:table-cell>
          <table:table-cell table:style-name="ce1122" office:value-type="float" office:value="2" calcext:value-type="float">
            <text:p>2</text:p>
          </table:table-cell>
          <table:table-cell table:style-name="ce1122" office:value-type="string" calcext:value-type="string">
            <text:p>S</text:p>
          </table:table-cell>
          <table:table-cell table:number-columns-repeated="2" table:style-name="ce1122" office:value-type="float" office:value="0" calcext:value-type="float">
            <text:p>0</text:p>
          </table:table-cell>
          <table:table-cell table:style-name="ce1122"/>
          <table:table-cell table:style-name="ce1122" office:value-type="string" calcext:value-type="string">
            <text:p>1 penge</text:p>
          </table:table-cell>
          <table:table-cell table:style-name="ce1122" office:value-type="float" office:value="6" calcext:value-type="float">
            <text:p>6</text:p>
          </table:table-cell>
          <table:table-cell table:number-columns-repeated="2" table:style-name="ce1122" office:value-type="float" office:value="12" calcext:value-type="float">
            <text:p>12</text:p>
          </table:table-cell>
          <table:table-cell table:style-name="ce1122" office:value-type="float" office:value="5" calcext:value-type="float">
            <text:p>5</text:p>
          </table:table-cell>
          <table:table-cell table:style-name="ce1158" office:value-type="string" calcext:value-type="string">
            <text:p>kardvívás</text:p>
          </table:table-cell>
          <table:table-cell table:style-name="ce1164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Pusztító fegyverek</text:p>
          </table:table-cell>
          <table:table-cell table:style-name="ce1107" office:value-type="string" calcext:value-type="string">
            <text:p>Bot, rövid</text:p>
          </table:table-cell>
          <table:table-cell table:style-name="ce1119" office:value-type="string" calcext:value-type="string">
            <text:p>egykezes</text:p>
          </table:table-cell>
          <table:table-cell table:style-name="ce1131" table:number-columns-repeated="2"/>
          <table:table-cell table:number-columns-repeated="2" table:style-name="ce1131" office:value-type="float" office:value="0" calcext:value-type="float">
            <text:p>0</text:p>
          </table:table-cell>
          <table:table-cell table:style-name="ce1131" table:number-columns-repeated="6"/>
          <table:table-cell table:style-name="ce1157" office:value-type="string" calcext:value-type="string">
            <text:p>pusztítás</text:p>
          </table:table-cell>
          <table:table-cell table:style-name="ce1163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ot, furkó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number-columns-repeated="2"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egykeze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5" calcext:value-type="float">
            <text:p>5</text:p>
          </table:table-cell>
          <table:table-cell table:style-name="ce1139" office:value-type="string" calcext:value-type="string">
            <text:p>Z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2" calcext:value-type="float">
            <text:p>12</text:p>
          </table:table-cell>
          <table:table-cell table:style-name="ce1120" office:value-type="float" office:value="8" calcext:value-type="float">
            <text:p>8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kétkezes</text:p>
          </table:table-cell>
          <table:table-cell table:style-name="ce1120" office:value-type="string" calcext:value-type="string">
            <text:p>két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lánco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shadleki</text:p>
          </table:table-cell>
          <table:table-cell table:style-name="ce1120" office:value-type="string" calcext:value-type="string">
            <text:p>??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tolla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string" calcext:value-type="string">
            <text:p>!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tüské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string" calcext:value-type="string">
            <text:p>!!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Csatabárd, egykeze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40" office:value-type="string" calcext:value-type="string">
            <text:p>V(néha szúrás)</text:p>
          </table:table-cell>
          <table:table-cell table:style-name="ce1120" office:value-type="string" calcext:value-type="string">
            <text:p>??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Csatabárd, kétkezes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8" calcext:value-type="float">
            <text:p>8</text:p>
          </table:table-cell>
          <table:table-cell table:number-columns-repeated="2" table:style-name="ce1120" office:value-type="string" calcext:value-type="string">
            <text:p>??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,5 penge</text:p>
          </table:table-cell>
          <table:table-cell table:style-name="ce1120" office:value-type="float" office:value="8" calcext:value-type="float">
            <text:p>8</text:p>
          </table:table-cell>
          <table:table-cell table:number-columns-repeated="2" table:style-name="ce1120" office:value-type="float" office:value="16" calcext:value-type="float">
            <text:p>16</text:p>
          </table:table-cell>
          <table:table-cell table:style-name="ce1120"/>
          <table:table-cell table:style-name="ce1157" office:value-type="string" calcext:value-type="string">
            <text:p>pusztítás</text:p>
          </table:table-cell>
          <table:table-cell table:style-name="ce1164"/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Csatacsákány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string" calcext:value-type="string">
            <text:p>S?</text:p>
          </table:table-cell>
          <table:table-cell table:style-name="ce1120" office:value-type="string" calcext:value-type="string">
            <text:p>10 !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/>
          <table:table-cell table:style-name="ce1157" office:value-type="string" calcext:value-type="string">
            <text:p>pusztítás</text:p>
          </table:table-cell>
          <table:table-cell table:style-name="ce116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Cséphadaró</text:p>
          </table:table-cell>
          <table:table-cell table:style-name="ce1120" office:value-type="string" calcext:value-type="string">
            <text:p>kétkezes</text:p>
          </table:table-cell>
          <table:table-cell table:style-name="ce1121" table:number-columns-repeated="2"/>
          <table:table-cell table:number-columns-repeated="2"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66"/>
          <table:table-cell table:style-name="ce1110" office:value-type="string" calcext:value-type="string">
            <text:p>Harci kalapács</text:p>
          </table:table-cell>
          <table:table-cell table:style-name="ce1122" office:value-type="string" calcext:value-type="string">
            <text:p>??</text:p>
          </table:table-cell>
          <table:table-cell table:style-name="ce1132" table:number-columns-repeated="3"/>
          <table:table-cell table:style-name="ce1132" office:value-type="float" office:value="0" calcext:value-type="float">
            <text:p>0</text:p>
          </table:table-cell>
          <table:table-cell table:style-name="ce1132" table:number-columns-repeated="6"/>
          <table:table-cell table:style-name="ce1158" office:value-type="string" calcext:value-type="string">
            <text:p>pusztítás</text:p>
          </table:table-cell>
          <table:table-cell table:style-name="ce1165"/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Lándzsavívó fegyverek</text:p>
          </table:table-cell>
          <table:table-cell table:style-name="ce1107" office:value-type="string" calcext:value-type="string">
            <text:p>Alabárd</text:p>
          </table:table-cell>
          <table:table-cell table:style-name="ce1119" office:value-type="string" calcext:value-type="string">
            <text:p>kétkezes</text:p>
          </table:table-cell>
          <table:table-cell table:style-name="ce1131" table:number-columns-repeated="10"/>
          <table:table-cell table:style-name="ce1157" office:value-type="string" calcext:value-type="string">
            <text:p>lándzsavívás</text:p>
          </table:table-cell>
          <table:table-cell table:style-name="ce1167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ot, hosszú</text:p>
          </table:table-cell>
          <table:table-cell table:style-name="ce1120" office:value-type="string" calcext:value-type="string">
            <text:p>kétkezes</text:p>
          </table:table-cell>
          <table:table-cell table:style-name="ce1121"/>
          <table:table-cell table:style-name="ce1120" office:value-type="string" calcext:value-type="string">
            <text:p>Z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1" table:number-columns-repeated="5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8" office:value-type="string" calcext:value-type="string">
            <text:p>Lándzsa</text:p>
          </table:table-cell>
          <table:table-cell table:style-name="ce1120" office:value-type="string" calcext:value-type="string">
            <text:p>kétkezes</text:p>
          </table:table-cell>
          <table:table-cell table:style-name="ce1120"/>
          <table:table-cell table:style-name="ce1120" office:value-type="string" calcext:value-type="string">
            <text:p>S</text:p>
          </table:table-cell>
          <table:table-cell table:style-name="ce1121"/>
          <table:table-cell table:style-name="ce1121" office:value-type="float" office:value="0" calcext:value-type="float">
            <text:p>0</text:p>
          </table:table-cell>
          <table:table-cell table:style-name="ce1121"/>
          <table:table-cell table:style-name="ce1120" office:value-type="string" calcext:value-type="string">
            <text:p>3 penge</text:p>
          </table:table-cell>
          <table:table-cell table:style-name="ce1120" office:value-type="float" office:value="12" calcext:value-type="float">
            <text:p>12</text:p>
          </table:table-cell>
          <table:table-cell table:number-columns-repeated="2" table:style-name="ce1120" office:value-type="float" office:value="24" calcext:value-type="float">
            <text:p>24</text:p>
          </table:table-cell>
          <table:table-cell table:style-name="ce1120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8" office:value-type="string" calcext:value-type="string">
            <text:p>Pika</text:p>
          </table:table-cell>
          <table:table-cell table:style-name="ce1120" office:value-type="string" calcext:value-type="string">
            <text:p>kétkezes</text:p>
          </table:table-cell>
          <table:table-cell table:style-name="ce1121"/>
          <table:table-cell table:style-name="ce1121" office:value-type="string" calcext:value-type="string">
            <text:p>S</text:p>
          </table:table-cell>
          <table:table-cell table:style-name="ce1121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8" office:value-type="string" calcext:value-type="string">
            <text:p>Szigony, egykeze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66"/>
          <table:table-cell table:style-name="ce1110" office:value-type="string" calcext:value-type="string">
            <text:p>Szigony, kétkezes</text:p>
          </table:table-cell>
          <table:table-cell table:style-name="ce1122" office:value-type="string" calcext:value-type="string">
            <text:p>kétkezes</text:p>
          </table:table-cell>
          <table:table-cell table:style-name="ce1132" table:number-columns-repeated="3"/>
          <table:table-cell table:style-name="ce1132" office:value-type="float" office:value="0" calcext:value-type="float">
            <text:p>0</text:p>
          </table:table-cell>
          <table:table-cell table:style-name="ce1132" table:number-columns-repeated="6"/>
          <table:table-cell table:style-name="ce1158" office:value-type="string" calcext:value-type="string">
            <text:p>lándzsavívás</text:p>
          </table:table-cell>
          <table:table-cell table:style-name="ce466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04"/>
          <table:table-cell table:style-name="ce1104" office:value-type="string" calcext:value-type="string">
            <text:p>Fegyver</text:p>
          </table:table-cell>
          <table:table-cell table:style-name="ce1123" office:value-type="string" calcext:value-type="string">
            <text:p>Forgatás módja</text:p>
          </table:table-cell>
          <table:table-cell table:style-name="ce1104" office:value-type="string" calcext:value-type="string">
            <text:p>SP</text:p>
          </table:table-cell>
          <table:table-cell table:style-name="ce1123" office:value-type="string" calcext:value-type="string">
            <text:p>Sebzés módja</text:p>
          </table:table-cell>
          <table:table-cell table:style-name="ce1104" office:value-type="string" calcext:value-type="string">
            <text:p>Átütés</text:p>
          </table:table-cell>
          <table:table-cell table:style-name="ce1104" table:number-columns-repeated="2"/>
          <table:table-cell table:style-name="ce1104" office:value-type="string" calcext:value-type="string">
            <text:p>KÉ</text:p>
          </table:table-cell>
          <table:table-cell table:style-name="ce1104" office:value-type="string" calcext:value-type="string">
            <text:p>CÉ</text:p>
          </table:table-cell>
          <table:table-cell table:style-name="ce1104" office:value-type="string" calcext:value-type="string">
            <text:p>Osztó</text:p>
          </table:table-cell>
          <table:table-cell table:style-name="ce1104" office:value-type="string" calcext:value-type="string">
            <text:p>Hatótáv</text:p>
          </table:table-cell>
          <table:table-cell table:style-name="ce1150" office:value-type="string" calcext:value-type="string">
            <text:p>Sebesség</text:p>
          </table:table-cell>
          <table:table-cell table:style-name="ce1104" office:value-type="string" calcext:value-type="string">
            <text:p>Harcmodor</text:p>
          </table:table-cell>
          <table:table-cell table:style-name="ce1104" table:number-columns-repeated="242"/>
        </table:table-row>
        <table:table-row table:style-name="ro1">
          <table:table-cell table:style-name="ce1103" office:value-type="string" calcext:value-type="string">
            <text:p>Szál-hajítófegyverek</text:p>
          </table:table-cell>
          <table:table-cell table:style-name="ce1111" office:value-type="string" calcext:value-type="string">
            <text:p><text:s/>__</text:p>
          </table:table-cell>
          <table:table-cell table:number-columns-repeated="2" table:style-name="ce1124" office:value-type="string" calcext:value-type="string">
            <text:p>x</text:p>
          </table:table-cell>
          <table:table-cell table:number-columns-repeated="2" table:style-name="ce1111" office:value-type="string" calcext:value-type="string">
            <text:p>x</text:p>
          </table:table-cell>
          <table:table-cell table:style-name="ce1111" table:number-columns-repeated="2"/>
          <table:table-cell table:number-columns-repeated="3" table:style-name="ce1111" office:value-type="string" calcext:value-type="string">
            <text:p>x</text:p>
          </table:table-cell>
          <table:table-cell table:style-name="ce1111"/>
          <table:table-cell table:style-name="ce1125" office:value-type="string" calcext:value-type="string">
            <text:p>x</text:p>
          </table:table-cell>
          <table:table-cell table:style-name="ce1159" office:value-type="string" calcext:value-type="string">
            <text:p>x</text:p>
          </table:table-cell>
          <table:table-cell/>
          <table:table-cell table:style-name="ce1173" table:number-columns-repeated="241"/>
        </table:table-row>
        <table:table-row table:style-name="ro1">
          <table:table-cell/>
          <table:table-cell table:style-name="ce1112" office:value-type="string" calcext:value-type="string">
            <text:p>Könnyű kopja</text:p>
          </table:table-cell>
          <table:table-cell table:style-name="ce1125" office:value-type="string" calcext:value-type="string">
            <text:p>kétkezes</text:p>
          </table:table-cell>
          <table:table-cell table:style-name="ce1133"/>
          <table:table-cell table:style-name="ce1126" table:number-columns-repeated="6"/>
          <table:table-cell table:style-name="ce1112" office:value-type="float" office:value="1" calcext:value-type="float">
            <text:p>1</text:p>
          </table:table-cell>
          <table:table-cell table:style-name="ce1145" office:value-type="string" calcext:value-type="string">
            <text:p>60m</text:p>
          </table:table-cell>
          <table:table-cell table:style-name="ce1151" office:value-type="float" office:value="9" calcext:value-type="float">
            <text:p>9</text:p>
          </table:table-cell>
          <table:table-cell table:style-name="ce1157" office:value-type="string" calcext:value-type="string">
            <text:p>hajítás</text:p>
          </table:table-cell>
          <table:table-cell table:style-name="ce1168" office:value-type="string" calcext:value-type="string">
            <text:p>Követelmény: Erő +3</text:p>
          </table:table-cell>
          <table:table-cell table:style-name="ce1174" table:number-columns-repeated="241"/>
        </table:table-row>
        <table:table-row table:style-name="ro1">
          <table:table-cell/>
          <table:table-cell table:style-name="ce1112" office:value-type="string" calcext:value-type="string">
            <text:p>Lándzsa</text:p>
          </table:table-cell>
          <table:table-cell table:style-name="ce1126" table:number-columns-repeated="8"/>
          <table:table-cell table:style-name="ce1112" office:value-type="float" office:value="1" calcext:value-type="float">
            <text:p>1</text:p>
          </table:table-cell>
          <table:table-cell table:style-name="ce1145" office:value-type="string" calcext:value-type="string">
            <text:p>60m</text:p>
          </table:table-cell>
          <table:table-cell table:style-name="ce1152" office:value-type="float" office:value="8" calcext:value-type="float">
            <text:p>8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66"/>
          <table:table-cell table:style-name="ce1113" office:value-type="string" calcext:value-type="string">
            <text:p>Dárda, hajító</text:p>
          </table:table-cell>
          <table:table-cell table:style-name="ce1127"/>
          <table:table-cell table:style-name="ce1127" office:value-type="string" calcext:value-type="string">
            <text:p>a</text:p>
          </table:table-cell>
          <table:table-cell table:style-name="ce1127" table:number-columns-repeated="6"/>
          <table:table-cell table:style-name="ce1113" office:value-type="float" office:value="2" calcext:value-type="float">
            <text:p>2</text:p>
          </table:table-cell>
          <table:table-cell table:style-name="ce1146" office:value-type="string" calcext:value-type="string">
            <text:p>60m</text:p>
          </table:table-cell>
          <table:table-cell table:style-name="ce1153" office:value-type="float" office:value="7" calcext:value-type="float">
            <text:p>7</text:p>
          </table:table-cell>
          <table:table-cell table:style-name="ce1158" office:value-type="string" calcext:value-type="string">
            <text:p>hajítás</text:p>
          </table:table-cell>
          <table:table-cell table:style-name="ce1169" office:value-type="string" calcext:value-type="string">
            <text:p>Követelmény: Erő +0</text:p>
          </table:table-cell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Hajítófegyverek</text:p>
          </table:table-cell>
          <table:table-cell table:style-name="ce1114" office:value-type="string" calcext:value-type="string">
            <text:p>Bola</text:p>
          </table:table-cell>
          <table:table-cell table:style-name="ce1114" office:value-type="string" calcext:value-type="string">
            <text:p>egykezes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string" calcext:value-type="string">
            <text:p>S</text:p>
          </table:table-cell>
          <table:table-cell table:style-name="ce1134" office:value-type="float" office:value="6" calcext:value-type="float">
            <text:p>6</text:p>
          </table:table-cell>
          <table:table-cell table:style-name="ce1134" table:number-columns-repeated="2"/>
          <table:table-cell table:style-name="ce1128"/>
          <table:table-cell table:style-name="ce1128" office:value-type="float" office:value="2" calcext:value-type="float">
            <text:p>2</text:p>
          </table:table-cell>
          <table:table-cell table:style-name="ce1114" office:value-type="float" office:value="1" calcext:value-type="float">
            <text:p>1</text:p>
          </table:table-cell>
          <table:table-cell table:style-name="ce1147" office:value-type="string" calcext:value-type="string">
            <text:p>20m</text:p>
          </table:table-cell>
          <table:table-cell table:style-name="ce1154" office:value-type="float" office:value="6" calcext:value-type="float">
            <text:p>6</text:p>
          </table:table-cell>
          <table:table-cell table:style-name="ce1157" office:value-type="string" calcext:value-type="string">
            <text:p>hajítás</text:p>
          </table:table-cell>
          <table:table-cell table:style-name="ce1168"/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Hajítóbárd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4" calcext:value-type="float">
            <text:p>4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20m</text:p>
          </table:table-cell>
          <table:table-cell table:style-name="ce1155" office:value-type="float" office:value="5" calcext:value-type="float">
            <text:p>5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5">
          <table:table-cell/>
          <table:table-cell table:style-name="ce1115" office:value-type="string" calcext:value-type="string">
            <text:p>Hajítótőr</text:p>
          </table:table-cell>
          <table:table-cell table:style-name="ce1115" office:value-type="string" calcext:value-type="string">
            <text:p>egykezes</text:p>
          </table:table-cell>
          <table:table-cell table:style-name="ce1115" office:value-type="float" office:value="0" calcext:value-type="float">
            <text:p>0</text:p>
          </table:table-cell>
          <table:table-cell table:style-name="ce1115" office:value-type="string" calcext:value-type="string">
            <text:p>S</text:p>
          </table:table-cell>
          <table:table-cell table:style-name="ce1135" table:number-columns-repeated="4"/>
          <table:table-cell table:style-name="ce1135" office:value-type="float" office:value="4" calcext:value-type="float">
            <text:p>4</text:p>
          </table:table-cell>
          <table:table-cell table:style-name="ce1115" office:value-type="float" office:value="2" calcext:value-type="float">
            <text:p>2</text:p>
          </table:table-cell>
          <table:table-cell table:style-name="ce1148" office:value-type="string" calcext:value-type="string">
            <text:p>15m</text:p>
          </table:table-cell>
          <table:table-cell table:style-name="ce1155" office:value-type="float" office:value="6" calcext:value-type="float">
            <text:p>6</text:p>
          </table:table-cell>
          <table:table-cell table:style-name="ce1157" office:value-type="string" calcext:value-type="string">
            <text:p>hajítás</text:p>
          </table:table-cell>
          <table:table-cell table:style-name="ce1170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30"> </text:span><text:span text:style-name="T31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kő, alma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0" calcext:value-type="float">
            <text:p>0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20m</text:p>
          </table:table-cell>
          <table:table-cell table:style-name="ce1155" office:value-type="float" office:value="7" calcext:value-type="float">
            <text:p>7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Parittya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4" calcext:value-type="float">
            <text:p>4</text:p>
          </table:table-cell>
          <table:table-cell table:style-name="ce1115" office:value-type="float" office:value="2" calcext:value-type="float">
            <text:p>2</text:p>
          </table:table-cell>
          <table:table-cell table:style-name="ce1148" office:value-type="string" calcext:value-type="string">
            <text:p>70m</text:p>
          </table:table-cell>
          <table:table-cell table:style-name="ce1155" office:value-type="float" office:value="5" calcext:value-type="float">
            <text:p>5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Ramiera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1" calcext:value-type="float">
            <text:p>1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10m</text:p>
          </table:table-cell>
          <table:table-cell table:style-name="ce1155" office:value-type="float" office:value="4" calcext:value-type="float">
            <text:p>4</text:p>
          </table:table-cell>
          <table:table-cell table:style-name="ce1157" office:value-type="string" calcext:value-type="string">
            <text:p>hajítás</text:p>
          </table:table-cell>
          <table:table-cell table:style-name="ce1169"/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Slan csillag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3" calcext:value-type="float">
            <text:p>3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15m</text:p>
          </table:table-cell>
          <table:table-cell table:style-name="ce1155" office:value-type="float" office:value="4" calcext:value-type="float">
            <text:p>4</text:p>
          </table:table-cell>
          <table:table-cell table:style-name="ce1157" office:value-type="string" calcext:value-type="string">
            <text:p>hajítás</text:p>
          </table:table-cell>
          <table:table-cell table:style-name="ce1169"/>
          <table:table-cell table:number-columns-repeated="241"/>
        </table:table-row>
        <table:table-row table:style-name="ro1">
          <table:table-cell table:style-name="ce466"/>
          <table:table-cell table:style-name="ce1116" office:value-type="string" calcext:value-type="string">
            <text:p>Tőr</text:p>
          </table:table-cell>
          <table:table-cell table:style-name="ce1116" office:value-type="string" calcext:value-type="string">
            <text:p>egykezes</text:p>
          </table:table-cell>
          <table:table-cell table:style-name="ce1136" table:number-columns-repeated="6"/>
          <table:table-cell table:style-name="ce1136" office:value-type="float" office:value="2" calcext:value-type="float">
            <text:p>2</text:p>
          </table:table-cell>
          <table:table-cell table:style-name="ce1116" office:value-type="float" office:value="2" calcext:value-type="float">
            <text:p>2</text:p>
          </table:table-cell>
          <table:table-cell table:style-name="ce1149" office:value-type="string" calcext:value-type="string">
            <text:p>10m</text:p>
          </table:table-cell>
          <table:table-cell table:style-name="ce1156" office:value-type="float" office:value="3" calcext:value-type="float">
            <text:p>3</text:p>
          </table:table-cell>
          <table:table-cell table:style-name="ce1158" office:value-type="string" calcext:value-type="string">
            <text:p>hajítás</text:p>
          </table:table-cell>
          <table:table-cell table:style-name="ce1169"/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Egyéb hajítófegyverek</text:p>
          </table:table-cell>
          <table:table-cell table:style-name="ce1114" office:value-type="string" calcext:value-type="string">
            <text:p>Dobóháló</text:p>
          </table:table-cell>
          <table:table-cell table:style-name="ce1128" table:number-columns-repeated="7"/>
          <table:table-cell table:style-name="ce1128" office:value-type="float" office:value="0" calcext:value-type="float">
            <text:p>0</text:p>
          </table:table-cell>
          <table:table-cell table:style-name="ce1114" office:value-type="float" office:value="1" calcext:value-type="float">
            <text:p>1</text:p>
          </table:table-cell>
          <table:table-cell table:style-name="ce1147" office:value-type="string" calcext:value-type="string">
            <text:p>4m</text:p>
          </table:table-cell>
          <table:table-cell table:style-name="ce1154" office:value-type="float" office:value="2" calcext:value-type="float">
            <text:p>2</text:p>
          </table:table-cell>
          <table:table-cell table:style-name="ce1157" office:value-type="string" calcext:value-type="string">
            <text:p>hajítás</text:p>
          </table:table-cell>
          <table:table-cell table:style-name="ce1171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Köpeny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0" calcext:value-type="float">
            <text:p>0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4m</text:p>
          </table:table-cell>
          <table:table-cell table:style-name="ce1155" office:value-type="float" office:value="7" calcext:value-type="float">
            <text:p>7</text:p>
          </table:table-cell>
          <table:table-cell table:style-name="ce1157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66"/>
          <table:table-cell table:style-name="ce1116" office:value-type="string" calcext:value-type="string">
            <text:p>Lasszó</text:p>
          </table:table-cell>
          <table:table-cell table:style-name="ce1116" office:value-type="string" calcext:value-type="string">
            <text:p>egykezes</text:p>
          </table:table-cell>
          <table:table-cell table:style-name="ce1136" table:number-columns-repeated="6"/>
          <table:table-cell table:style-name="ce1136" office:value-type="float" office:value="0" calcext:value-type="float">
            <text:p>0</text:p>
          </table:table-cell>
          <table:table-cell table:style-name="ce1116" office:value-type="float" office:value="1" calcext:value-type="float">
            <text:p>1</text:p>
          </table:table-cell>
          <table:table-cell table:style-name="ce1149" office:value-type="string" calcext:value-type="string">
            <text:p>10m</text:p>
          </table:table-cell>
          <table:table-cell table:style-name="ce1156" office:value-type="float" office:value="4" calcext:value-type="float">
            <text:p>4</text:p>
          </table:table-cell>
          <table:table-cell table:style-name="ce1158" office:value-type="string" calcext:value-type="string">
            <text:p>hajítás</text:p>
          </table:table-cell>
          <table:table-cell table:style-name="ce466" table:number-columns-repeated="242"/>
        </table:table-row>
        <table:table-row table:style-name="ro1">
          <table:table-cell table:style-name="ce1103" office:value-type="string" calcext:value-type="string">
            <text:p>Íjász lőfegyverek</text:p>
          </table:table-cell>
          <table:table-cell table:style-name="ce1114" office:value-type="string" calcext:value-type="string">
            <text:p>Rövid íj</text:p>
          </table:table-cell>
          <table:table-cell table:style-name="ce1114" office:value-type="string" calcext:value-type="string">
            <text:p>kétkezes</text:p>
          </table:table-cell>
          <table:table-cell table:style-name="ce1128" table:number-columns-repeated="6"/>
          <table:table-cell table:style-name="ce1128" office:value-type="float" office:value="10" calcext:value-type="float">
            <text:p>10</text:p>
          </table:table-cell>
          <table:table-cell table:style-name="ce1114" office:value-type="float" office:value="2" calcext:value-type="float">
            <text:p>2</text:p>
          </table:table-cell>
          <table:table-cell table:style-name="ce1147"/>
          <table:table-cell table:style-name="ce1154" office:value-type="float" office:value="4" calcext:value-type="float">
            <text:p>4</text:p>
          </table:table-cell>
          <table:table-cell table:style-name="ce1157" office:value-type="string" calcext:value-type="string">
            <text:p>íjászat</text:p>
          </table:table-cell>
          <table:table-cell table:style-name="ce117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Hosszú íj</text:p>
          </table:table-cell>
          <table:table-cell table:style-name="ce1115" office:value-type="string" calcext:value-type="string">
            <text:p>kétkezes</text:p>
          </table:table-cell>
          <table:table-cell table:style-name="ce1135" table:number-columns-repeated="6"/>
          <table:table-cell table:style-name="ce1135" office:value-type="float" office:value="12" calcext:value-type="float">
            <text:p>12</text:p>
          </table:table-cell>
          <table:table-cell table:style-name="ce1115" office:value-type="float" office:value="3" calcext:value-type="float">
            <text:p>3</text:p>
          </table:table-cell>
          <table:table-cell table:style-name="ce1148"/>
          <table:table-cell table:style-name="ce1155" office:value-type="float" office:value="6" calcext:value-type="float">
            <text:p>6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Visszacsapó íj</text:p>
          </table:table-cell>
          <table:table-cell table:style-name="ce1115" office:value-type="string" calcext:value-type="string">
            <text:p>kétkezes</text:p>
          </table:table-cell>
          <table:table-cell table:style-name="ce1135" table:number-columns-repeated="6"/>
          <table:table-cell table:style-name="ce1135" office:value-type="float" office:value="10" calcext:value-type="float">
            <text:p>10</text:p>
          </table:table-cell>
          <table:table-cell table:style-name="ce1115" office:value-type="float" office:value="3" calcext:value-type="float">
            <text:p>3</text:p>
          </table:table-cell>
          <table:table-cell table:style-name="ce1148"/>
          <table:table-cell table:style-name="ce1155" office:value-type="float" office:value="7" calcext:value-type="float">
            <text:p>7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Elf íj</text:p>
          </table:table-cell>
          <table:table-cell table:style-name="ce1115" office:value-type="string" calcext:value-type="string">
            <text:p>kétkezes</text:p>
          </table:table-cell>
          <table:table-cell table:style-name="ce1137" office:value-type="float" office:value="1" calcext:value-type="float">
            <text:p>1</text:p>
          </table:table-cell>
          <table:table-cell table:style-name="ce1137" office:value-type="string" calcext:value-type="string">
            <text:p>S</text:p>
          </table:table-cell>
          <table:table-cell table:style-name="ce1137" office:value-type="float" office:value="0" calcext:value-type="float">
            <text:p>0</text:p>
          </table:table-cell>
          <table:table-cell table:style-name="ce1137" table:number-columns-repeated="2"/>
          <table:table-cell table:style-name="ce1137" office:value-type="float" office:value="5" calcext:value-type="float">
            <text:p>5</text:p>
          </table:table-cell>
          <table:table-cell table:style-name="ce1135" office:value-type="float" office:value="13" calcext:value-type="float">
            <text:p>13</text:p>
          </table:table-cell>
          <table:table-cell table:style-name="ce1115" office:value-type="string" calcext:value-type="string">
            <text:p>3(4)</text:p>
          </table:table-cell>
          <table:table-cell table:style-name="ce1148"/>
          <table:table-cell table:style-name="ce1155" office:value-type="float" office:value="9" calcext:value-type="float">
            <text:p>9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Fúvócső, kicsi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8" calcext:value-type="float">
            <text:p>8</text:p>
          </table:table-cell>
          <table:table-cell table:style-name="ce1115" office:value-type="float" office:value="1" calcext:value-type="float">
            <text:p>1</text:p>
          </table:table-cell>
          <table:table-cell table:style-name="ce1148"/>
          <table:table-cell table:style-name="ce1155" office:value-type="float" office:value="3" calcext:value-type="float">
            <text:p>3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66"/>
          <table:table-cell table:style-name="ce1116" office:value-type="string" calcext:value-type="string">
            <text:p>Fúvócső, vadász</text:p>
          </table:table-cell>
          <table:table-cell table:style-name="ce1116" office:value-type="string" calcext:value-type="string">
            <text:p>kétkezes</text:p>
          </table:table-cell>
          <table:table-cell table:style-name="ce1136" table:number-columns-repeated="6"/>
          <table:table-cell table:style-name="ce1136" office:value-type="float" office:value="10" calcext:value-type="float">
            <text:p>10</text:p>
          </table:table-cell>
          <table:table-cell table:style-name="ce1116" office:value-type="float" office:value="1" calcext:value-type="float">
            <text:p>1</text:p>
          </table:table-cell>
          <table:table-cell table:style-name="ce1149"/>
          <table:table-cell table:style-name="ce1156" office:value-type="float" office:value="2" calcext:value-type="float">
            <text:p>2</text:p>
          </table:table-cell>
          <table:table-cell table:style-name="ce1158" office:value-type="string" calcext:value-type="string">
            <text:p>íjászat</text:p>
          </table:table-cell>
          <table:table-cell table:style-name="ce1172"/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Lövész lőfegyverek</text:p>
          </table:table-cell>
          <table:table-cell table:style-name="ce1114" office:value-type="string" calcext:value-type="string">
            <text:p>Kézi nyílpuska</text:p>
          </table:table-cell>
          <table:table-cell table:style-name="ce1114" office:value-type="string" calcext:value-type="string">
            <text:p>egykezes</text:p>
          </table:table-cell>
          <table:table-cell table:style-name="ce1114"/>
          <table:table-cell table:style-name="ce1114" office:value-type="string" calcext:value-type="string">
            <text:p>S</text:p>
          </table:table-cell>
          <table:table-cell table:style-name="ce1114" table:number-columns-repeated="4"/>
          <table:table-cell table:style-name="ce1114" office:value-type="float" office:value="10" calcext:value-type="float">
            <text:p>10</text:p>
          </table:table-cell>
          <table:table-cell table:style-name="ce1114" office:value-type="float" office:value="3" calcext:value-type="float">
            <text:p>3</text:p>
          </table:table-cell>
          <table:table-cell table:style-name="ce1147" office:value-type="string" calcext:value-type="string">
            <text:p>20m</text:p>
          </table:table-cell>
          <table:table-cell table:style-name="ce1154" office:value-type="float" office:value="3" calcext:value-type="float">
            <text:p>3</text:p>
          </table:table-cell>
          <table:table-cell table:style-name="ce1157" office:value-type="string" calcext:value-type="string">
            <text:p>lövészet</text:p>
          </table:table-cell>
          <table:table-cell table:style-name="ce1171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115" office:value-type="string" calcext:value-type="string">
            <text:p>Nyílpuska</text:p>
          </table:table-cell>
          <table:table-cell table:style-name="ce1115" office:value-type="string" calcext:value-type="string">
            <text:p>kétkezes</text:p>
          </table:table-cell>
          <table:table-cell table:style-name="ce1115" office:value-type="float" office:value="6" calcext:value-type="float">
            <text:p>6</text:p>
          </table:table-cell>
          <table:table-cell table:style-name="ce1115" office:value-type="string" calcext:value-type="string">
            <text:p>S</text:p>
          </table:table-cell>
          <table:table-cell table:style-name="ce1135" office:value-type="float" office:value="10" calcext:value-type="float">
            <text:p>10</text:p>
          </table:table-cell>
          <table:table-cell table:style-name="ce1135" table:number-columns-repeated="2"/>
          <table:table-cell table:style-name="ce1115"/>
          <table:table-cell table:style-name="ce1115" office:value-type="float" office:value="16" calcext:value-type="float">
            <text:p>16</text:p>
          </table:table-cell>
          <table:table-cell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50m</text:p>
          </table:table-cell>
          <table:table-cell table:style-name="ce1155" office:value-type="float" office:value="4" calcext:value-type="float">
            <text:p>4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Nehéz nyílpuska</text:p>
          </table:table-cell>
          <table:table-cell table:style-name="ce1115" office:value-type="string" calcext:value-type="string">
            <text:p>kétkezes</text:p>
          </table:table-cell>
          <table:table-cell table:style-name="ce1115" office:value-type="float" office:value="14" calcext:value-type="float">
            <text:p>14</text:p>
          </table:table-cell>
          <table:table-cell table:style-name="ce1115" office:value-type="string" calcext:value-type="string">
            <text:p>S</text:p>
          </table:table-cell>
          <table:table-cell table:style-name="ce1135" office:value-type="float" office:value="10" calcext:value-type="float">
            <text:p>10</text:p>
          </table:table-cell>
          <table:table-cell table:style-name="ce1135" table:number-columns-repeated="2"/>
          <table:table-cell table:style-name="ce1115"/>
          <table:table-cell table:style-name="ce1115" office:value-type="float" office:value="16" calcext:value-type="float">
            <text:p>16</text:p>
          </table:table-cell>
          <table:table-cell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80m</text:p>
          </table:table-cell>
          <table:table-cell table:style-name="ce1155" office:value-type="float" office:value="5" calcext:value-type="float">
            <text:p>5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115" office:value-type="string" calcext:value-type="string">
            <text:p>Shadoni páncéltörő</text:p>
          </table:table-cell>
          <table:table-cell table:style-name="ce1115" office:value-type="string" calcext:value-type="string">
            <text:p>kétkezes</text:p>
          </table:table-cell>
          <table:table-cell table:style-name="ce1115"/>
          <table:table-cell table:style-name="ce1115" office:value-type="string" calcext:value-type="string">
            <text:p>Z</text:p>
          </table:table-cell>
          <table:table-cell table:style-name="ce1115" office:value-type="string" calcext:value-type="string">
            <text:p>??</text:p>
          </table:table-cell>
          <table:table-cell table:style-name="ce1115" table:number-columns-repeated="3"/>
          <table:table-cell table:number-columns-repeated="2"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120m</text:p>
          </table:table-cell>
          <table:table-cell table:style-name="ce1155" office:value-type="float" office:value="3" calcext:value-type="float">
            <text:p>3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Kharei nyílpuska</text:p>
          </table:table-cell>
          <table:table-cell table:style-name="ce1115" office:value-type="string" calcext:value-type="string">
            <text:p>egykezes</text:p>
          </table:table-cell>
          <table:table-cell table:style-name="ce1115"/>
          <table:table-cell table:style-name="ce1115" office:value-type="string" calcext:value-type="string">
            <text:p>S</text:p>
          </table:table-cell>
          <table:table-cell table:style-name="ce1115" table:number-columns-repeated="4"/>
          <table:table-cell table:style-name="ce1115" office:value-type="float" office:value="14" calcext:value-type="float">
            <text:p>14</text:p>
          </table:table-cell>
          <table:table-cell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50m</text:p>
          </table:table-cell>
          <table:table-cell table:style-name="ce1155" office:value-type="float" office:value="2" calcext:value-type="float">
            <text:p>2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5">
          <table:table-cell table:style-name="ce466"/>
          <table:table-cell table:style-name="ce1116" office:value-type="string" calcext:value-type="string">
            <text:p>Aquir nyílpuska</text:p>
          </table:table-cell>
          <table:table-cell table:style-name="ce1116" office:value-type="string" calcext:value-type="string">
            <text:p>egykezes</text:p>
          </table:table-cell>
          <table:table-cell table:style-name="ce1116" office:value-type="string" calcext:value-type="string">
            <text:p>halál / +6</text:p>
          </table:table-cell>
          <table:table-cell table:style-name="ce1116" office:value-type="string" calcext:value-type="string">
            <text:p>S</text:p>
          </table:table-cell>
          <table:table-cell table:style-name="ce1116" table:number-columns-repeated="4"/>
          <table:table-cell table:style-name="ce1116" office:value-type="float" office:value="16" calcext:value-type="float">
            <text:p>16</text:p>
          </table:table-cell>
          <table:table-cell table:style-name="ce1116" office:value-type="float" office:value="3" calcext:value-type="float">
            <text:p>3</text:p>
          </table:table-cell>
          <table:table-cell table:style-name="ce1149" office:value-type="string" calcext:value-type="string">
            <text:p>50m</text:p>
          </table:table-cell>
          <table:table-cell table:style-name="ce1156" office:value-type="float" office:value="1" calcext:value-type="float">
            <text:p>1</text:p>
          </table:table-cell>
          <table:table-cell table:style-name="ce1158" office:value-type="string" calcext:value-type="string">
            <text:p>lövészet</text:p>
          </table:table-cell>
          <table:table-cell table:style-name="ce1172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66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2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48" table:default-cell-style-name="ce765"/>
        <table:table-column table:style-name="co49" table:default-cell-style-name="ce1187"/>
        <table:table-column table:style-name="co50" table:default-cell-style-name="ce1187"/>
        <table:table-column table:style-name="co51" table:default-cell-style-name="ce1187"/>
        <table:table-column table:style-name="co50" table:default-cell-style-name="ce281"/>
        <table:table-column table:style-name="co52" table:default-cell-style-name="ce81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number-columns-repeated="2" table:default-cell-style-name="ce281"/>
        <table:table-column table:style-name="co57" table:default-cell-style-name="ce281"/>
        <table:table-column table:style-name="co58" table:default-cell-style-name="ce848"/>
        <table:table-column table:style-name="co59" table:default-cell-style-name="ce859"/>
        <table:table-column table:style-name="co60" table:default-cell-style-name="ce859"/>
        <table:table-column table:style-name="co61" table:default-cell-style-name="ce281"/>
        <table:table-column table:style-name="co62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773" office:value-type="string" calcext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1192"/>
          <table:covered-table-cell table:style-name="ce1197"/>
          <table:covered-table-cell table:style-name="ce1207"/>
          <table:covered-table-cell table:style-name="ce1215"/>
          <table:covered-table-cell table:number-columns-repeated="6" table:style-name="ce1207"/>
          <table:covered-table-cell table:number-columns-repeated="3" table:style-name="ce1258"/>
          <table:table-cell table:style-name="ce1207" table:number-columns-repeated="239"/>
          <table:table-cell table:style-name="ce860" table:number-columns-repeated="2"/>
        </table:table-row>
        <table:table-row table:style-name="ro26">
          <table:table-cell table:style-name="ce763"/>
          <table:table-cell table:style-name="ce774"/>
          <table:table-cell table:style-name="ce1192"/>
          <table:table-cell table:style-name="ce1197"/>
          <table:table-cell table:style-name="ce1207"/>
          <table:table-cell table:style-name="ce1215"/>
          <table:table-cell table:style-name="ce1207" table:number-columns-repeated="6"/>
          <table:table-cell table:style-name="ce1258" table:number-columns-repeated="3"/>
          <table:table-cell table:style-name="ce1207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08"/>
          <table:covered-table-cell table:style-name="ce806"/>
          <table:covered-table-cell table:number-columns-repeated="2" table:style-name="ce1208"/>
          <table:table-cell table:style-name="ce1208" table:number-columns-repeated="4"/>
          <table:table-cell/>
          <table:table-cell table:style-name="ce848" table:number-columns-repeated="2"/>
          <table:table-cell table:style-name="ce1208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184" office:value-type="string" calcext:value-type="string">
            <text:p>Szint</text:p>
          </table:table-cell>
          <table:table-cell table:style-name="ce1184" office:value-type="string" calcext:value-type="string" table:number-columns-spanned="2" table:number-rows-spanned="1">
            <text:p>Átfogó</text:p>
          </table:table-cell>
          <table:covered-table-cell table:style-name="ce1184"/>
          <table:table-cell table:style-name="ce1184" office:value-type="string" calcext:value-type="string" table:number-columns-spanned="2" table:number-rows-spanned="1">
            <text:p>Átlagos</text:p>
          </table:table-cell>
          <table:covered-table-cell table:style-name="ce1184"/>
          <table:table-cell table:style-name="ce1184" office:value-type="string" calcext:value-type="string" table:number-columns-spanned="2" table:number-rows-spanned="1">
            <text:p>Spec.</text:p>
          </table:table-cell>
          <table:covered-table-cell/>
          <table:table-cell table:style-name="ce1208" table:number-columns-repeated="4"/>
          <table:table-cell/>
          <table:table-cell table:style-name="ce848" table:number-columns-repeated="2"/>
          <table:table-cell table:style-name="ce1208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08" table:number-columns-repeated="3"/>
          <table:table-cell/>
          <table:table-cell table:style-name="ce848" table:number-columns-repeated="2"/>
          <table:table-cell table:style-name="ce1208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2.825cm" svg:height="0.596cm" svg:x="17.703cm" svg:y="0.123cm" draw:caption-point-x="4.337cm" draw:caption-point-y="2.157cm">
              <dc:creator>F.B.</dc:creator>
              <dc:date>2006-06-05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87"/>
          <table:table-cell table:style-name="ce1208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70" calcext:value-type="float">
            <office:annotation draw:style-name="gr1" draw:text-style-name="P2" svg:width="2.825cm" svg:height="0.596cm" svg:x="17.703cm" svg:y="0.523cm" draw:caption-point-x="4.337cm" draw:caption-point-y="2.208cm">
              <dc:creator>F.B.</dc:creator>
              <dc:date>2006-06-05T00:00:00</dc:date>
              <text:p text:style-name="P1"><text:span text:style-name="T1">Kézzel megadni!</text:span></text:p>
            </office:annotation>
            <text:p>7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Könnyű</text:p>
          </table:table-cell>
          <table:covered-table-cell table:style-name="ce85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Kiegészítő KP/szint</text:p>
          </table:table-cell>
          <table:table-cell table:style-name="ce830" office:value-type="float" office:value="20" calcext:value-type="float">
            <office:annotation draw:style-name="gr1" draw:text-style-name="P2" svg:width="2.835cm" svg:height="0.596cm" svg:x="22.457cm" svg:y="1.366cm" draw:caption-point-x="-0.417cm" draw:caption-point-y="1.817cm">
              <dc:creator>F.B.</dc:creator>
              <dc:date>2006-06-05T00:00:00</dc:date>
              <text:p text:style-name="P1"><text:span text:style-name="T1">Kézzel megadni!</text:span></text:p>
            </office:annotation>
            <text:p>2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Átlagos</text:p>
          </table:table-cell>
          <table:covered-table-cell table:style-name="ce85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Nehéz</text:p>
          </table:table-cell>
          <table:covered-table-cell table:style-name="ce85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Képzettség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Nagyon nehéz</text:p>
          </table:table-cell>
          <table:covered-table-cell table:style-name="ce85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Harci+miszt képz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Hősies</text:p>
          </table:table-cell>
          <table:covered-table-cell table:style-name="ce85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Emberfeletti</text:p>
          </table:table-cell>
          <table:covered-table-cell table:style-name="ce85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1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457cm" svg:y="4.653cm" draw:caption-point-x="-0.417cm" draw:caption-point-y="2.142cm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457cm" svg:y="5.451cm" draw:caption-point-x="-0.417cm" draw:caption-point-y="2.247cm">
              <dc:date>2023-11-08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8" calcext:value-type="float">
            <office:annotation draw:style-name="gr4" draw:text-style-name="P2" svg:width="2.846cm" svg:height="0.991cm" svg:x="22.457cm" svg:y="5.849cm" draw:caption-point-x="-0.417cm" draw:caption-point-y="2.301cm">
              <dc:date>2023-11-08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8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/>
          <table:table-cell table:style-name="ce451" office:value-type="string" calcext:value-type="string" table:number-columns-spanned="3" table:number-rows-spanned="1">
            <text:p>Érzékek</text:p>
          </table:table-cell>
          <table:covered-table-cell table:style-name="ce477"/>
          <table:covered-table-cell table:style-name="Default"/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457cm" svg:y="6.647cm" draw:caption-point-x="-0.417cm" draw:caption-point-y="2.406cm">
              <dc:creator>FB</dc:creator>
              <dc:date>2007-01-26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/>
          <table:table-cell table:style-name="ce797" office:value-type="string" calcext:value-type="string" table:number-columns-spanned="2" table:number-rows-spanned="1">
            <text:p>Érzék</text:p>
          </table:table-cell>
          <table:covered-table-cell table:style-name="Default"/>
          <table:table-cell table:style-name="ce797" office:value-type="string" calcext:value-type="string">
            <text:p>KP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457cm" svg:y="7.046cm" draw:caption-point-x="-0.417cm" draw:caption-point-y="2.459cm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Intuíció</text:p>
          </table:table-cell>
          <table:covered-table-cell table:style-name="Default"/>
          <table:table-cell table:style-name="ce172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/>
          <table:table-cell table:style-name="ce852" office:value-type="string" calcext:value-type="string" table:number-columns-spanned="2" table:number-rows-spanned="1">
            <text:p>Lá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3" office:value-type="string" calcext:value-type="string">
            <text:p>Egyik HM nagyobb lehet</text:p>
          </table:table-cell>
          <table:table-cell table:style-name="ce478" table:content-validation-name="val143" office:value-type="float" office:value="3" calcext:value-type="float">
            <text:p>3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Hall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5"/>
          <table:table-cell table:style-name="ce853" office:value-type="string" calcext:value-type="string" table:number-columns-spanned="2" table:number-rows-spanned="1">
            <text:p>Ízlelés/Szaglás/Tapin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824" office:value-type="string" calcext:value-type="string">
            <text:p>Tradíció</text:p>
          </table:table-cell>
          <table:table-cell table:style-name="ce838" office:value-type="float" office:value="50" calcext:value-type="float">
            <text:p>50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824" office:value-type="string" calcext:value-type="string">
            <text:p>Céltradíció</text:p>
          </table:table-cell>
          <table:table-cell table:style-name="ce838" office:value-type="float" office:value="25" calcext:value-type="float">
            <text:p>25 KP</text:p>
          </table:table-cell>
          <table:table-cell table:style-name="Default"/>
          <table:table-cell table:style-name="ce1266" office:value-type="string" calcext:value-type="string" table:number-columns-spanned="2" table:number-rows-spanned="1">
            <text:p>Vakság</text:p>
          </table:table-cell>
          <table:covered-table-cell table:style-name="ce1266"/>
          <table:table-cell table:style-name="ce838" office:value-type="float" office:value="45" calcext:value-type="float">
            <text:p>45 KP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821" office:value-type="string" calcext:value-type="string">
            <text:p>1 Mana Pont</text:p>
          </table:table-cell>
          <table:table-cell table:style-name="ce835" office:value-type="float" office:value="3" calcext:value-type="float">
            <office:annotation draw:style-name="gr3" draw:text-style-name="P2" svg:width="2.872cm" svg:height="0.936cm" svg:x="22.457cm" svg:y="9.962cm" draw:caption-point-x="-0.417cm" draw:caption-point-y="2.252cm">
              <dc:creator>FB</dc:creator>
              <dc:date>2007-01-26T00:00:00</dc:date>
              <text:p text:style-name="P1"><text:span text:style-name="T1">Ne módosítsd!</text:span></text:p>
            </office:annotation>
            <text:p>3 KP</text:p>
          </table:table-cell>
          <table:table-cell table:style-name="Default"/>
          <table:table-cell table:style-name="ce1266" office:value-type="string" calcext:value-type="string" table:number-columns-spanned="2" table:number-rows-spanned="1">
            <text:p>Süketség</text:p>
          </table:table-cell>
          <table:covered-table-cell table:style-name="ce1266"/>
          <table:table-cell table:style-name="ce838" office:value-type="float" office:value="35" calcext:value-type="float">
            <text:p>35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821" office:value-type="string" calcext:value-type="string">
            <text:p>Max Mana/szint</text:p>
          </table:table-cell>
          <table:table-cell table:style-name="ce839" office:value-type="float" office:value="10" calcext:value-type="float">
            <office:annotation draw:style-name="gr6" draw:text-style-name="P2" svg:width="2.872cm" svg:height="1.772cm" svg:x="22.457cm" svg:y="10.386cm" draw:caption-point-x="-0.417cm" draw:caption-point-y="2.279cm">
              <dc:creator>FB</dc:creator>
              <dc:date>2007-11-08T00:00:00</dc:date>
              <text:p text:style-name="P1"><text:span text:style-name="T1">Szintenként felvehető max MP szám.</text:span></text:p>
            </office:annotation>
            <text:p>10 MP</text:p>
          </table:table-cell>
          <table:table-cell table:style-name="Default"/>
          <table:table-cell table:style-name="ce1266" office:value-type="string" calcext:value-type="string" table:number-columns-spanned="2" table:number-rows-spanned="1">
            <text:p>Tartós sérülés / fok</text:p>
          </table:table-cell>
          <table:covered-table-cell table:style-name="ce1266"/>
          <table:table-cell table:style-name="ce838" office:value-type="float" office:value="10" calcext:value-type="float">
            <text:p>10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2"/>
          <table:table-cell table:style-name="ce821" office:value-type="string" calcext:value-type="string">
            <text:p>1 <text:span text:style-name="T7">Ψ</text:span> pont</text:p>
          </table:table-cell>
          <table:table-cell table:style-name="ce835" office:value-type="float" office:value="2" calcext:value-type="float">
            <office:annotation draw:style-name="gr3" draw:text-style-name="P2" svg:width="2.872cm" svg:height="0.936cm" svg:x="22.457cm" svg:y="11.233cm" draw:caption-point-x="-0.417cm" draw:caption-point-y="2.336cm">
              <dc:creator>FB</dc:creator>
              <dc:date>2007-01-26T00:00:00</dc:date>
              <text:p text:style-name="P1"><text:span text:style-name="T1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478" office:value-type="string" calcext:value-type="string">
            <text:p><text:span text:style-name="T7">Max Ψ</text:span> pont / szint</text:p>
          </table:table-cell>
          <table:table-cell table:style-name="ce841" office:value-type="float" office:value="4" calcext:value-type="float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478" office:value-type="string" calcext:value-type="string">
            <text:p>Erőbónusz</text:p>
          </table:table-cell>
          <table:table-cell table:style-name="ce478" table:formula="of:=IF([Tulajdonságok_képzettségek.C18]&gt;2;[Tulajdonságok_képzettségek.C18]-2;0)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25" office:value-type="string" calcext:value-type="string">
            <text:p>Nincs adat string</text:p>
          </table:table-cell>
          <table:table-cell table:style-name="ce478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25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47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1" calcext:value-type="float">
            <text:p>-1</text:p>
          </table:table-cell>
          <table:table-cell table:style-name="ce846" office:value-type="string" calcext:value-type="string" table:number-columns-spanned="6" table:number-rows-spanned="1">
            <text:p>Mert csak az Erő +2 feletti része számít be és az Erőbónusz meg Erő/2</text:p>
          </table:table-cell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. Gyorsaság köv.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04" office:value-type="string" calcext:value-type="string">
            <text:p>Fok</text:p>
          </table:table-cell>
          <table:table-cell table:style-name="ce1204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25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19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89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89" office:value-type="string" calcext:value-type="string">
            <text:p>VÉ</text:p>
          </table:table-cell>
          <table:table-cell table:style-name="ce1189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701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701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3" table:default-cell-style-name="ce1274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275" office:value-type="string" calcext:value-type="string">
            <text:p>Creative Commons License</text:p>
          </table:table-cell>
        </table:table-row>
        <table:table-row table:style-name="ro16">
          <table:table-cell office:value-type="string" calcext:value-type="string">
            <text:p><text:span text:style-name="T32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2P0"/>
    </number:currency-style>
    <number:number-style style:name="N143">
      <number:text>Limit túllépés!</number:text>
    </number:number-style>
    <number:number-style style:name="N144">
      <number:text>Fok&gt;Max!</number:text>
    </number:number-style>
    <number:number-style style:name="N145">
      <number:text>Negatív!</number:text>
    </number:number-style>
    <number:number-style style:name="N146">
      <number:text>fok&gt;max!</number:text>
    </number:number-style>
    <number:number-style style:name="N147">
      <number:text>Túllépés</number:text>
    </number:number-style>
    <number:number-style style:name="N148">
      <number:text>Túllépés!</number:text>
    </number:number-style>
    <number:number-style style:name="N149">
      <number:text>Túllépted a harci+misztikus KP limitet!</number:text>
    </number:number-style>
    <number:text-style style:name="N150">
      <number:text-content/>
      <number:text> (tradícióból)</number:text>
    </number:text-style>
    <number:number-style style:name="N151">
      <number:text>Mesterfegyver harcmodor szint követelménye nincs meg!</number:text>
    </number:number-style>
    <number:number-style style:name="N152">
      <number:text>Gyors!</number:text>
    </number:number-style>
    <number:number-style style:name="N153">
      <number:number number:min-integer-digits="1"/>
      <number:text> (Limit túllépés!!)</number:text>
    </number:number-style>
    <number:number-style style:name="N154">
      <number:number number:min-integer-digits="1"/>
      <number:text> KP</number:text>
    </number:number-style>
    <number:text-style style:name="N155">
      <number:text-content/>
      <number:text> KP</number:text>
    </number:text-style>
    <number:number-style style:name="N156">
      <number:number number:decimal-places="0" number:min-decimal-places="0" number:min-integer-digits="1" number:display-factor="1000"/>
      <number:text>KP</number:text>
    </number:number-style>
    <number:number-style style:name="N157">
      <number:text>+</number:text>
      <number:number number:decimal-places="0" number:min-decimal-places="0" number:min-integer-digits="1" number:display-factor="1000"/>
      <number:text>KP</number:text>
    </number:number-style>
    <number:number-style style:name="N158">
      <number:text>+</number:text>
      <number:number number:decimal-places="0" number:min-decimal-places="0" number:min-integer-digits="1"/>
      <number:text>KP</number:text>
    </number:number-style>
    <number:number-style style:name="N159">
      <number:text>Max </number:text>
      <number:number number:min-integer-digits="1"/>
      <number:text> KP</number:text>
    </number:number-style>
    <number:percentage-style style:name="N160">
      <number:number number:decimal-places="0" number:min-decimal-places="0" number:min-integer-digits="1"/>
      <number:text>%-a</number:text>
    </number:percentage-style>
    <number:percentage-style style:name="N161">
      <number:text>Össz KP-nak </number:text>
      <number:number number:decimal-places="0" number:min-decimal-places="0" number:min-integer-digits="1"/>
      <number:text>%-a</number:text>
    </number:percentage-style>
    <number:percentage-style style:name="N162">
      <number:text>Ey az össz KP-nak a </number:text>
      <number:number number:decimal-places="0" number:min-decimal-places="0" number:min-integer-digits="1"/>
      <number:text>%-a</number:text>
    </number:percentage-style>
    <number:percentage-style style:name="N163">
      <number:text>Ez az össz KP-nak a </number:text>
      <number:number number:decimal-places="0" number:min-decimal-places="0" number:min-integer-digits="1"/>
      <number:text>%-a</number:text>
    </number:percentage-style>
    <number:percentage-style style:name="N164">
      <number:text>Ez az össz KP </number:text>
      <number:number number:decimal-places="0" number:min-decimal-places="0" number:min-integer-digits="1"/>
      <number:text>%-a</number:text>
    </number:percentage-style>
    <number:percentage-style style:name="N165">
      <number:text>(Ez az össz KP </number:text>
      <number:number number:decimal-places="0" number:min-decimal-places="0" number:min-integer-digits="1"/>
      <number:text>%-a)</number:text>
    </number:percentage-style>
    <number:number-style style:name="N166">
      <number:number number:min-integer-digits="1"/>
      <number:text>!</number:text>
    </number:number-style>
    <number:number-style style:name="N167">
      <number:number number:min-integer-digits="1"/>
      <number:text> (Limit túllépés)</number:text>
    </number:number-style>
    <number:number-style style:name="N168">
      <number:text>+</number:text>
      <number:number number:decimal-places="0" number:min-decimal-places="0" number:min-integer-digits="1"/>
    </number:number-style>
    <number:number-style style:name="N169">
      <number:number number:min-integer-digits="1"/>
      <number:text> db</number:text>
    </number:number-style>
    <number:number-style style:name="N170">
      <number:number number:decimal-places="0" number:min-decimal-places="0" number:min-integer-digits="1"/>
      <number:text> db</number:text>
    </number:number-style>
    <number:number-style style:name="N171">
      <number:text>Nincs ennyi fok!</number:text>
    </number:number-style>
    <number:number-style style:name="N172">
      <number:number number:min-integer-digits="1"/>
      <number:text> szint</number:text>
    </number:number-style>
    <number:number-style style:name="N173">
      <number:text>+</number:text>
      <number:number number:decimal-places="0" number:min-decimal-places="0" number:min-integer-digits="1"/>
      <number:text> szint</number:text>
    </number:number-style>
    <number:number-style style:name="N174">
      <number:number number:decimal-places="0" number:min-decimal-places="0" number:min-integer-digits="1"/>
      <number:text> szint</number:text>
    </number:number-style>
    <number:number-style style:name="N175">
      <number:number number:decimal-places="1" number:min-decimal-places="1" number:min-integer-digits="1"/>
    </number:number-style>
    <number:number-style style:name="N176">
      <number:number number:min-integer-digits="1"/>
      <number:text> fok</number:text>
    </number:number-style>
    <number:number-style style:name="N177">
      <number:number number:decimal-places="1" number:min-decimal-places="1" number:min-integer-digits="1"/>
      <number:text> szint</number:text>
    </number:number-style>
    <number:number-style style:name="N178">
      <number:text>Szint +</number:text>
      <number:number number:min-integer-digits="1"/>
      <number:text> fok</number:text>
    </number:number-style>
    <number:number-style style:name="N179">
      <number:text>Szint +</number:text>
      <number:number number:min-integer-digits="1"/>
      <number:text/>
    </number:number-style>
    <number:number-style style:name="N180">
      <number:number number:min-integer-digits="1"/>
      <number:text> HM</number:text>
    </number:number-style>
    <number:number-style style:name="N181">
      <number:number number:decimal-places="2" number:min-decimal-places="2" number:min-integer-digits="1" number:display-factor="1000"/>
      <number:text> HM/szint</number:text>
    </number:number-style>
    <number:number-style style:name="N182">
      <number:number number:decimal-places="1" number:min-decimal-places="1" number:min-integer-digits="1" number:display-factor="1000"/>
      <number:text> HM/sz</number:text>
    </number:number-style>
    <number:number-style style:name="N183">
      <number:number number:decimal-places="1" number:min-decimal-places="1" number:min-integer-digits="1"/>
      <number:text> HM/sz</number:text>
    </number:number-style>
    <number:number-style style:name="N184">
      <number:text>+</number:text>
      <number:number number:min-integer-digits="1"/>
      <number:text> KP</number:text>
    </number:number-style>
    <number:number-style style:name="N185">
      <number:number number:decimal-places="0" number:min-decimal-places="0" number:min-integer-digits="1"/>
      <number:text> KP</number:text>
    </number:number-style>
    <number:number-style style:name="N186">
      <number:number number:min-integer-digits="1"/>
      <number:text> CÉ</number:text>
    </number:number-style>
    <number:number-style style:name="N187">
      <number:number number:decimal-places="1" number:min-decimal-places="1" number:min-integer-digits="1"/>
      <number:text> HM/szint</number:text>
    </number:number-style>
    <number:number-style style:name="N188">
      <number:number number:min-integer-digits="1"/>
      <number:text> MP</number:text>
    </number:number-style>
    <number:percentage-style style:name="N189">
      <number:text>(Össz KP </number:text>
      <number:number number:decimal-places="0" number:min-decimal-places="0" number:min-integer-digits="1"/>
      <number:text>%-a)</number:text>
    </number:percentage-style>
    <number:number-style style:name="N190">
      <number:number number:min-integer-digits="1"/>
      <number:text> Pp</number:text>
    </number:number-style>
    <number:number-style style:name="N191">
      <number:number number:decimal-places="1" number:min-decimal-places="1" number:min-integer-digits="1"/>
      <number:text> MP/szint</number:text>
    </number:number-style>
    <number:number-style style:name="N192">
      <number:number number:min-integer-digits="1"/>
      <number:text>. fok</number:text>
    </number:number-style>
    <number:number-style style:name="N193">
      <number:number number:min-integer-digits="1"/>
      <number:text> CHM</number:text>
    </number:number-style>
    <number:number-style style:name="N194">
      <number:number number:min-integer-digits="1"/>
      <number:text> Ψp</number:text>
    </number:number-style>
    <number:number-style style:name="N195">
      <number:number number:min-integer-digits="1"/>
      <number:text>,</number:text>
    </number:number-style>
    <number:number-style style:name="N196">
      <number:number number:min-integer-digits="1"/>
      <number:text>+k20</number:text>
    </number:number-style>
    <number:number-style style:name="N197">
      <number:number number:min-integer-digits="1"/>
      <number:text> MFP</number:text>
    </number:number-style>
    <number:number-style style:name="N198">
      <number:text>Táp túllépés!</number:text>
    </number:number-style>
    <number:number-style style:name="N199">
      <number:text>Túllépted a harci és misztikus </number:text>
    </number:number-style>
    <number:number-style style:name="N200">
      <number:text>Túllépted a</number:text>
    </number:number-style>
    <number:number-style style:name="N201">
      <number:text>CÉ: +</number:text>
      <number:number number:min-integer-digits="1"/>
      <number:text/>
    </number:number-style>
    <number:number-style style:name="N202">
      <number:text>CÉ: </number:text>
      <number:number number:min-integer-digits="1"/>
      <number:text/>
    </number:number-style>
    <number:number-style style:name="N203">
      <number:number number:min-integer-digits="1"/>
      <number:text> Z</number:text>
    </number:number-style>
    <number:number-style style:name="N204">
      <number:number number:decimal-places="1" number:min-decimal-places="1" number:min-integer-digits="2"/>
    </number:number-style>
    <number:number-style style:name="N205">
      <number:text>Többet költöttél harci+misztikus értékekre, mint a limit!</number:text>
    </number:number-style>
    <number:number-style style:name="N206">
      <number:text>Többet költöttél harci+!</number:text>
    </number:number-style>
    <number:number-style style:name="N207">
      <number:text>Túllépés! Több KP-t tettél harci+misztikus ismeretre, mint a limit!</number:text>
    </number:number-style>
    <number:number-style style:name="N208" number:title="Szöveg">
      <number:text>Írástudó (tradícióból)</number:text>
    </number:number-style>
    <number:text-style style:name="N209">
      <number:text-content/>
      <number:text> tradícióból</number:text>
    </number:text-style>
    <number:number-style style:name="N210">
      <number:number number:min-integer-digits="1"/>
      <number:text>" fok)</number:text>
    </number:number-style>
    <number:number-style style:name="N211">
      <number:number number:min-integer-digits="1"/>
      <number:text>Ψ pont</number:text>
    </number:number-style>
    <number:number-style style:name="N212">
      <number:number number:min-integer-digits="1"/>
      <number:text>.szint a harcmodorban</number:text>
    </number:number-style>
    <number:number-style style:name="N213">
      <number:text>Harcmodor szint kevés a követelményhez!</number:text>
    </number:number-style>
    <number:number-style style:name="N214">
      <number:text>Harcmodor szint kevé</number:text>
    </number:number-style>
    <number:number-style style:name="N215">
      <number:text>Harcmodor</number:text>
    </number:number-style>
    <number:number-style style:name="N216">
      <number:text>jajj</number:text>
    </number:number-style>
    <number:number-style style:name="N217">
      <number:text>+</number:text>
      <number:number number:min-integer-digits="1"/>
      <number:text> SP</number:text>
    </number:number-style>
    <number:number-style style:name="N218">
      <number:text>+</number:text>
      <number:number number:decimal-places="0" number:min-decimal-places="0" number:min-integer-digits="1"/>
      <number:text>"</number:text>
    </number:number-style>
    <number:number-style style:name="N219">
      <number:number number:min-integer-digits="1"/>
      <number:text>.fok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4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44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45"/>
    <style:style style:name="Warning_5f_foktúllépés" style:display-name="Warning_foktúllépés" style:family="table-cell" style:parent-style-name="Warning" style:data-style-name="N14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4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48"/>
    <style:style style:name="Warning_5f_TáposKP_5f_Túllépés" style:display-name="Warning_TáposKP_Túllépés" style:family="table-cell" style:parent-style-name="Warning" style:data-style-name="N148">
      <style:text-properties fo:font-size="7pt"/>
    </style:style>
    <style:style style:name="Warning_5f_harcmiszt_5f_túllépve" style:display-name="Warning_harcmiszt_túllépve" style:family="table-cell" style:parent-style-name="Warning_5f_HM" style:data-style-name="N149">
      <style:text-properties fo:font-size="8pt"/>
    </style:style>
    <style:style style:name="Írástudó_5f_tradícióból" style:display-name="Írástudó_tradícióból" style:family="table-cell" style:parent-style-name="Result" style:data-style-name="N15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2">
      <style:text-properties fo:font-size="5pt"/>
    </style:style>
    <draw:marker draw:name="Nyílhegyek_20_1" draw:display-name="Nyílhegyek 1" svg:viewBox="0 0 20 30" svg:d="M10 0l-10 30h20z"/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3-11-23T20:51:28.195000000</dc:date>
    <meta:editing-cycles>33</meta:editing-cycles>
    <meta:editing-duration>PT16H4M39S</meta:editing-duration>
    <meta:document-statistic meta:table-count="9" meta:cell-count="2327" meta:object-count="0"/>
    <meta:user-defined meta:name="Info 1"/>
    <meta:user-defined meta:name="Info 2"/>
    <meta:user-defined meta:name="Info 3"/>
    <meta:user-defined meta:name="Info 4"/>
  </office:meta>
</office:document-meta>
</file>